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draw:textarea-vertical-align="middle" fo:min-height="13.85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15.403cm"/>
      <style:paragraph-properties style:writing-mode="lr-tb"/>
    </style:style>
    <style:style style:name="pr8" style:family="presentation" style:parent-style-name="Default-notes">
      <style:graphic-properties draw:fill-color="#ffffff" fo:min-height="11.019cm"/>
      <style:paragraph-properties style:writing-mode="lr-tb"/>
    </style:style>
    <style:style style:name="pr9" style:family="presentation" style:parent-style-name="Default-outline1">
      <style:graphic-properties draw:textarea-vertical-align="middle" fo:min-height="14.166cm"/>
      <style:paragraph-properties style:writing-mode="lr-tb"/>
    </style:style>
    <style:style style:name="pr10" style:family="presentation" style:parent-style-name="Default-notes">
      <style:graphic-properties draw:fill-color="#ffffff" fo:min-height="6.297cm"/>
      <style:paragraph-properties style:writing-mode="lr-tb"/>
    </style:style>
    <style:style style:name="pr11" style:family="presentation" style:parent-style-name="Default-outline1">
      <style:graphic-properties draw:textarea-vertical-align="middle" draw:auto-grow-height="true" fo:min-height="14.433cm"/>
      <style:paragraph-properties style:writing-mode="lr-tb"/>
    </style:style>
    <style:style style:name="pr12" style:family="presentation" style:parent-style-name="Default-notes">
      <style:graphic-properties draw:fill-color="#ffffff" fo:min-height="14.167cm"/>
      <style:paragraph-properties style:writing-mode="lr-tb"/>
    </style:style>
    <style:style style:name="pr13" style:family="presentation" style:parent-style-name="Default-outline1">
      <style:graphic-properties draw:textarea-vertical-align="middle" fo:min-height="15.661cm"/>
      <style:paragraph-properties style:writing-mode="lr-tb"/>
    </style:style>
    <style:style style:name="pr14" style:family="presentation" style:parent-style-name="Default-notes">
      <style:graphic-properties draw:fill-color="#ffffff" fo:min-height="11.29cm"/>
      <style:paragraph-properties style:writing-mode="lr-tb"/>
    </style:style>
    <style:style style:name="pr15" style:family="presentation" style:parent-style-name="Default-notes">
      <style:graphic-properties draw:fill-color="#ffffff" fo:min-height="12.593cm"/>
      <style:paragraph-properties style:writing-mode="lr-tb"/>
    </style:style>
    <style:style style:name="pr16" style:family="presentation" style:parent-style-name="Default-notes">
      <style:graphic-properties draw:fill-color="#ffffff" fo:min-height="8.658cm"/>
      <style:paragraph-properties style:writing-mode="lr-tb"/>
    </style:style>
    <style:style style:name="pr17" style:family="presentation" style:parent-style-name="Default-outline1">
      <style:graphic-properties fo:min-height="12.18cm"/>
      <style:paragraph-properties style:writing-mode="lr-tb"/>
    </style:style>
    <style:style style:name="pr18" style:family="presentation" style:parent-style-name="Default-outline1">
      <style:graphic-properties draw:textarea-vertical-align="middle" fo:min-height="13.985cm"/>
      <style:paragraph-properties style:writing-mode="lr-tb"/>
    </style:style>
    <style:style style:name="pr19" style:family="presentation" style:parent-style-name="Default-outline1">
      <style:graphic-properties draw:textarea-vertical-align="middle" fo:min-height="13.875cm"/>
      <style:paragraph-properties style:writing-mode="lr-tb"/>
    </style:style>
    <style:style style:name="pr20" style:family="presentation" style:parent-style-name="Default-notes">
      <style:graphic-properties draw:fill-color="#ffffff" fo:min-height="3.149cm"/>
      <style:paragraph-properties style:writing-mode="lr-tb"/>
    </style:style>
    <style:style style:name="pr21" style:family="presentation" style:parent-style-name="Default-outline1">
      <style:graphic-properties draw:textarea-vertical-align="middle" fo:min-height="14.941cm"/>
      <style:paragraph-properties style:writing-mode="lr-tb"/>
    </style:style>
    <style:style style:name="pr22" style:family="presentation" style:parent-style-name="Default-notes">
      <style:graphic-properties draw:fill-color="#ffffff" fo:min-height="5.51cm"/>
      <style:paragraph-properties style:writing-mode="lr-tb"/>
    </style:style>
    <style:style style:name="pr23" style:family="presentation" style:parent-style-name="Default-outline1">
      <style:graphic-properties draw:textarea-vertical-align="middle" fo:min-height="13.989cm"/>
      <style:paragraph-properties style:writing-mode="lr-tb"/>
    </style:style>
    <style:style style:name="pr24" style:family="presentation" style:parent-style-name="Default-outline1">
      <style:graphic-properties draw:textarea-vertical-align="middle" fo:min-height="14.111cm"/>
      <style:paragraph-properties style:writing-mode="lr-tb"/>
    </style:style>
    <style:style style:name="pr25" style:family="presentation" style:parent-style-name="Default-outline1">
      <style:graphic-properties draw:textarea-vertical-align="middle" fo:min-height="15.771cm"/>
      <style:paragraph-properties style:writing-mode="lr-tb"/>
    </style:style>
    <style:style style:name="pr26" style:family="presentation" style:parent-style-name="Default-outline1">
      <style:graphic-properties draw:textarea-vertical-align="middle" fo:min-height="12.18cm"/>
      <style:paragraph-properties style:writing-mode="lr-tb"/>
    </style:style>
    <style:style style:name="pr27" style:family="presentation" style:parent-style-name="Default-outline1">
      <style:graphic-properties draw:textarea-vertical-align="middle" fo:min-height="12.95cm"/>
      <style:paragraph-properties style:writing-mode="lr-tb"/>
    </style:style>
    <style:style style:name="pr28" style:family="presentation" style:parent-style-name="Default-notes">
      <style:graphic-properties draw:fill-color="#ffffff" fo:min-height="13.38cm"/>
      <style:paragraph-properties style:writing-mode="lr-tb"/>
    </style:style>
    <style:style style:name="pr29" style:family="presentation" style:parent-style-name="Default-outline1">
      <style:graphic-properties fo:min-height="12.387cm"/>
      <style:paragraph-properties style:writing-mode="lr-tb"/>
    </style:style>
    <style:style style:name="pr30" style:family="presentation" style:parent-style-name="Default-outline1">
      <style:graphic-properties fo:min-height="14.111cm"/>
      <style:paragraph-properties style:writing-mode="lr-tb"/>
    </style:style>
    <style:style style:name="pr31" style:family="presentation" style:parent-style-name="Default-outline1">
      <style:graphic-properties draw:textarea-vertical-align="middle" fo:min-height="15.256cm"/>
      <style:paragraph-properties style:writing-mode="lr-tb"/>
    </style:style>
    <style:style style:name="pr32" style:family="presentation" style:parent-style-name="Default-outline1">
      <style:graphic-properties draw:textarea-vertical-align="middle" fo:min-height="14.531cm"/>
      <style:paragraph-properties style:writing-mode="lr-tb"/>
    </style:style>
    <style:style style:name="pr33" style:family="presentation" style:parent-style-name="Default-notes">
      <style:graphic-properties draw:fill-color="#ffffff" fo:min-height="0.788cm"/>
      <style:paragraph-properties style:writing-mode="lr-tb"/>
    </style:style>
    <style:style style:name="pr34" style:family="presentation" style:parent-style-name="Default-outline1">
      <style:graphic-properties draw:textarea-vertical-align="middle" fo:min-height="14.216cm"/>
      <style:paragraph-properties style:writing-mode="lr-tb"/>
    </style:style>
    <style:style style:name="pr35" style:family="presentation" style:parent-style-name="Default-outline1">
      <style:graphic-properties fo:min-height="13.859cm"/>
      <style:paragraph-properties style:writing-mode="lr-tb"/>
    </style:style>
    <style:style style:name="pr36" style:family="presentation" style:parent-style-name="Default-outline1">
      <style:graphic-properties draw:textarea-vertical-align="middle" fo:min-height="13.537cm"/>
      <style:paragraph-properties style:writing-mode="lr-tb"/>
    </style:style>
    <style:style style:name="pr37" style:family="presentation" style:parent-style-name="Default-outline1">
      <style:graphic-properties draw:textarea-vertical-align="middle" fo:min-height="15.046cm"/>
      <style:paragraph-properties style:writing-mode="lr-tb"/>
    </style:style>
    <style:style style:name="pr38" style:family="presentation" style:parent-style-name="Default-outline1">
      <style:graphic-properties draw:textarea-vertical-align="middle" fo:min-height="13.434cm"/>
      <style:paragraph-properties style:writing-mode="lr-tb"/>
    </style:style>
    <style:style style:name="pr39" style:family="presentation" style:parent-style-name="Default-outline1">
      <style:graphic-properties draw:textarea-vertical-align="middle" fo:min-height="14.901cm"/>
      <style:paragraph-properties style:writing-mode="lr-tb"/>
    </style:style>
    <style:style style:name="pr40" style:family="presentation" style:parent-style-name="Default-outline1">
      <style:graphic-properties fo:min-height="14.156cm"/>
      <style:paragraph-properties style:writing-mode="lr-tb"/>
    </style:style>
    <style:style style:name="pr41" style:family="presentation" style:parent-style-name="Default-notes">
      <style:graphic-properties draw:fill-color="#ffffff" fo:min-height="7.084cm"/>
      <style:paragraph-properties style:writing-mode="lr-tb"/>
    </style:style>
    <style:style style:name="pr42" style:family="presentation" style:parent-style-name="Default-notes">
      <style:graphic-properties draw:fill-color="#ffffff" fo:min-height="3.936cm"/>
      <style:paragraph-properties style:writing-mode="lr-tb"/>
    </style:style>
    <style:style style:name="pr43" style:family="presentation" style:parent-style-name="Default-notes">
      <style:graphic-properties draw:fill-color="#ffffff" fo:min-height="11.806cm"/>
      <style:paragraph-properties style:writing-mode="lr-tb"/>
    </style:style>
    <style:style style:name="pr44" style:family="presentation" style:parent-style-name="Default-outline1">
      <style:graphic-properties fo:min-height="12.247cm"/>
      <style:paragraph-properties style:writing-mode="lr-tb"/>
    </style:style>
    <style:style style:name="pr45" style:family="presentation" style:parent-style-name="Default-outline1">
      <style:graphic-properties draw:textarea-vertical-align="middle" fo:min-height="12.268cm"/>
      <style:paragraph-properties style:writing-mode="lr-tb"/>
    </style:style>
    <style:style style:name="pr46" style:family="presentation" style:parent-style-name="Default-outline1">
      <style:graphic-properties draw:textarea-vertical-align="middle" fo:min-height="12.691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style:font-name="Consolas" fo:font-size="16pt" style:font-name-asian="Consolas" style:font-size-asian="16pt" style:font-name-complex="Consolas" style:font-size-complex="16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.499cm" fo:text-indent="0cm"/>
    </style:style>
    <style:style style:name="P15" style:family="paragraph">
      <style:paragraph-properties fo:margin-top="0cm" fo:margin-bottom="0cm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top="0cm" fo:margin-bottom="0cm"/>
      <style:text-properties fo:font-size="26pt" style:font-size-asian="26pt" style:font-size-complex="26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style:font-name="Consolas6" fo:font-size="16pt" style:font-size-asian="16pt" style:font-size-complex="16pt"/>
    </style:style>
    <style:style style:name="P20" style:family="paragraph">
      <style:paragraph-properties fo:margin-top="0cm" fo:margin-bottom="0cm"/>
      <style:text-properties fo:font-size="20pt" style:font-size-asian="20pt" style:font-size-complex="20pt"/>
    </style:style>
    <style:style style:name="P21" style:family="paragraph">
      <style:paragraph-properties fo:margin-top="0cm" fo:margin-bottom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2" style:family="paragraph">
      <style:paragraph-properties fo:margin-top="0cm" fo:margin-bottom="0cm" style:text-autospace="none"/>
      <style:text-properties style:font-name="Consolas5" fo:font-size="20pt" style:font-name-asian="Consolas5" style:font-size-asian="20pt" style:font-name-complex="Consolas5" style:font-size-complex="20pt"/>
    </style:style>
    <style:style style:name="P23" style:family="paragraph">
      <style:paragraph-properties fo:margin-top="0cm" fo:margin-bottom="0cm" style:text-autospace="none"/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P24" style:family="paragraph">
      <style:paragraph-properties fo:margin-left="0cm" fo:margin-right="0cm" fo:margin-top="0cm" fo:margin-bottom="0cm" fo:text-indent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5" style:family="paragraph">
      <style:paragraph-properties fo:margin-top="0cm" fo:margin-bottom="0cm"/>
      <style:text-properties fo:font-size="12pt" style:font-size-asian="12pt" style:font-size-complex="12pt"/>
    </style:style>
    <style:style style:name="P26" style:family="paragraph">
      <style:paragraph-properties fo:margin-top="0cm" fo:margin-bottom="0cm"/>
      <style:text-properties fo:font-size="22pt" style:font-size-asian="22pt" style:font-size-complex="22pt"/>
    </style:style>
    <style:style style:name="P27" style:family="paragraph">
      <style:paragraph-properties fo:margin-top="0cm" fo:margin-bottom="0cm"/>
      <style:text-properties fo:font-size="18pt" style:font-size-asian="18pt" style:font-size-complex="18pt"/>
    </style:style>
    <style:style style:name="P28" style:family="paragraph">
      <style:paragraph-properties fo:margin-left="0.6cm" fo:margin-right="0cm" fo:margin-top="0cm" fo:margin-bottom="0.499cm" fo:text-indent="-0.6cm"/>
    </style:style>
    <style:style style:name="P29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30" style:family="paragraph">
      <style:paragraph-properties fo:margin-top="0cm" fo:margin-bottom="0cm"/>
      <style:text-properties style:font-name="Consolas3" fo:font-size="16pt" style:font-size-asian="16pt" style:font-size-complex="16pt"/>
    </style:style>
    <style:style style:name="P31" style:family="paragraph">
      <style:paragraph-properties fo:margin-left="0cm" fo:margin-right="0cm" fo:margin-top="0cm" fo:margin-bottom="0.4cm" fo:text-indent="0cm"/>
    </style:style>
    <style:style style:name="P32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33" style:family="paragraph">
      <style:paragraph-properties fo:margin-top="0cm" fo:margin-bottom="0cm"/>
      <style:text-properties style:font-name="Consolas3" fo:font-size="20pt" style:font-size-asian="20pt" style:font-size-complex="20pt"/>
    </style:style>
    <style:style style:name="P3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P38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008080" loext:opacity="100%" style:font-name="Consolas" fo:font-size="16pt" style:font-name-asian="Consolas" style:font-size-asian="16pt" style:font-name-complex="Consolas" style:font-size-complex="16pt"/>
    </style:style>
    <style:style style:name="T4" style:family="text">
      <style:text-properties fo:color="#3f7f7f" loext:opacity="100%" style:font-name="Consolas" fo:font-size="16pt" style:font-name-asian="Consolas" style:font-size-asian="16pt" style:font-name-complex="Consolas" style:font-size-complex="16pt"/>
    </style:style>
    <style:style style:name="T5" style:family="text">
      <style:text-properties style:font-name="Consolas" fo:font-size="16pt" style:font-name-asian="Consolas" style:font-size-asian="16pt" style:font-name-complex="Consolas" style:font-size-complex="16pt"/>
    </style:style>
    <style:style style:name="T6" style:family="text">
      <style:text-properties fo:color="#7f007f" loext:opacity="100%" style:font-name="Consolas" fo:font-size="16pt" style:font-name-asian="Consolas" style:font-size-asian="16pt" style:font-name-complex="Consolas" style:font-size-complex="16pt"/>
    </style:style>
    <style:style style:name="T7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8" style:family="text">
      <style:text-properties fo:color="#2a00ff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9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10" style:family="text">
      <style:text-properties fo:color="#008080" loext:opacity="100%" style:font-name="Consolas5" fo:font-size="16pt" style:font-name-asian="Consolas5" style:font-size-asian="16pt" style:font-name-complex="Consolas5" style:font-size-complex="16pt"/>
    </style:style>
    <style:style style:name="T11" style:family="text">
      <style:text-properties fo:color="#3f7f7f" loext:opacity="100%" style:font-name="Consolas5" fo:font-size="16pt" style:font-name-asian="Consolas5" style:font-size-asian="16pt" style:font-name-complex="Consolas5" style:font-size-complex="16pt"/>
    </style:style>
    <style:style style:name="T12" style:family="text">
      <style:text-properties fo:color="#7f007f" loext:opacity="100%" style:font-name="Consolas5" fo:font-size="16pt" style:font-name-asian="Consolas5" style:font-size-asian="16pt" style:font-name-complex="Consolas5" style:font-size-complex="16pt"/>
    </style:style>
    <style:style style:name="T13" style:family="text"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T14" style:family="text">
      <style:text-properties fo:color="#2a00ff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" style:family="text">
      <style:text-properties fo:color="#7f0055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6" style:family="text">
      <style:text-properties fo:color="#000000" loext:opacity="100%" style:font-name="Consolas" fo:font-size="14pt" style:font-name-asian="Consolas" style:font-size-asian="14pt" style:font-name-complex="Consolas" style:font-size-complex="14pt"/>
    </style:style>
    <style:style style:name="T17" style:family="text">
      <style:text-properties fo:color="#000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8" style:family="text">
      <style:text-properties style:font-name="Consolas" fo:font-size="14pt" style:font-name-asian="Consolas" style:font-size-asian="14pt" style:font-name-complex="Consolas" style:font-size-complex="14pt"/>
    </style:style>
    <style:style style:name="T19" style:family="text">
      <style:text-properties fo:color="#000080" loext:opacity="100%" style:font-name="Consolas" fo:font-size="14pt" style:font-name-asian="Consolas" style:font-size-asian="14pt" style:font-name-complex="Consolas" style:font-size-complex="14pt"/>
    </style:style>
    <style:style style:name="T20" style:family="text">
      <style:text-properties fo:color="#000000" loext:opacity="100%"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21" style:family="text">
      <style:text-properties fo:color="#008000" loext:opacity="100%" style:font-name="Consolas" fo:font-size="14pt" style:font-name-asian="Consolas" style:font-size-asian="14pt" style:font-name-complex="Consolas" style:font-size-complex="14pt"/>
    </style:style>
    <style:style style:name="T22" style:family="text">
      <style:text-properties fo:color="#000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a3e3e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6" style:family="text">
      <style:text-properties fo:color="#6a3e3e" loext:opacity="100%" style:font-name="Consolas" fo:font-size="14pt" style:font-name-asian="Consolas" style:font-size-asian="14pt" style:font-name-complex="Consolas" style:font-size-complex="14pt"/>
    </style:style>
    <style:style style:name="T27" style:family="text">
      <style:text-properties fo:color="#808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8" style:family="text">
      <style:text-properties fo:color="#8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9" style:family="text">
      <style:text-properties fo:color="#00808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0" style:family="text">
      <style:text-properties fo:color="#00000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1" style:family="text">
      <style:text-properties fo:color="#0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32" style:family="text">
      <style:text-properties fo:color="#7f0055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3" style:family="text">
      <style:text-properties fo:color="#00000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4" style:family="text">
      <style:text-properties fo:color="#00008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5" style:family="text">
      <style:text-properties fo:color="#6a3e3e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36" style:family="text">
      <style:text-properties fo:color="#000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37" style:family="text">
      <style:text-properties fo:color="#00000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8" style:family="text">
      <style:text-properties fo:color="#008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39" style:family="text">
      <style:text-properties fo:color="#6a3e3e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text-outline="false" style:text-line-through-style="none" style:text-line-through-type="none" style:font-name="Consolas" fo:font-size="16pt" fo:text-shadow="none" style:text-underline-style="none" style:letter-kerning="true" style:font-name-asian="Consolas" style:font-size-asian="16pt" style:font-name-complex="Consolas" style:font-size-complex="16pt" style:text-emphasize="none" style:font-relief="none" style:text-overline-style="none" style:text-overline-color="font-color"/>
    </style:style>
    <style:style style:name="T41" style:family="text">
      <style:text-properties fo:color="#00808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bold" style:font-name-complex="Consolas" style:font-size-complex="16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bold" style:font-name-complex="Consolas" style:font-size-complex="16pt" style:font-weight-complex="bold" style:text-emphasize="none" style:font-relief="none" style:text-overline-style="none" style:text-overline-color="font-color"/>
    </style:style>
    <style:style style:name="T44" style:family="text">
      <style:text-properties fo:color="#6a3e3e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bold" style:font-name-complex="Consolas" style:font-size-complex="16pt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nsolas" fo:font-size="16pt" fo:text-shadow="none" style:text-underline-style="none" fo:font-weight="normal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6a3e3e" loext:opacity="100%" style:text-outline="false" style:text-line-through-style="none" style:text-line-through-type="none" style:font-name="Consolas" fo:font-size="16pt" fo:text-shadow="none" style:text-underline-style="none" fo:font-weight="normal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Consolas" fo:font-size="16pt" fo:font-style="italic" fo:text-shadow="none" style:text-underline-style="none" fo:font-weight="normal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7f0055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49" style:family="text">
      <style:text-properties fo:color="#000000" loext:opacity="100%" style:font-name="Consolas" fo:font-size="24pt" style:font-name-asian="Consolas" style:font-size-asian="24pt" style:font-name-complex="Consolas" style:font-size-complex="24pt"/>
    </style:style>
    <style:style style:name="T50" style:family="text">
      <style:text-properties fo:color="#000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1" style:family="text">
      <style:text-properties style:font-name="Consolas" fo:font-size="24pt" style:font-name-asian="Consolas" style:font-size-asian="24pt" style:font-name-complex="Consolas" style:font-size-complex="24pt"/>
    </style:style>
    <style:style style:name="T52" style:family="text">
      <style:text-properties fo:color="#00000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3" style:family="text">
      <style:text-properties fo:color="#008000" loext:opacity="100%" style:font-name="Consolas" fo:font-size="24pt" style:font-name-asian="Consolas" style:font-size-asian="24pt" style:font-name-complex="Consolas" style:font-size-complex="24pt"/>
    </style:style>
    <style:style style:name="T54" style:family="text">
      <style:text-properties fo:color="#000080" loext:opacity="100%" style:font-name="Consolas" fo:font-size="24pt" style:font-name-asian="Consolas" style:font-size-asian="24pt" style:font-name-complex="Consolas" style:font-size-complex="24pt"/>
    </style:style>
    <style:style style:name="T55" style:family="text">
      <style:text-properties fo:color="#6a3e3e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6" style:family="text">
      <style:text-properties fo:color="#6a3e3e" loext:opacity="100%" style:font-name="Consolas" fo:font-size="24pt" style:font-name-asian="Consolas" style:font-size-asian="24pt" style:font-name-complex="Consolas" style:font-size-complex="24pt"/>
    </style:style>
    <style:style style:name="T57" style:family="text">
      <style:text-properties fo:color="#808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8" style:family="text">
      <style:text-properties fo:color="#7f0055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59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60" style:family="text">
      <style:text-properties fo:color="#000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1" style:family="text">
      <style:text-properties style:font-name="Consolas" fo:font-size="26pt" style:font-name-asian="Consolas" style:font-size-asian="26pt" style:font-name-complex="Consolas" style:font-size-complex="26pt"/>
    </style:style>
    <style:style style:name="T62" style:family="text">
      <style:text-properties fo:color="#000080" loext:opacity="100%" style:font-name="Consolas" fo:font-size="26pt" style:font-name-asian="Consolas" style:font-size-asian="26pt" style:font-name-complex="Consolas" style:font-size-complex="26pt"/>
    </style:style>
    <style:style style:name="T63" style:family="text">
      <style:text-properties fo:color="#808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4" style:family="text">
      <style:text-properties fo:color="#00000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5" style:family="text">
      <style:text-properties fo:color="#6a3e3e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6" style:family="text">
      <style:text-properties fo:color="#6a3e3e" loext:opacity="100%" style:font-name="Consolas" fo:font-size="26pt" style:font-name-asian="Consolas" style:font-size-asian="26pt" style:font-name-complex="Consolas" style:font-size-complex="26pt"/>
    </style:style>
    <style:style style:name="T67" style:family="text">
      <style:text-properties fo:color="#000000" loext:opacity="100%" style:font-name="Consolas" fo:font-size="26pt" fo:font-style="italic" style:font-name-asian="Consolas" style:font-size-asian="26pt" style:font-style-asian="italic" style:font-name-complex="Consolas" style:font-size-complex="26pt" style:font-style-complex="italic"/>
    </style:style>
    <style:style style:name="T68" style:family="text">
      <style:text-properties fo:color="#808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69" style:family="text">
      <style:text-properties fo:color="#7f0055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0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71" style:family="text">
      <style:text-properties fo:color="#000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2" style:family="text">
      <style:text-properties style:font-name="Consolas" fo:font-size="20pt" style:font-name-asian="Consolas" style:font-size-asian="20pt" style:font-name-complex="Consolas" style:font-size-complex="20pt"/>
    </style:style>
    <style:style style:name="T73" style:family="text">
      <style:text-properties fo:color="#000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4" style:family="text">
      <style:text-properties fo:color="#0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75" style:family="text">
      <style:text-properties fo:color="#000080" loext:opacity="100%" style:font-name="Consolas" fo:font-size="20pt" style:font-name-asian="Consolas" style:font-size-asian="20pt" style:font-name-complex="Consolas" style:font-size-complex="20pt"/>
    </style:style>
    <style:style style:name="T76" style:family="text">
      <style:text-properties fo:color="#808000" loext:opacity="100%" style:font-name="Consolas" fo:font-size="20pt" style:font-name-asian="Consolas" style:font-size-asian="20pt" style:font-name-complex="Consolas" style:font-size-complex="20pt"/>
    </style:style>
    <style:style style:name="T77" style:family="text">
      <style:text-properties fo:color="#008000" loext:opacity="100%" style:font-name="Consolas" fo:font-size="20pt" style:font-name-asian="Consolas" style:font-size-asian="20pt" style:font-name-complex="Consolas" style:font-size-complex="20pt"/>
    </style:style>
    <style:style style:name="T78" style:family="text">
      <style:text-properties fo:color="#000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79" style:family="text">
      <style:text-properties fo:color="#008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80" style:family="text">
      <style:text-properties fo:color="#0066cc" loext:opacity="100%" style:font-name="Consolas6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81" style:family="text">
      <style:text-properties fo:color="#ff0000" loext:opacity="100%" style:font-name="Consolas6" fo:font-size="16pt" style:font-name-asian="Consolas" style:font-size-asian="16pt" style:font-name-complex="Consolas" style:font-size-complex="16pt"/>
    </style:style>
    <style:style style:name="T82" style:family="text">
      <style:text-properties fo:color="#000000" loext:opacity="100%" style:font-name="Consolas6" fo:font-size="16pt" style:font-name-asian="Consolas" style:font-size-asian="16pt" style:font-name-complex="Consolas" style:font-size-complex="16pt"/>
    </style:style>
    <style:style style:name="T83" style:family="text">
      <style:text-properties style:font-name="Consolas6" fo:font-size="16pt" style:font-name-asian="Consolas" style:font-size-asian="16pt" style:font-name-complex="Consolas" style:font-size-complex="16pt"/>
    </style:style>
    <style:style style:name="T84" style:family="text">
      <style:text-properties fo:color="#808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85" style:family="text">
      <style:text-properties fo:font-size="20pt" style:font-size-asian="20pt" style:font-size-complex="20pt"/>
    </style:style>
    <style:style style:name="T86" style:family="text"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87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88" style:family="text">
      <style:text-properties fo:color="#808000" loext:opacity="100%" style:font-name="Consolas5" fo:font-size="20pt" style:font-name-asian="Consolas5" style:font-size-asian="20pt" style:font-name-complex="Consolas5" style:font-size-complex="20pt"/>
    </style:style>
    <style:style style:name="T89" style:family="text">
      <style:text-properties fo:color="#7f0055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0" style:family="text">
      <style:text-properties fo:color="#8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1" style:family="text">
      <style:text-properties fo:color="#000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2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style:letter-kerning="true" style:font-name-asian="Consolas5" style:font-size-asian="20pt" style:font-style-asian="normal" style:font-name-complex="Consolas5" style:font-size-complex="20pt" style:font-style-complex="normal" style:text-emphasize="none" style:font-relief="none" style:text-overline-style="none" style:text-overline-color="font-color"/>
    </style:style>
    <style:style style:name="T93" style:family="text">
      <style:text-properties fo:color="#000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7f0055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8000" loext:opacity="100%" style:font-name="Consolas5" fo:font-size="20pt" style:font-name-asian="Consolas5" style:font-size-asian="20pt" style:font-name-complex="Consolas5" style:font-size-complex="20pt"/>
    </style:style>
    <style:style style:name="T99" style:family="text">
      <style:text-properties fo:color="#000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00" style:family="text">
      <style:text-properties fo:color="#0066cc" loext:opacity="100%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101" style:family="text">
      <style:text-properties fo:color="#ff0000" loext:opacity="100%" style:font-name="Consolas" fo:font-size="12pt" style:font-name-asian="Consolas" style:font-size-asian="12pt" style:font-name-complex="Consolas" style:font-size-complex="12pt"/>
    </style:style>
    <style:style style:name="T102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10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04" style:family="text">
      <style:text-properties fo:color="#7f0055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5" style:family="text">
      <style:text-properties fo:color="#000000" loext:opacity="100%" style:font-name="Consolas5" fo:font-size="22pt" style:font-name-asian="Consolas5" style:font-size-asian="22pt" style:font-name-complex="Consolas5" style:font-size-complex="22pt"/>
    </style:style>
    <style:style style:name="T106" style:family="text">
      <style:text-properties fo:color="#000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7" style:family="text">
      <style:text-properties style:font-name="Consolas5" fo:font-size="22pt" style:font-name-asian="Consolas5" style:font-size-asian="22pt" style:font-name-complex="Consolas5" style:font-size-complex="22pt"/>
    </style:style>
    <style:style style:name="T108" style:family="text">
      <style:text-properties fo:color="#808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9" style:family="text">
      <style:text-properties fo:color="#008080" loext:opacity="100%" style:font-name="Consolas5" fo:font-size="22pt" fo:font-style="italic" fo:font-weight="bold" style:font-name-asian="Consolas5" style:font-size-asian="22pt" style:font-style-asian="italic" style:font-weight-asian="bold" style:font-name-complex="Consolas5" style:font-size-complex="22pt" style:font-style-complex="italic" style:font-weight-complex="bold"/>
    </style:style>
    <style:style style:name="T110" style:family="text">
      <style:text-properties fo:color="#000080" loext:opacity="100%" style:font-name="Consolas5" fo:font-size="22pt" style:font-name-asian="Consolas5" style:font-size-asian="22pt" style:font-name-complex="Consolas5" style:font-size-complex="22pt"/>
    </style:style>
    <style:style style:name="T111" style:family="text">
      <style:text-properties fo:color="#00000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2" style:family="text">
      <style:text-properties fo:color="#6a3e3e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3" style:family="text">
      <style:text-properties fo:color="#000000" loext:opacity="100%" style:font-name="Consolas5" fo:font-size="22pt" fo:font-style="italic" style:font-name-asian="Consolas5" style:font-size-asian="22pt" style:font-style-asian="italic" style:font-name-complex="Consolas5" style:font-size-complex="22pt" style:font-style-complex="italic"/>
    </style:style>
    <style:style style:name="T114" style:family="text">
      <style:text-properties fo:color="#6a3e3e" loext:opacity="100%" style:font-name="Consolas5" fo:font-size="22pt" style:font-name-asian="Consolas5" style:font-size-asian="22pt" style:font-name-complex="Consolas5" style:font-size-complex="22pt"/>
    </style:style>
    <style:style style:name="T115" style:family="text">
      <style:text-properties fo:color="#7f0055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6" style:family="text">
      <style:text-properties fo:color="#000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7" style:family="text">
      <style:text-properties style:font-name="Consolas5" fo:font-size="16pt" style:font-name-asian="Consolas5" style:font-size-asian="16pt" style:font-name-complex="Consolas5" style:font-size-complex="16pt"/>
    </style:style>
    <style:style style:name="T118" style:family="text">
      <style:text-properties fo:color="#808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9" style:family="text">
      <style:text-properties fo:color="#008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20" style:family="text">
      <style:text-properties fo:color="#000080" loext:opacity="100%" style:font-name="Consolas5" fo:font-size="16pt" style:font-name-asian="Consolas5" style:font-size-asian="16pt" style:font-name-complex="Consolas5" style:font-size-complex="16pt"/>
    </style:style>
    <style:style style:name="T121" style:family="text">
      <style:text-properties fo:color="#000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2" style:family="text">
      <style:text-properties fo:color="#008000" loext:opacity="100%" style:font-name="Consolas5" fo:font-size="16pt" style:font-name-asian="Consolas5" style:font-size-asian="16pt" style:font-name-complex="Consolas5" style:font-size-complex="16pt"/>
    </style:style>
    <style:style style:name="T123" style:family="text">
      <style:text-properties fo:color="#6a3e3e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4" style:family="text">
      <style:text-properties fo:color="#6a3e3e" loext:opacity="100%" style:font-name="Consolas5" fo:font-size="16pt" style:font-name-asian="Consolas5" style:font-size-asian="16pt" style:font-name-complex="Consolas5" style:font-size-complex="16pt"/>
    </style:style>
    <style:style style:name="T125" style:family="text">
      <style:text-properties fo:color="#000000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26" style:family="text">
      <style:text-properties fo:color="#7f0055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7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28" style:family="text">
      <style:text-properties fo:color="#000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9" style:family="text">
      <style:text-properties style:font-name="Consolas" fo:font-size="18pt" style:font-name-asian="Consolas" style:font-size-asian="18pt" style:font-name-complex="Consolas" style:font-size-complex="18pt"/>
    </style:style>
    <style:style style:name="T130" style:family="text">
      <style:text-properties fo:color="#808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1" style:family="text">
      <style:text-properties fo:color="#008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32" style:family="text">
      <style:text-properties fo:color="#000080" loext:opacity="100%" style:font-name="Consolas" fo:font-size="18pt" style:font-name-asian="Consolas" style:font-size-asian="18pt" style:font-name-complex="Consolas" style:font-size-complex="18pt"/>
    </style:style>
    <style:style style:name="T133" style:family="text">
      <style:text-properties fo:color="#00000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4" style:family="text">
      <style:text-properties fo:color="#6a3e3e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5" style:family="text">
      <style:text-properties fo:color="#000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36" style:family="text">
      <style:text-properties fo:color="#000000" loext:opacity="100%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37" style:family="text">
      <style:text-properties fo:color="#6a3e3e" loext:opacity="100%" style:font-name="Consolas" fo:font-size="18pt" style:font-name-asian="Consolas" style:font-size-asian="18pt" style:font-name-complex="Consolas" style:font-size-complex="18pt"/>
    </style:style>
    <style:style style:name="T138" style:family="text">
      <style:text-properties fo:color="#808000" loext:opacity="100%" style:font-name="Consolas5" fo:font-size="16pt" style:font-name-asian="Consolas5" style:font-size-asian="16pt" style:font-name-complex="Consolas5" style:font-size-complex="16pt"/>
    </style:style>
    <style:style style:name="T139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41" style:family="text">
      <style:text-properties fo:color="#0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42" style:family="text">
      <style:text-properties fo:color="#6a3e3e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43" style:family="text">
      <style:text-properties fo:color="#6a3e3e" loext:opacity="100%" style:font-name="Consolas" fo:font-size="20pt" style:font-name-asian="Consolas" style:font-size-asian="20pt" style:font-name-complex="Consolas" style:font-size-complex="20pt"/>
    </style:style>
    <style:style style:name="T144" style:family="text">
      <style:text-properties fo:color="#000000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145" style:family="text">
      <style:text-properties fo:color="#c0c0c0" loext:opacity="100%" style:font-name="Consolas5" fo:font-size="20pt" style:font-name-asian="Consolas5" style:font-size-asian="20pt" style:font-name-complex="Consolas5" style:font-size-complex="20pt"/>
    </style:style>
    <style:style style:name="T146" style:family="text">
      <style:text-properties fo:color="#808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47" style:family="text">
      <style:text-properties fo:color="#7f0055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48" style:family="text"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T149" style:family="text">
      <style:text-properties fo:color="#000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0" style:family="text">
      <style:text-properties style:font-name="Consolas5" fo:font-size="14pt" style:font-name-asian="Consolas5" style:font-size-asian="14pt" style:font-name-complex="Consolas5" style:font-size-complex="14pt"/>
    </style:style>
    <style:style style:name="T151" style:family="text">
      <style:text-properties fo:color="#00000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2" style:family="text">
      <style:text-properties fo:color="#6a3e3e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3" style:family="text">
      <style:text-properties fo:color="#000000" loext:opacity="100%" style:font-name="Consolas5" fo:font-size="14pt" fo:font-style="italic" style:font-name-asian="Consolas5" style:font-size-asian="14pt" style:font-style-asian="italic" style:font-name-complex="Consolas5" style:font-size-complex="14pt" style:font-style-complex="italic"/>
    </style:style>
    <style:style style:name="T154" style:family="text">
      <style:text-properties fo:color="#008000" loext:opacity="100%" style:font-name="Consolas5" fo:font-size="14pt" style:font-name-asian="Consolas5" style:font-size-asian="14pt" style:font-name-complex="Consolas5" style:font-size-complex="14pt"/>
    </style:style>
    <style:style style:name="T155" style:family="text">
      <style:text-properties fo:color="#6a3e3e" loext:opacity="100%" style:font-name="Consolas5" fo:font-size="14pt" style:font-name-asian="Consolas5" style:font-size-asian="14pt" style:font-name-complex="Consolas5" style:font-size-complex="14pt"/>
    </style:style>
    <style:style style:name="T156" style:family="text">
      <style:text-properties style:font-name="Consolas5" fo:font-size="20pt" style:font-name-asian="Consolas5" style:font-size-asian="20pt" style:font-name-complex="Consolas5" style:font-size-complex="20pt"/>
    </style:style>
    <style:style style:name="T157" style:family="text">
      <style:text-properties fo:color="#6a3e3e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58" style:family="text">
      <style:text-properties fo:color="#6a3e3e" loext:opacity="100%" style:font-name="Consolas5" fo:font-size="20pt" style:font-name-asian="Consolas5" style:font-size-asian="20pt" style:font-name-complex="Consolas5" style:font-size-complex="20pt"/>
    </style:style>
    <style:style style:name="T159" style:family="text">
      <style:text-properties fo:color="#000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60" style:family="text">
      <style:text-properties fo:color="#c0c0c0" loext:opacity="100%" style:font-name="Consolas5" fo:font-size="16pt" style:font-name-asian="Consolas5" style:font-size-asian="16pt" style:font-name-complex="Consolas5" style:font-size-complex="16pt"/>
    </style:style>
    <style:style style:name="T161" style:family="text">
      <style:text-properties fo:color="#008080" loext:opacity="100%" style:font-name="Consolas3" fo:font-size="16pt" style:font-name-asian="Consolas5" style:font-size-asian="16pt" style:font-name-complex="Consolas5" style:font-size-complex="16pt"/>
    </style:style>
    <style:style style:name="T162" style:family="text">
      <style:text-properties fo:color="#3f7f7f" loext:opacity="100%" style:font-name="Consolas3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163" style:family="text">
      <style:text-properties style:font-name="Consolas3" fo:font-size="16pt" style:font-name-asian="Consolas5" style:font-size-asian="16pt" style:font-name-complex="Consolas5" style:font-size-complex="16pt"/>
    </style:style>
    <style:style style:name="T164" style:family="text">
      <style:text-properties fo:color="#7f007f" loext:opacity="100%" style:font-name="Consolas3" fo:font-size="16pt" style:font-name-asian="Consolas5" style:font-size-asian="16pt" style:font-name-complex="Consolas5" style:font-size-complex="16pt"/>
    </style:style>
    <style:style style:name="T165" style:family="text">
      <style:text-properties fo:color="#000000" loext:opacity="100%" style:font-name="Consolas3" fo:font-size="16pt" style:font-name-asian="Consolas5" style:font-size-asian="16pt" style:font-name-complex="Consolas5" style:font-size-complex="16pt"/>
    </style:style>
    <style:style style:name="T166" style:family="text">
      <style:text-properties fo:color="#2a00ff" loext:opacity="100%" style:font-name="Consolas3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67" style:family="text">
      <style:text-properties fo:color="#3f7f7f" loext:opacity="100%" style:font-name="Consolas3" fo:font-size="16pt" style:font-name-asian="Consolas5" style:font-size-asian="16pt" style:font-name-complex="Consolas5" style:font-size-complex="16pt"/>
    </style:style>
    <style:style style:name="T168" style:family="text">
      <style:text-properties fo:color="#7f0055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170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808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7f0055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75" style:family="text"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T176" style:family="text">
      <style:text-properties fo:color="#000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77" style:family="text">
      <style:text-properties fo:color="#008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78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79" style:family="text">
      <style:text-properties fo:color="#00000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80" style:family="text">
      <style:text-properties fo:color="#000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81" style:family="text">
      <style:text-properties fo:color="#808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82" style:family="text">
      <style:text-properties fo:color="#c0c0c0" loext:opacity="100%" style:font-name="Consolas5" fo:font-size="12pt" style:font-name-asian="Consolas5" style:font-size-asian="12pt" style:font-name-complex="Consolas5" style:font-size-complex="12pt"/>
    </style:style>
    <style:style style:name="T183" style:family="text">
      <style:text-properties fo:color="#c0c0c0" loext:opacity="100%" style:font-name="Consolas5" fo:font-size="12pt" style:text-underline-style="solid" style:text-underline-width="auto" style:text-underline-color="font-color" style:font-name-asian="Consolas5" style:font-size-asian="12pt" style:font-name-complex="Consolas5" style:font-size-complex="12pt"/>
    </style:style>
    <style:style style:name="T184" style:family="text">
      <style:text-properties fo:color="#6a3e3e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85" style:family="text">
      <style:text-properties fo:color="#6a3e3e" loext:opacity="100%" style:font-name="Consolas5" fo:font-size="12pt" style:font-name-asian="Consolas5" style:font-size-asian="12pt" style:font-name-complex="Consolas5" style:font-size-complex="12pt"/>
    </style:style>
    <style:style style:name="T186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cc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ff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7f0055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94" style:family="text">
      <style:text-properties fo:color="#000000" loext:opacity="100%" style:font-name="Consolas6" fo:font-size="20pt" style:font-name-asian="Consolas" style:font-size-asian="20pt" style:font-name-complex="Consolas" style:font-size-complex="20pt"/>
    </style:style>
    <style:style style:name="T195" style:family="text">
      <style:text-properties fo:color="#000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96" style:family="text">
      <style:text-properties style:font-name="Consolas6" fo:font-size="20pt" style:font-name-asian="Consolas" style:font-size-asian="20pt" style:font-name-complex="Consolas" style:font-size-complex="20pt"/>
    </style:style>
    <style:style style:name="T197" style:family="text">
      <style:text-properties fo:color="#808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98" style:family="text">
      <style:text-properties fo:color="#000080" loext:opacity="100%" style:font-name="Consolas6" fo:font-size="20pt" style:font-name-asian="Consolas" style:font-size-asian="20pt" style:font-name-complex="Consolas" style:font-size-complex="20pt"/>
    </style:style>
    <style:style style:name="T199" style:family="text">
      <style:text-properties fo:color="#00000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00" style:family="text">
      <style:text-properties fo:color="#7f0055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202" style:family="text">
      <style:text-properties fo:color="#000080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c0c0c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8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206" style:family="text">
      <style:text-properties fo:color="#000080" loext:opacity="100%" style:font-name="Consolas5" fo:font-size="20pt" style:font-name-asian="Consolas5" style:font-size-asian="20pt" style:font-name-complex="Consolas5" style:font-size-complex="20pt"/>
    </style:style>
    <style:style style:name="T207" style:family="text">
      <style:text-properties fo:color="#000000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08" style:family="text">
      <style:text-properties fo:color="#7f0055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9" style:family="text">
      <style:text-properties fo:color="#000000" loext:opacity="100%" style:font-name="Consolas3" fo:font-size="20pt" style:font-name-asian="Consolas5" style:font-size-asian="20pt" style:font-name-complex="Consolas5" style:font-size-complex="20pt"/>
    </style:style>
    <style:style style:name="T210" style:family="text">
      <style:text-properties fo:color="#000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11" style:family="text">
      <style:text-properties style:font-name="Consolas3" fo:font-size="20pt" style:font-name-asian="Consolas5" style:font-size-asian="20pt" style:font-name-complex="Consolas5" style:font-size-complex="20pt"/>
    </style:style>
    <style:style style:name="T212" style:family="text">
      <style:text-properties fo:color="#00000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13" style:family="text">
      <style:text-properties fo:color="#808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14" style:family="text">
      <style:text-properties fo:color="#6a3e3e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15" style:family="text">
      <style:text-properties fo:color="#808000" loext:opacity="100%" style:font-name="Consolas3" fo:font-size="20pt" style:font-name-asian="Consolas5" style:font-size-asian="20pt" style:font-name-complex="Consolas5" style:font-size-complex="20pt"/>
    </style:style>
    <style:style style:name="T216" style:family="text">
      <style:text-properties fo:color="#008000" loext:opacity="100%" style:font-name="Consolas3" fo:font-size="20pt" style:font-name-asian="Consolas5" style:font-size-asian="20pt" style:font-name-complex="Consolas5" style:font-size-complex="20pt"/>
    </style:style>
    <style:style style:name="T217" style:family="text">
      <style:text-properties fo:color="#6a3e3e" loext:opacity="100%" style:font-name="Consolas3" fo:font-size="20pt" style:font-name-asian="Consolas5" style:font-size-asian="20pt" style:font-name-complex="Consolas5" style:font-size-complex="20pt"/>
    </style:style>
    <style:style style:name="T218" style:family="text">
      <style:text-properties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19" style:family="text">
      <style:text-properties fo:color="#00808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bold" style:font-name-complex="Consolas" style:font-size-complex="20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color="#8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21" style:family="text">
      <style:text-properties fo:color="#00000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22" style:family="text">
      <style:text-properties fo:color="#7f0055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23" style:family="text">
      <style:text-properties fo:color="#808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color="#8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8080" loext:opacity="100%" style:font-name="Consolas5" fo:font-size="20pt" style:font-name-asian="Consolas5" style:font-size-asian="20pt" style:font-name-complex="Consolas5" style:font-size-complex="20pt"/>
    </style:style>
    <style:style style:name="T227" style:family="text">
      <style:text-properties fo:color="#3f7f7f" loext:opacity="100%" style:font-name="Consolas5" fo:font-size="20pt" style:font-name-asian="Consolas5" style:font-size-asian="20pt" style:font-name-complex="Consolas5" style:font-size-complex="20pt"/>
    </style:style>
    <style:style style:name="T228" style:family="text">
      <style:text-properties fo:color="#7f007f" loext:opacity="100%" style:font-name="Consolas5" fo:font-size="20pt" style:font-name-asian="Consolas5" style:font-size-asian="20pt" style:font-name-complex="Consolas5" style:font-size-complex="20pt"/>
    </style:style>
    <style:style style:name="T229" style:family="text">
      <style:text-properties fo:color="#2a00ff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30" style:family="text">
      <style:text-properties fo:color="#808000" loext:opacity="100%" style:font-name="Consolas" fo:font-size="18pt" style:font-name-asian="Consolas" style:font-size-asian="18pt" style:font-name-complex="Consolas" style:font-size-complex="18pt"/>
    </style:style>
    <style:style style:name="T231" style:family="text">
      <style:text-properties fo:color="#008000" loext:opacity="100%" style:font-name="Consolas" fo:font-size="18pt" style:font-name-asian="Consolas" style:font-size-asian="18pt" style:font-name-complex="Consolas" style:font-size-complex="18pt"/>
    </style:style>
    <style:style style:name="T232" style:family="text">
      <style:text-properties fo:color="#808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233" style:family="text">
      <style:text-properties fo:font-size="26pt" style:font-size-asian="26pt" style:font-size-complex="26pt"/>
    </style:style>
    <style:style style:name="T234" style:family="text">
      <style:text-properties fo:color="#000080" loext:opacity="100%" style:font-name="Consolas5" fo:font-size="12pt" style:font-name-asian="Consolas5" style:font-size-asian="12pt" style:font-name-complex="Consolas5" style:font-size-complex="12pt"/>
    </style:style>
    <style:style style:name="T235" style:family="text">
      <style:text-properties fo:color="#008000" loext:opacity="100%" style:font-name="Consolas5" fo:font-size="12pt" style:font-name-asian="Consolas5" style:font-size-asian="12pt" style:font-name-complex="Consolas5" style:font-size-complex="12pt"/>
    </style:style>
    <style:style style:name="T236" style:family="text">
      <style:text-properties fo:color="#000000" loext:opacity="100%" style:font-name="Consolas5" fo:font-size="12pt" fo:font-style="italic" style:font-name-asian="Consolas5" style:font-size-asian="12pt" style:font-style-asian="italic" style:font-name-complex="Consolas5" style:font-size-complex="12pt" style:font-style-complex="italic"/>
    </style:style>
    <style:style style:name="T237" style:family="text">
      <style:text-properties fo:color="#000000" loext:opacity="100%" style:text-line-through-style="solid" style:text-line-through-type="single" style:font-name="Consolas5" fo:font-size="12pt" style:font-name-asian="Consolas5" style:font-size-asian="12pt" style:font-name-complex="Consolas5" style:font-size-complex="12pt"/>
    </style:style>
    <style:style style:name="T23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 xlink:type="simple">https://github.com/FrigoCoder/</text:a></text:span></text:p>
            <text:p><text:span text:style-name="T1"><text:a xlink:href="mailto:frigocoder@gmail.com" xlink:type="simple">frigocoder@gmail.com</text:a></text:span></text:p>
            <text:p><text:span text:style-name="T1"><text:a xlink:href="mailto:sandor.orosz@icellmobilsoft.hu" xlink:type="simple">sandor.orosz@icellmobilsoft.hu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 text:style-name="P2">Last time I have presented this was 2 years ago.</text:p>
              <text:p text:style-name="P2">I have not used CDI since, so my skills are a bit rusty.</text:p>
              <text:p text:style-name="P2">I have changed many slides from the original presentation, this made things a bit complicated.</text:p>
              <text:p text:style-name="P2">I want to explain how CDI works before explaining features, so that you will have a better understanding how it implements any particular feature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a xlink:href="http://www.cdi-spec.org/" xlink:type="simple">http://www.cdi-spec.org/</text:a></text:p>
              </text:list-item>
              <text:list-item>
                <text:p><text:a xlink:href="https://jakarta.ee/specifications/cdi/" xlink:type="simple">https://jakarta.ee/specifications/cdi/</text:a></text:p>
              </text:list-item>
              <text:list-item>
                <text:p>Java EE 6+ standard and central feature</text:p>
              </text:list-item>
              <text:list-item>
                <text:p>Created to unify and integrate other Java EE technologies: EJB, JSF, EL, JSP, Servlets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pecification can be found in HTML and PDF formats.</text:p>
              <text:p>Central feature of Java EE 6 and onwards.</text:p>
              <text:p>...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09-10: @Inject JSR-330 (Java EE 6)</text:p>
                <text:list>
                  <text:list-item>
                    <text:p>Dependency Injection for Java</text:p>
                  </text:list-item>
                  <text:list-item>
                    <text:p>Informally known as AtInject</text:p>
                  </text:list-item>
                  <text:list-item>
                    <text:p>Result of Guice and Spring standardization</text:p>
                  </text:list-item>
                </text:list>
              </text:list-item>
              <text:list-item>
                <text:p>2009-12: CDI 1.0 JSR-299 (Java EE 6)</text:p>
                <text:list>
                  <text:list-item>
                    <text:p>Contexts and Dependency Injection for the Java EE Platform, formerly known as Web Beans</text:p>
                  </text:list-item>
                  <text:list-item>
                    <text:p>Result of EJB and JSF standardization</text:p>
                  </text:list-item>
                  <text:list-item>
                    <text:p>CDI implements the @Inject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Guice and Spring communities had started to specify the basics of injection as “JSR-330: Dependency Injection for Java” nicknamed <text:s/>“AtInject”.</text:span></text:p>
              <text:p><text:span text:style-name="T2">At the same time under the name of “Web Beans” the CDI specification was created to fill the gaps between EJB at backend and JSF at the view layer.</text:span></text:p>
              <text:p><text:span text:style-name="T2">Collaboration resulted in the AtInject and CDI expert groups working closely together to ensure a common solution across dependency injection frameworks.</text:span></text:p>
              <text:p><text:span text:style-name="T2">As a result CDI fully implements the AtInject specification, just like Guice and Spring.</text:span></text:p>
              <text:p><text:span text:style-name="T2">CDI and AtInject are both included in Java EE 6, and thus an integral part of almost all Java EE server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  <text:list-item>
                <text:p>2019-09: CDI 2.0 (Jakarta EE 8)</text:p>
              </text:list-item>
              <text:list-item>
                <text:p>2020-07: CDI 3.0 (Jakarta EE 9)</text:p>
              </text:list-item>
              <text:list-item>
                <text:p>2022-04: CDI 4.0 (Jakarta EE 1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then underwent some additional revisions, adding new features in the process.</text:span></text:p>
              <text:p><text:span text:style-name="T2">The specifications and the changelogs detail precisely what changed in each revision.</text:span></text:p>
              <text:p><text:span text:style-name="T2">CDI 1.1 introduced lot of new features, like half of them</text:span></text:p>
              <text:p><text:span text:style-name="T2">CDI 1.2 contains clarifications and corrections</text:span></text:p>
              <text:p><text:span text:style-name="T2">CDI 2.0 also introduced new features like support for Java Standard Edition</text:span></text:p>
              <text:p><text:span text:style-name="T2">CDI 3.0 saw the move to Jakarta EE namespaces</text:span></text:p>
              <text:p><text:span text:style-name="T2">CDI 4.0 introduced CDI Lite and Full and modules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</text:p>
          </draw:text-box>
        </draw:frame>
        <draw:frame presentation:style-name="pr7" draw:layer="layout" svg:width="25.199cm" svg:height="15.403cm" svg:x="1.4cm" svg:y="4.9cm" presentation:class="outline" presentation:user-transformed="true">
          <draw:text-box>
            <text:list text:style-name="L3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Java EE technologies are APIs, it is up to third party vendors to provide implementations, which are then certified by Oracle.</text:p>
              <text:p>JBoss Weld is the reference implementation, it is tested to death and the best implementation so far. I highly recommend you use JBoss Weld instead of other implementations.</text:p>
              <text:p>WebSphere Liberty prior to a certain version used Apache OpenWebBeans or maybe its own implementation, I can not remember at the moment, after that certain revision they started using JBoss Weld instead.</text:p>
              <text:p text:style-name="P5">I have never heard of Resin so I can not comment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9" draw:layer="layout" svg:width="25.199cm" svg:height="14.166cm" svg:x="1.4cm" svg:y="4.77cm" presentation:class="outline" presentation:user-transformed="true">
          <draw:text-box>
            <text:list text:style-name="L3">
              <text:list-item>
                <text:p>Java EE Application Server</text:p>
              </text:list-item>
              <text:list-item>
                <text:p>Java SE application (since CDI 2.0)</text:p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api/core/core-impl/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3" draw:layer="layout" svg:width="17.271cm" svg:height="6.297cm" svg:x="2.159cm" svg:y="13.271cm" presentation:class="notes" presentation:user-transformed="true">
            <draw:text-box>
              <text:p>You need to do some minimal configuration.</text:p>
              <text:p>You need a Java EE application server, or you have to bootstrap CDI from your Java SE application.</text:p>
              <text:p>You have to import a Maven dependency, either the Java EE or the CDI API, or one of the Weld deps.</text:p>
              <text:p>Beans.xml is no longer necessary, but it is preferred to set bean-discovery-mode to ALL for best experience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14.433cm" svg:x="1.4cm" svg:y="4.627cm" presentation:class="outline" presentation:user-transformed="true">
          <draw:text-box>
            <text:p text:style-name="P6"><text:span text:style-name="T3">&lt;</text:span><text:span text:style-name="T4">project</text:span><text:span text:style-name="T5"> </text:span><text:span text:style-name="T6">xmlns</text:span><text:span text:style-name="T7">=</text:span><text:span text:style-name="T8">"http://maven.apache.org/POM/4.0.0"</text:span><text:span text:style-name="T5"> </text:span></text:p>
            <text:p text:style-name="P6"><text:span text:style-name="T5"><text:s text:c="4"/></text:span><text:span text:style-name="T6">xmlns:xsi</text:span><text:span text:style-name="T7">=</text:span><text:span text:style-name="T8">"http://www.w3.org/2001/XMLSchema-instance"</text:span><text:span text:style-name="T5"> </text:span><text:span text:style-name="T6">xsi:schemaLocation</text:span><text:span text:style-name="T7">=</text:span><text:span text:style-name="T8">"http://maven.apache.org/POM/4.0.0 http://maven.apache.org/maven-v4_0_0.xsd"</text:span><text:span text:style-name="T3">&gt;</text:span></text:p>
            <text:p text:style-name="P6"><text:span text:style-name="T7"><text:s text:c="4"/></text:span><text:span text:style-name="T3">&lt;</text:span><text:span text:style-name="T4">modelVersion</text:span><text:span text:style-name="T3">&gt;</text:span><text:span text:style-name="T7">4.0.0</text:span><text:span text:style-name="T3">&lt;/</text:span><text:span text:style-name="T4">modelVersion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groupId</text:span><text:span text:style-name="T3">&gt;</text:span><text:span text:style-name="T9">frigo</text:span><text:span text:style-name="T3">&lt;/</text:span><text:span text:style-name="T4">groupId</text:span><text:span text:style-name="T3">&gt;</text:span></text:p>
            <text:p text:style-name="P6"><text:span text:style-name="T7"><text:s text:c="4"/></text:span><text:span text:style-name="T3">&lt;</text:span><text:span text:style-name="T4">artifactId</text:span><text:span text:style-name="T3">&gt;</text:span><text:span text:style-name="T9">cdi</text:span><text:span text:style-name="T3">&lt;/</text:span><text:span text:style-name="T4">artifactId</text:span><text:span text:style-name="T3">&gt;</text:span></text:p>
            <text:p text:style-name="P6"><text:span text:style-name="T7"><text:s text:c="4"/></text:span><text:span text:style-name="T3">&lt;</text:span><text:span text:style-name="T4">version</text:span><text:span text:style-name="T3">&gt;</text:span><text:span text:style-name="T7">1.0.0-SNAPSHOT</text:span><text:span text:style-name="T3">&lt;/</text:span><text:span text:style-name="T4">version</text:span><text:span text:style-name="T3">&gt;</text:span></text:p>
            <text:p text:style-name="P6"><text:span text:style-name="T7"><text:s text:c="4"/></text:span><text:span text:style-name="T3">&lt;</text:span><text:span text:style-name="T4">packaging</text:span><text:span text:style-name="T3">&gt;</text:span><text:span text:style-name="T7">war</text:span><text:span text:style-name="T3">&lt;/</text:span><text:span text:style-name="T4">packaging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7"><text:s text:c="8"/></text:span><text:span text:style-name="T3">&lt;</text:span><text:span text:style-name="T4">dependency</text:span><text:span text:style-name="T3">&gt;</text:span></text:p>
            <text:p text:style-name="P6"><text:span text:style-name="T7"><text:s text:c="12"/></text:span><text:span text:style-name="T3">&lt;</text:span><text:span text:style-name="T4">groupId</text:span><text:span text:style-name="T3">&gt;</text:span><text:span text:style-name="T9">javax</text:span><text:span text:style-name="T3">&lt;/</text:span><text:span text:style-name="T4">groupId</text:span><text:span text:style-name="T3">&gt;</text:span></text:p>
            <text:p text:style-name="P6"><text:span text:style-name="T7"><text:s text:c="12"/></text:span><text:span text:style-name="T3">&lt;</text:span><text:span text:style-name="T4">artifactId</text:span><text:span text:style-name="T3">&gt;</text:span><text:span text:style-name="T9">javaee</text:span><text:span text:style-name="T7">-</text:span><text:span text:style-name="T9">api</text:span><text:span text:style-name="T3">&lt;/</text:span><text:span text:style-name="T4">artifactId</text:span><text:span text:style-name="T3">&gt;</text:span></text:p>
            <text:p text:style-name="P6"><text:span text:style-name="T7"><text:s text:c="12"/></text:span><text:span text:style-name="T3">&lt;</text:span><text:span text:style-name="T4">version</text:span><text:span text:style-name="T3">&gt;</text:span><text:span text:style-name="T7">8.0.1</text:span><text:span text:style-name="T3">&lt;/</text:span><text:span text:style-name="T4">version</text:span><text:span text:style-name="T3">&gt;</text:span></text:p>
            <text:p text:style-name="P6"><text:span text:style-name="T7"><text:s text:c="8"/></text:span><text:span text:style-name="T3">&lt;/</text:span><text:span text:style-name="T4">dependency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/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3">&lt;/</text:span><text:span text:style-name="T4">project</text:span><text:span text:style-name="T3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s.xml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5"> </text:span><text:span text:style-name="T12">xmlns</text:span><text:span text:style-name="T13">=</text:span><text:span text:style-name="T14">"https://jakarta.ee/xml/ns/jakartaee"</text:span></text:p>
            <text:p text:style-name="P8"><text:span text:style-name="T5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5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5"><text:s text:c="4"/></text:span><text:span text:style-name="T12">version</text:span><text:span text:style-name="T13">=</text:span><text:span text:style-name="T14">"4.0"</text:span><text:span text:style-name="T5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4" draw:layer="layout" svg:width="17.271cm" svg:height="14.167cm" svg:x="2.159cm" svg:y="13.271cm" presentation:class="notes" presentation:user-transformed="true">
            <draw:text-box>
              <text:p><text:span text:style-name="T2">Dependency Injection is a basic feature, if you annotate a field with @Inject CDI will try its best to inject that particular dependency by some rules.</text:span></text:p>
              <text:p><text:span text:style-name="T2">CDI also manages contextes and life cycles, for example it is responsible for creating and tearing down request scoped beans.</text:span></text:p>
              <text:p><text:span text:style-name="T2">Aspect Oriented Programming makes it possible to add logic around constructors and methods in the form of delegates and interceptors.</text:span></text:p>
              <text:p><text:span text:style-name="T2">With event bus you can send and receive messages, without coupling your beans together, it is extensively used in CDI itself.</text:span></text:p>
              <text:p><text:span text:style-name="T2">With portable extensions you can create frameworks or extensions that run on any CDI compliant container.</text:span></text:p>
              <text:p><text:span text:style-name="T2">CDI injects by type first and foremost and not names, unlike some other dependency injection frameworks you can not create a runtime type error.</text:span></text:p>
              <text:p><text:span text:style-name="T2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out CDI</text:p>
          </draw:text-box>
        </draw:frame>
        <draw:frame presentation:style-name="pr13" draw:text-style-name="P10" draw:layer="layout" svg:width="25.199cm" svg:height="15.661cm" svg:x="1.4cm" svg:y="4.017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Legacy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Logger</text:span><text:span text:style-name="T16"> </text:span><text:span text:style-name="T19">logger</text:span><text:span text:style-name="T16"> = </text:span><text:span text:style-name="T17">Logger</text:span><text:span text:style-name="T16">.</text:span><text:span text:style-name="T20">getLogger</text:span><text:span text:style-name="T16">(</text:span><text:span text:style-name="T17">LegacyDatabaseReplicator</text:span><text:span text:style-name="T16">.</text:span><text:span text:style-name="T15">class</text:span><text:span text:style-name="T16">.getName()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Base</text:span><text:span text:style-name="T16"> = readProperty(</text:span><text:span text:style-name="T21">"application.properties"</text:span><text:span text:style-name="T16">, </text:span><text:span text:style-name="T21">"source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User</text:span><text:span text:style-name="T16"> = readProperty(</text:span><text:span text:style-name="T21">"application.properties"</text:span><text:span text:style-name="T16">, </text:span><text:span text:style-name="T21">"source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Pass</text:span><text:span text:style-name="T16"> = readProperty(</text:span><text:span text:style-name="T21">"application.properties"</text:span><text:span text:style-name="T16">, </text:span><text:span text:style-name="T21">"source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Base</text:span><text:span text:style-name="T16"> = readProperty(</text:span><text:span text:style-name="T21">"application.properties"</text:span><text:span text:style-name="T16">, </text:span><text:span text:style-name="T21">"target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User</text:span><text:span text:style-name="T16"> = readProperty(</text:span><text:span text:style-name="T21">"application.properties"</text:span><text:span text:style-name="T16">, </text:span><text:span text:style-name="T21">"target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Pass</text:span><text:span text:style-name="T16"> = readProperty(</text:span><text:span text:style-name="T21">"application.properties"</text:span><text:span text:style-name="T16">, </text:span><text:span text:style-name="T21">"target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sourceBase</text:span><text:span text:style-name="T16">, </text:span><text:span text:style-name="T19">sourceUser</text:span><text:span text:style-name="T16">, </text:span><text:span text:style-name="T19">sourcePass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targetBase</text:span><text:span text:style-name="T16">, </text:span><text:span text:style-name="T19">targetUser</text:span><text:span text:style-name="T16">, </text:span><text:span text:style-name="T19">targetPass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8"><text:span text:style-name="T16"><text:s text:c="8"/></text:span><text:span text:style-name="T15">try</text:span><text:span text:style-name="T16">{</text:span></text:p>
            <text:p text:style-name="P8"><text:span text:style-name="T16"><text:s text:c="12"/></text:span><text:span text:style-name="T19">logger</text:span><text:span text:style-name="T16">.info(</text:span><text:span text:style-name="T21">"Started replicate"</text:span><text:span text:style-name="T16">);</text:span></text:p>
            <text:p text:style-name="P6"><text:span text:style-name="T23"><text:s text:c="12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12"/></text:span><text:span text:style-name="T19">logger</text:span><text:span text:style-name="T16">.info(</text:span><text:span text:style-name="T21">"Ended replicate"</text:span><text:span text:style-name="T16">);</text:span></text:p>
            <text:p text:style-name="P8"><text:span text:style-name="T16"><text:s text:c="8"/></text:span><text:span text:style-name="T16">}</text:span><text:span text:style-name="T15">catch</text:span><text:span text:style-name="T16">( </text:span><text:span text:style-name="T17">Exception</text:span><text:span text:style-name="T16"> </text:span><text:span text:style-name="T25">e</text:span><text:span text:style-name="T16"> ){</text:span></text:p>
            <text:p text:style-name="P8"><text:span text:style-name="T16"><text:s text:c="12"/></text:span><text:span text:style-name="T19">logger</text:span><text:span text:style-name="T16">.info(</text:span><text:span text:style-name="T21">"Exception "</text:span><text:span text:style-name="T16"> + </text:span><text:span text:style-name="T26">e</text:span><text:span text:style-name="T16">);</text:span></text:p>
            <text:p text:style-name="P8"><text:span text:style-name="T16"><text:s text:c="12"/></text:span><text:span text:style-name="T15">throw</text:span><text:span text:style-name="T16"> </text:span><text:span text:style-name="T26">e</text:span><text:span text:style-name="T16">;</text:span></text:p>
            <text:p text:style-name="P8"><text:span text:style-name="T16"><text:s text:c="8"/></text:span><text:span text:style-name="T16">}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Let’s start with an example, first without CDI.</text:p>
              <text:p>Here is how a database replicator class looks like.</text:p>
              <text:p>This class is wrong because it does like 5 things:</text:p>
              <text:p>Creates a logger and handles logging.</text:p>
              <text:p>Reads properties from a hardcoded property file.</text:p>
              <text:p>Creates source and target database abstractions.</text:p>
              <text:p>Does the actual business logic of database replication</text:p>
              <text:p>And finally handles exceptions, although very poorly.</text:p>
              <text:p>Business logic is mixed in with unnecessary side logic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 CDI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Cdi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Source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Target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Log</text:span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6"><text:span text:style-name="T23"><text:s text:c="8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CDI simplifies the database replicator into this.</text:p>
              <text:p>We inject the source and target databases.</text:p>
              <text:p>We use annotations to handle logging and exceptions.</text:p>
              <text:p>And we just do the business logic for replication.</text:p>
              <text:p>Side logic were moved out of this class,</text:p>
              <text:p>into producers, interceptors and other classes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Source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Source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sourceBase(), </text:span><text:span text:style-name="T19">config</text:span><text:span text:style-name="T16">.sourceUser(), </text:span><text:span text:style-name="T19">config</text:span><text:span text:style-name="T16">.source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Here we have the source database producer.</text:p>
              <text:p>Whenever we request a database that is annotated with @Source, like within our replication class, CDI will look up this producer, it will recognize that this producer method creates such a database, and it will call that to create such a source database</text:p>
              <text:p>And we have also moved the configuration outside, so we inject the configuration class, where we read the properties of the source database, like URL, username, and password</text:p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Target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Target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targetBase(), </text:span><text:span text:style-name="T19">config</text:span><text:span text:style-name="T16">.targetUser(), </text:span><text:span text:style-name="T19">config</text:span><text:span text:style-name="T16">.target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Likewise for target database it is the exact same thing.</text:span></text:p>
              <text:p><text:span text:style-name="T2">We have a target database producer, which works from a configuration, and again it creates a new database, with target URL, username, and password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27">@Interceptor</text:span><text:span text:style-name="T27"><text:line-break/></text:span><text:span text:style-name="T27">@Log</text:span><text:span text:style-name="T27"><text:line-break/></text:span><text:span text:style-name="T27">@Priority</text:span><text:span text:style-name="T22">(</text:span><text:span text:style-name="T27">Interceptor</text:span><text:span text:style-name="T22">.</text:span><text:span text:style-name="T17">Priority</text:span><text:span text:style-name="T22">.</text:span><text:span text:style-name="T28">APPLICATION</text:span><text:span text:style-name="T22">)</text:span><text:span text:style-name="T22"><text:line-break/></text:span><text:span text:style-name="T15">public</text:span><text:span text:style-name="T22"> </text:span><text:span text:style-name="T15">class</text:span><text:span text:style-name="T22"> </text:span><text:span text:style-name="T17">LogInterceptor</text:span><text:span text:style-name="T22"> {</text:span><text:span text:style-name="T22"><text:line-break/></text:span><text:span text:style-name="T22"><text:line-break/></text:span><text:span text:style-name="T22"> <text:s text:c="3"/></text:span><text:span text:style-name="T27">@AroundInvoke</text:span><text:span text:style-name="T27"><text:line-break/></text:span><text:span text:style-name="T22"> <text:s text:c="3"/></text:span><text:span text:style-name="T15">public</text:span><text:span text:style-name="T22"> </text:span><text:span text:style-name="T17">Object</text:span><text:span text:style-name="T22"> log(</text:span><text:span text:style-name="T29">InvocationContext</text:span><text:span text:style-name="T22"> </text:span><text:span text:style-name="T25">ic</text:span><text:span text:style-name="T22">) </text:span><text:span text:style-name="T15">throws</text:span><text:span text:style-name="T22"> </text:span><text:span text:style-name="T17">Throwable</text:span><text:span text:style-name="T22"> {</text:span><text:span text:style-name="T22"><text:line-break/></text:span><text:span text:style-name="T22"> <text:s text:c="7"/></text:span><text:span text:style-name="T17">Class</text:span><text:span text:style-name="T22">&lt;?&gt; </text:span><text:span text:style-name="T25">clazz</text:span><text:span text:style-name="T22"> = </text:span><text:span text:style-name="T25">ic</text:span><text:span text:style-name="T22">.</text:span><text:span text:style-name="T30">getTarget</text:span><text:span text:style-name="T22">().getClass();</text:span><text:span text:style-name="T22"><text:line-break/></text:span><text:span text:style-name="T22"> <text:s text:c="7"/></text:span><text:span text:style-name="T17">Logger</text:span><text:span text:style-name="T22"> </text:span><text:span text:style-name="T25">logger</text:span><text:span text:style-name="T22"> = </text:span><text:span text:style-name="T17">Logger</text:span><text:span text:style-name="T22">.</text:span><text:span text:style-name="T30">getLogger</text:span><text:span text:style-name="T22">(</text:span><text:span text:style-name="T25">clazz</text:span><text:span text:style-name="T22">.getName());</text:span><text:span text:style-name="T22"><text:line-break/></text:span><text:span text:style-name="T22"> <text:s text:c="7"/></text:span><text:span text:style-name="T17">String</text:span><text:span text:style-name="T22"> </text:span><text:span text:style-name="T25">method</text:span><text:span text:style-name="T22"> = </text:span><text:span text:style-name="T25">ic</text:span><text:span text:style-name="T22">.</text:span><text:span text:style-name="T30">getMethod</text:span><text:span text:style-name="T22">().getName();</text:span><text:span text:style-name="T22"><text:line-break/></text:span><text:span text:style-name="T22"> <text:s text:c="7"/></text:span><text:span text:style-name="T15">try</text:span><text:span text:style-name="T22">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Start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7">Object</text:span><text:span text:style-name="T22"> </text:span><text:span text:style-name="T25">result</text:span><text:span text:style-name="T22"> = </text:span><text:span text:style-name="T25">ic</text:span><text:span text:style-name="T22">.</text:span><text:span text:style-name="T30">proceed</text:span><text:span text:style-name="T22">();</text:span><text:span text:style-name="T22"><text:line-break/></text:span><text:span text:style-name="T22"> <text:s text:c="11"/></text:span><text:span text:style-name="T25">logger</text:span><text:span text:style-name="T22">.info(</text:span><text:span text:style-name="T31">"End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5">return</text:span><text:span text:style-name="T22"> </text:span><text:span text:style-name="T25">result</text:span><text:span text:style-name="T22">;</text:span><text:span text:style-name="T22"><text:line-break/></text:span><text:span text:style-name="T22"> <text:s text:c="7"/>} </text:span><text:span text:style-name="T15">catch</text:span><text:span text:style-name="T22"> (</text:span><text:span text:style-name="T17">Exception</text:span><text:span text:style-name="T22"> </text:span><text:span text:style-name="T25">e</text:span><text:span text:style-name="T22">)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Exception "</text:span><text:span text:style-name="T22"> + </text:span><text:span text:style-name="T25">e</text:span><text:span text:style-name="T22">);</text:span><text:span text:style-name="T22"><text:line-break/></text:span><text:span text:style-name="T22"> <text:s text:c="11"/></text:span><text:span text:style-name="T15">throw</text:span><text:span text:style-name="T22"> </text:span><text:span text:style-name="T25">e</text:span><text:span text:style-name="T22">;</text:span><text:span text:style-name="T22"><text:line-break/></text:span><text:span text:style-name="T27"> <text:s text:c="7"/>}</text:span><text:span text:style-name="T27"><text:line-break/></text:span><text:span text:style-name="T27"> <text:s text:c="3"/>}</text:span><text:span text:style-name="T27"><text:line-break/>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1.29cm" svg:x="2.159cm" svg:y="13.271cm" presentation:class="notes" presentation:user-transformed="true">
            <draw:text-box>
              <text:p>And we have a log interceptor, which is scary at first, but do not be afraid, it won’t hurt you very much.</text:p>
              <text:p>Interceptors can wrap around methods or constructors, and they can insert additional logic around them.</text:p>
              <text:p>We are going to talk about them in detail, for the moment this particular interceptor logs the start and end of the method, any any exception that is thrown.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nvironment in which applications execute</text:p>
              </text:list-item>
              <text:list-item>
                <text:p>Bootstraps your application</text:p>
              </text:list-item>
              <text:list-item>
                <text:p>Provides all CDI features</text:p>
              </text:list-item>
              <text:list-item>
                <text:p>Manages beans and bean resolution</text:p>
              </text:list-item>
              <text:list-item>
                <text:p>Manages contexts and bean lifecycle</text:p>
              </text:list-item>
              <text:list-item>
                <text:p>Manages decoration and interception</text:p>
              </text:list-item>
              <text:list-item>
                <text:p>Manages events and callb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All CDI implementations have to provide a container.</text:p>
              <text:p>This is the framework which constructs and executes your application.</text:p>
              <text:p>This container is responsible for implementing all features of CDI.</text:p>
              <text:p>The container creates the bean graph of your application, and wedges itself into 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otstrapping Java SE application</text:p>
          </draw:text-box>
        </draw:frame>
        <draw:frame presentation:style-name="pr5" draw:text-style-name="P9" draw:layer="layout" svg:width="25.199cm" svg:height="13.859cm" svg:x="1.4cm" svg:y="6.124cm" presentation:class="outline" presentation:user-transformed="true">
          <draw:text-box>
            <text:p text:style-name="P8"><text:span text:style-name="T32">public</text:span><text:span text:style-name="T7"> </text:span><text:span text:style-name="T32">static</text:span><text:span text:style-name="T7"> </text:span><text:span text:style-name="T32">void</text:span><text:span text:style-name="T7"> </text:span><text:span text:style-name="T33">main</text:span><text:span text:style-name="T7"> (</text:span><text:span text:style-name="T34">String</text:span><text:span text:style-name="T7">[] </text:span><text:span text:style-name="T35">args</text:span><text:span text:style-name="T7">) {</text:span></text:p>
            <text:p text:style-name="P8"><text:span text:style-name="T7"/></text:p>
            <text:p text:style-name="P8"><text:span text:style-name="T7"><text:s text:c="4"/></text:span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7"><text:s text:c="4"/></text:span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7"><text:s text:c="8"/></text:span><text:span text:style-name="T39">container</text:span><text:span text:style-name="T7">.</text:span><text:span text:style-name="T37">select</text:span><text:span text:style-name="T7">(</text:span><text:span text:style-name="T34">GreeterApplication</text:span><text:span text:style-name="T7">.</text:span><text:span text:style-name="T32">class</text:span><text:span text:style-name="T7">).</text:span><text:span text:style-name="T37">get</text:span><text:span text:style-name="T7">().greet();</text:span></text:p>
            <text:p text:style-name="P8"><text:span text:style-name="T7"><text:s text:c="4"/></text:span><text:span text:style-name="T7">}</text:span></text:p>
            <text:p text:style-name="P8"><text:span text:style-name="T5"/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CDI 2.0 allows us to use CDI in Java SE applications.</text:p>
              <text:p>This is how we create a CDI container, and bootstrap our application with it.</text:p>
              <text:p>Once we select our GreeterApplication and run it, it is entirely under CDI control.</text:p>
              <text:p>SeContainer implements the Instance interface.</text:p>
              <text:p>The select method selects the appropriate bean, there are multiple select methods that accept annotations, classes, or typeliterals.</text:p>
              <text:p>The get method returns the bean if there is one and only one bean that satisfies the selection.</text:p>
              <text:p>The greet method is the application’s own method.</text:p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Java SE example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39">initializer</text:span><text:span text:style-name="T7">.</text:span><text:span text:style-name="T37">disableDiscovery</text:span><text:span text:style-name="T7">(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GreeterClient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Use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EnglishHelloService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Decorators</text:span><text:span text:style-name="T7">(</text:span><text:span text:style-name="T34">HelloDecorato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Interceptors</text:span><text:span text:style-name="T7">(</text:span><text:span text:style-name="T34">LogInterceptor</text:span><text:span text:style-name="T7">.</text:span><text:span text:style-name="T32">class</text:span><text:span text:style-name="T7">);</text:span></text:p>
            <text:p text:style-name="P8"><text:span text:style-name="T5"/></text:p>
            <text:p text:style-name="P8"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40"><text:s text:c="4"/></text:span><text:span text:style-name="T41">Instance</text:span><text:span text:style-name="T42">&lt;</text:span><text:span text:style-name="T43">GreeterClient</text:span><text:span text:style-name="T40">&gt; </text:span><text:span text:style-name="T44">instance</text:span><text:span text:style-name="T45"> = </text:span><text:span text:style-name="T46">container</text:span><text:span text:style-name="T45">.</text:span><text:span text:style-name="T47">select</text:span><text:span text:style-name="T42">(</text:span><text:span text:style-name="T34">GreeterClient</text:span><text:span text:style-name="T7">.</text:span><text:span text:style-name="T32">class</text:span><text:span text:style-name="T7">);</text:span></text:p>
            <text:p text:style-name="P8"><text:span text:style-name="T42"><text:s text:c="4"/></text:span><text:span text:style-name="T34">GreeterClient</text:span><text:span text:style-name="T7"> </text:span><text:span text:style-name="T35">greeter</text:span><text:span text:style-name="T7"> = </text:span><text:span text:style-name="T39">instance</text:span><text:span text:style-name="T7">.</text:span><text:span text:style-name="T37">get</text:span><text:span text:style-name="T7">();</text:span></text:p>
            <text:p text:style-name="P8"><text:span text:style-name="T7"><text:s text:c="4"/></text:span><text:span text:style-name="T39">greeter</text:span><text:span text:style-name="T7">.greet();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6" draw:text-style-name="P3" draw:layer="layout" svg:width="17.271cm" svg:height="8.658cm" svg:x="2.159cm" svg:y="13.271cm" presentation:class="notes" presentation:user-transformed="true">
            <draw:text-box>
              <text:p>This is another Java Standard Edition example.</text:p>
              <text:p>Here we disable the default bean discovery, and we add bean classes, decorators, interceptors manually.</text:p>
              <text:p>If you have a huge application, you might not want CDI to scan and instantiate every single class you have.</text:p>
              <text:p>Maybe you just want to test a very small feature, and you do not want CDI to create the entire application.</text:p>
              <text:p>You only want a select few dependencies and a select few classes and do some tests on them.</text:p>
              <text:p>This is how CDI testing frameworks also operate, I will show them at later slides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rlying mechanism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ntainer constructs entire bean graphs</text:p>
              </text:list-item>
              <text:list-item>
                <text:p>Selects beans based on type and other rules</text:p>
              </text:list-item>
              <text:list-item>
                <text:p>This bean selection is used for all features</text:p>
              </text:list-item>
              <text:list-item>
                <text:p text:style-name="P14">Container inserts itself into each method call</text:p>
              </text:list-item>
              <text:list-item>
                <text:p>Beans are wired together through proxies</text:p>
              </text:list-item>
              <text:list-item>
                <text:p>Proxies delegate method calls to the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I have already used the word “bean” but what are beans or more properly managed beans?</text:p>
              <text:p>Beans are classes the CDI container can instantiate, proxy, and do certain operations with it.</text:p>
              <text:p>In order to do that, it has some technical restrictions.</text:p>
              <text:p>It needs to have a constructor that CDI can call, either a no-args constructor or one annotated with @Inject.</text:p>
              <text:p>It can not be an inner class, an abstract class (unless it is a @Decorator), and it is highly recommended to avoid final classes and final methods.</text:p>
              <text:p>It can not be a CDI extension.</text:p>
              <text:p>It can not be @Vetoed.</text:p>
              <text:p>Most classes fulfill these criteria and are beans.</text:p>
              <text:p>The most different classes are data classes.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8"><text:span text:style-name="T48">public</text:span><text:span text:style-name="T49"> </text:span><text:span text:style-name="T48">class</text:span><text:span text:style-name="T49"> </text:span><text:span text:style-name="T50">HelloService</text:span><text:span text:style-name="T49"> {</text:span></text:p>
            <text:p text:style-name="P8"><text:span text:style-name="T51"/></text:p>
            <text:p text:style-name="P8"><text:span text:style-name="T49"><text:s text:c="4"/></text:span><text:span text:style-name="T48">public</text:span><text:span text:style-name="T49"> </text:span><text:span text:style-name="T50">String</text:span><text:span text:style-name="T49"> </text:span><text:span text:style-name="T52">hello</text:span><text:span text:style-name="T49"> () {</text:span></text:p>
            <text:p text:style-name="P8"><text:span text:style-name="T49"><text:s text:c="8"/></text:span><text:span text:style-name="T48">return</text:span><text:span text:style-name="T49"> </text:span><text:span text:style-name="T53">"Hello World!"</text:span><text:span text:style-name="T49">;</text:span></text:p>
            <text:p text:style-name="P8"><text:span text:style-name="T49"><text:s text:c="4"/></text:span><text:span text:style-name="T49">}</text:span></text:p>
            <text:p text:style-name="P8"><text:span text:style-name="T51"/></text:p>
            <text:p text:style-name="P8"><text:span text:style-name="T4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a bean</text:p>
          </draw:text-box>
        </draw:frame>
        <draw:frame presentation:style-name="pr18" draw:text-style-name="P16" draw:layer="layout" svg:width="25.199cm" svg:height="13.985cm" svg:x="1.4cm" svg:y="4.851cm" presentation:class="outline" presentation:user-transformed="true">
          <draw:text-box>
            <text:p text:style-name="P12"><text:span text:style-name="T48">public</text:span><text:span text:style-name="T49"> </text:span><text:span text:style-name="T48">class</text:span><text:span text:style-name="T49"> </text:span><text:span text:style-name="T50">HelloService</text:span><text:span text:style-name="T49"> {</text:span><text:span text:style-name="T49"><text:line-break/></text:span><text:span text:style-name="T49"><text:line-break/></text:span><text:span text:style-name="T49"> <text:s text:c="3"/></text:span><text:span text:style-name="T48">private</text:span><text:span text:style-name="T49"> </text:span><text:span text:style-name="T48">final</text:span><text:span text:style-name="T49"> </text:span><text:span text:style-name="T50">String</text:span><text:span text:style-name="T49"> </text:span><text:span text:style-name="T54">greeting</text:span><text:span text:style-name="T49">;</text:span><text:span text:style-name="T49"><text:line-break/></text:span><text:span text:style-name="T49"><text:line-break/></text:span><text:span text:style-name="T49"> <text:s text:c="3"/></text:span><text:span text:style-name="T48">public</text:span><text:span text:style-name="T49"> </text:span><text:span text:style-name="T52">HelloService</text:span><text:span text:style-name="T49">(</text:span><text:span text:style-name="T50">String</text:span><text:span text:style-name="T49"> </text:span><text:span text:style-name="T55">greeting</text:span><text:span text:style-name="T49">) {</text:span><text:span text:style-name="T49"><text:line-break/></text:span><text:span text:style-name="T49"> <text:s text:c="7"/></text:span><text:span text:style-name="T48">this</text:span><text:span text:style-name="T49">.</text:span><text:span text:style-name="T54">greeting</text:span><text:span text:style-name="T49"> = </text:span><text:span text:style-name="T56">greeting</text:span><text:span text:style-name="T49">;</text:span><text:span text:style-name="T49"><text:line-break/></text:span><text:span text:style-name="T51"> <text:s text:c="3"/>}</text:span><text:span text:style-name="T51"><text:line-break/></text:span><text:span text:style-name="T51"><text:line-break/></text:span><text:span text:style-name="T49"> <text:s text:c="3"/></text:span><text:span text:style-name="T48">public</text:span><text:span text:style-name="T49"> </text:span><text:span text:style-name="T50">String</text:span><text:span text:style-name="T49"> </text:span><text:span text:style-name="T52">hello</text:span><text:span text:style-name="T49">() {</text:span><text:span text:style-name="T49"><text:line-break/></text:span><text:span text:style-name="T49"> <text:s text:c="7"/></text:span><text:span text:style-name="T48">return</text:span><text:span text:style-name="T49"> </text:span><text:span text:style-name="T54">greeting</text:span><text:span text:style-name="T49">;</text:span><text:span text:style-name="T49"><text:line-break/></text:span><text:span text:style-name="T51"> <text:s text:c="3"/>}</text:span><text:span text:style-name="T51"><text:line-break/></text:span><text:span text:style-name="T51"><text:line-break/></text:span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not a bean because the constructor has a parameter and is not annotated with @Inject.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so a bean</text:p>
          </draw:text-box>
        </draw:frame>
        <draw:frame presentation:style-name="pr19" draw:text-style-name="P16" draw:layer="layout" svg:width="25.199cm" svg:height="13.875cm" svg:x="1.4cm" svg:y="4.904cm" presentation:class="outline" presentation:user-transformed="true">
          <draw:text-box>
            <text:p text:style-name="P12"><text:span text:style-name="T48">public</text:span><text:span text:style-name="T49"> </text:span><text:span text:style-name="T48">class</text:span><text:span text:style-name="T49"> </text:span><text:span text:style-name="T50">HelloService</text:span><text:span text:style-name="T49"> {</text:span><text:span text:style-name="T49"><text:line-break/></text:span><text:span text:style-name="T49"><text:line-break/></text:span><text:span text:style-name="T49"> <text:s text:c="3"/></text:span><text:span text:style-name="T48">private</text:span><text:span text:style-name="T49"> </text:span><text:span text:style-name="T48">final</text:span><text:span text:style-name="T49"> </text:span><text:span text:style-name="T50">String</text:span><text:span text:style-name="T49"> </text:span><text:span text:style-name="T54">greeting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7">@Inject</text:span><text:span text:style-name="T57"><text:line-break/></text:span><text:span text:style-name="T49"> <text:s text:c="3"/></text:span><text:span text:style-name="T48">public</text:span><text:span text:style-name="T49"> </text:span><text:span text:style-name="T52">HelloService</text:span><text:span text:style-name="T49">(</text:span><text:span text:style-name="T57">@Greeting</text:span><text:span text:style-name="T49"> </text:span><text:span text:style-name="T50">String</text:span><text:span text:style-name="T49"> </text:span><text:span text:style-name="T55">greeting</text:span><text:span text:style-name="T49">) {</text:span><text:span text:style-name="T49"><text:line-break/></text:span><text:span text:style-name="T49"> <text:s text:c="7"/></text:span><text:span text:style-name="T48">this</text:span><text:span text:style-name="T49">.</text:span><text:span text:style-name="T54">greeting</text:span><text:span text:style-name="T49"> = </text:span><text:span text:style-name="T56">greeting</text:span><text:span text:style-name="T49">;</text:span><text:span text:style-name="T49"><text:line-break/></text:span><text:span text:style-name="T51"> <text:s text:c="3"/>}</text:span><text:span text:style-name="T51"><text:line-break/></text:span><text:span text:style-name="T51"><text:line-break/></text:span><text:span text:style-name="T49"> <text:s text:c="3"/></text:span><text:span text:style-name="T48">public</text:span><text:span text:style-name="T49"> </text:span><text:span text:style-name="T50">String</text:span><text:span text:style-name="T49"> </text:span><text:span text:style-name="T52">hello</text:span><text:span text:style-name="T49">() {</text:span><text:span text:style-name="T49"><text:line-break/></text:span><text:span text:style-name="T49"> <text:s text:c="7"/></text:span><text:span text:style-name="T48">return</text:span><text:span text:style-name="T49"> </text:span><text:span text:style-name="T54">greeting</text:span><text:span text:style-name="T49">;</text:span><text:span text:style-name="T49"><text:line-break/></text:span><text:span text:style-name="T51"> <text:s text:c="3"/>}</text:span><text:span text:style-name="T51"><text:line-break/></text:span><text:span text:style-name="T51"><text:line-break/></text:span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lso a bean because the constructor is annotated with @Inject, and we also have a CDI qualifier on its parameter. I will talk about qualifiers later.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Since some of you have some Spring experience, you should already know some dependency injection.</text:p>
              <text:p>Inversion of control means we request dependencies from the container, instead of creating them by hand.</text:p>
              <text:p>We separate the construction and use of objects, we construct objects outside, and we use them inside.</text:p>
              <text:p>Why is this good? Because we decouple the dependency creation from the usage. This makes it more flexible, replacable, testable, readable.</text:p>
              <text:p>We do not use hardcoded objects, rather we request from some outside configuration that can change.</text:p>
              <text:p>For example if we are testing we need a different configuration with different dependencies, as opposed to when we a running on a live system.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</text:p>
              </text:list-item>
              <text:list-item>
                <text:p>Spring</text:p>
              </text:list-item>
              <text:list-item>
                <text:p>Guice</text:p>
              </text:list-item>
              <text:list-item>
                <text:p>Dagger</text:p>
              </text:list-item>
              <text:list-item>
                <text:p>PicoContainer</text:p>
              </text:list-item>
              <text:list-item>
                <text:p>Play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have already mentioned CDI, Spring, and Guice.</text:p>
              <text:p>I apologize but I have no experience with the others.</text:p>
              <text:p/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58">private</text:span><text:span text:style-name="T59"> </text:span><text:span text:style-name="T60">HelloService</text:span><text:span text:style-name="T59">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ublic</text:span><text:span text:style-name="T59"> </text:span><text:span text:style-name="T64">GreeterClient</text:span><text:span text:style-name="T59"> (</text:span><text:span text:style-name="T60">HelloService</text:span><text:span text:style-name="T59"> </text:span><text:span text:style-name="T65">hello</text:span><text:span text:style-name="T59">) {</text:span></text:p>
            <text:p text:style-name="P8"><text:span text:style-name="T59"><text:s text:c="8"/></text:span><text:span text:style-name="T58">this</text:span><text:span text:style-name="T59">.hello = </text:span><text:span text:style-name="T66">hello</text:span><text:span text:style-name="T59">;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are three types of dependency injection within CDI: Constructor, field, and method injection.</text:p>
              <text:p>Constructor injection can accept dependencies as constructor parameters.</text:p>
              <text:p>This allows final fields, as well as logic within the constructor. However it has one significant drawback, it does not support circular dependencies.</text:p>
              <text:p>For other types of dependency injection we can use the @PostConstruct annotation on methods to allow initialization logic.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58">private</text:span><text:span text:style-name="T59"> </text:span><text:span text:style-name="T60">HelloService</text:span><text:span text:style-name="T59">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ublic</text:span><text:span text:style-name="T59"> </text:span><text:span text:style-name="T58">void</text:span><text:span text:style-name="T59"> </text:span><text:span text:style-name="T64">setService</text:span><text:span text:style-name="T59"> (</text:span><text:span text:style-name="T60">HelloService</text:span><text:span text:style-name="T59"> </text:span><text:span text:style-name="T65">hello</text:span><text:span text:style-name="T59">) {</text:span></text:p>
            <text:p text:style-name="P8"><text:span text:style-name="T59"><text:s text:c="8"/></text:span><text:span text:style-name="T58">this</text:span><text:span text:style-name="T59">.</text:span><text:span text:style-name="T62">hello</text:span><text:span text:style-name="T59"> = </text:span><text:span text:style-name="T66">hello</text:span><text:span text:style-name="T59">;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is also the setter injection, or method injection if you like that better.</text:p>
              <text:p>CDI can detect these setters, and use these setters to inject your fields, your dependencies.</text:p>
              <text:p>This approach is mainly used to maintain compatibility with older technologies that rely on setters.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60">HelloService</text:span><text:span text:style-name="T59">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58">public</text:span><text:span text:style-name="T59"> </text:span><text:span text:style-name="T58">void</text:span><text:span text:style-name="T59"> </text:span><text:span text:style-name="T64">displayHello</text:span><text:span text:style-name="T59"> () {</text:span></text:p>
            <text:p text:style-name="P8"><text:span text:style-name="T59"><text:s text:c="8"/></text:span><text:span text:style-name="T67">display</text:span><text:span text:style-name="T59">(</text:span><text:span text:style-name="T62">hello</text:span><text:span text:style-name="T59">.hello());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0" draw:text-style-name="P3" draw:layer="layout" svg:width="17.271cm" svg:height="3.149cm" svg:x="2.159cm" svg:y="12.941cm" presentation:class="notes" presentation:user-transformed="true">
            <draw:text-box>
              <text:p>And finally there is also field injection.</text:p>
              <text:p>Personally I like field injection the best, I think that’s the most straightforward.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an lifecycle callbacks</text:p>
          </draw:text-box>
        </draw:frame>
        <draw:frame presentation:style-name="pr21" draw:text-style-name="P18" draw:layer="layout" svg:width="25.199cm" svg:height="14.941cm" svg:x="1.4cm" svg:y="4.914cm" presentation:class="outline" presentation:user-transformed="true">
          <draw:text-box>
            <text:p text:style-name="P8"><text:span text:style-name="T68">@Request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text:span text:style-name="T73"> 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73">GreeterClient</text:span><text:span text:style-name="T70"> () {</text:span></text:p>
            <text:p text:style-name="P8"><text:span text:style-name="T70"><text:s text:c="8"/></text:span><text:span text:style-name="T71">System</text:span><text:span text:style-name="T70">.</text:span><text:span text:style-name="T76">out</text:span><text:span text:style-name="T70">.println(</text:span><text:span text:style-name="T77">"Constructor "</text:span><text:span text:style-name="T70"> + </text:span><text:span text:style-name="T75">hello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<text:s text:c="4"/></text:span><text:span text:style-name="T68">@PostConstruct</text:span><text:span text:style-name="T73"> </text:span><text:span text:style-name="T69">public</text:span><text:span text:style-name="T70"> </text:span><text:span text:style-name="T69">void</text:span><text:span text:style-name="T70"> </text:span><text:span text:style-name="T73">init</text:span><text:span text:style-name="T70"> () {</text:span></text:p>
            <text:p text:style-name="P8"><text:span text:style-name="T70"><text:s text:c="8"/></text:span><text:span text:style-name="T71">System</text:span><text:span text:style-name="T70">.</text:span><text:span text:style-name="T76">out</text:span><text:span text:style-name="T70">.println(</text:span><text:span text:style-name="T77">"@PostConstruct "</text:span><text:span text:style-name="T70"> + </text:span><text:span text:style-name="T75">hello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<text:s text:c="4"/></text:span><text:span text:style-name="T68">@PreDestroy</text:span><text:span text:style-name="T73"> </text:span><text:span text:style-name="T69">public</text:span><text:span text:style-name="T70"> </text:span><text:span text:style-name="T69">void</text:span><text:span text:style-name="T70"> </text:span><text:span text:style-name="T73">teardown</text:span><text:span text:style-name="T70"> () {</text:span></text:p>
            <text:p text:style-name="P8"><text:span text:style-name="T70"><text:s text:c="8"/></text:span><text:span text:style-name="T71">System</text:span><text:span text:style-name="T70">.</text:span><text:span text:style-name="T76">out</text:span><text:span text:style-name="T70">.println(</text:span><text:span text:style-name="T77">"@PreDestroy "</text:span><text:span text:style-name="T70"> + </text:span><text:span text:style-name="T75">hello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2" draw:text-style-name="P3" draw:layer="layout" svg:width="17.271cm" svg:height="5.51cm" svg:x="2.159cm" svg:y="13.271cm" presentation:class="notes" presentation:user-transformed="true">
            <draw:text-box>
              <text:p>When we use field or setter injection, we can not access dependencies within constructors.</text:p>
              <text:p>@PostConstruct offers an alternative mechanism to do initialization logic after dependencies are injected.</text:p>
              <text:p>@PreDestroy allows some teardown logic before the bean is destroyed.</text:p>
              <text:p/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e safety</text:p>
          </draw:text-box>
        </draw:frame>
        <draw:frame presentation:style-name="pr23" draw:text-style-name="P17" draw:layer="layout" svg:width="25.199cm" svg:height="13.989cm" svg:x="1.4cm" svg:y="4.849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78">HelloService</text:span><text:span text:style-name="T59">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60">EmailService</text:span><text:span text:style-name="T59"> </text:span><text:span text:style-name="T62">email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58">public</text:span><text:span text:style-name="T59"> </text:span><text:span text:style-name="T58">void</text:span><text:span text:style-name="T59"> </text:span><text:span text:style-name="T64">sendHello</text:span><text:span text:style-name="T59"> () {</text:span></text:p>
            <text:p text:style-name="P8"><text:span text:style-name="T59"><text:s text:c="8"/></text:span><text:span text:style-name="T62">email</text:span><text:span text:style-name="T59">.</text:span><text:span text:style-name="T67">send</text:span><text:span text:style-name="T59">(</text:span><text:span text:style-name="T62">hello</text:span><text:span text:style-name="T59">.</text:span><text:span text:style-name="T67">hello</text:span><text:span text:style-name="T59">());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has compile time type safety.</text:span></text:p>
              <text:p text:style-name="P5"><text:span text:style-name="T2">In this example we have a GreeterClient, which depends on a HelloService and an EmailService, and it sends an email with a hello text.</text:span></text:p>
              <text:p><text:span text:style-name="T2">Injection points have types, and CDI will only inject beans that conform to this particular type.</text:span></text:p>
              <text:p><text:span text:style-name="T2">By default it injects by type, not by name, or extensive external configurations.</text:span></text:p>
              <text:p><text:span text:style-name="T2">This simplifies development a lot, but you have to be aware of some drawbacks.</text:span></text:p>
              <text:p><text:span text:style-name="T2">If you have multiple implementations, CDI will need additional hints to decide which to inject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 type erasure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60">Service</text:span><text:span text:style-name="T59">&lt;</text:span><text:span text:style-name="T60">Hello</text:span><text:span text:style-name="T59">&gt;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60">Service</text:span><text:span text:style-name="T59">&lt;</text:span><text:span text:style-name="T60">Email</text:span><text:span text:style-name="T59">&gt; </text:span><text:span text:style-name="T62">email</text:span><text:span text:style-name="T59">;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Generics are only checked at compile time, their type is removed in a process called type erasure. During runtime the virtual machine has no type information.</text:p>
              <text:p>CDI manages to circumvent this, I believe it uses some type metadata from class files.</text:p>
              <text:p>So you can inject a Service&lt;Hello&gt; and a Service&lt;Email&gt;, and CDI will be able to handle it.</text:p>
              <text:p/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interface</text:span><text:span text:style-name="T59"> </text:span><text:span text:style-name="T79">HelloService</text:span><text:span text:style-name="T59"> {</text:span></text:p>
            <text:p text:style-name="P8"><text:span text:style-name="T59"/></text:p>
            <text:p text:style-name="P8"><text:span text:style-name="T59"><text:s text:c="4"/></text:span><text:span text:style-name="T58">public</text:span><text:span text:style-name="T59"> </text:span><text:span text:style-name="T60">String</text:span><text:span text:style-name="T59"> </text:span><text:span text:style-name="T64">hello</text:span><text:span text:style-name="T59"> ();</text:span></text:p>
            <text:p text:style-name="P8"><text:span text:style-name="T59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terfaces can be injected too.</text:span></text:p>
              <text:p><text:span text:style-name="T2">CDI will look up the implementations of the interface, and injection proceeds with the implementations.</text:span></text:p>
              <text:p><text:span text:style-name="T2">CDI can still inject only one type, so additional hints are needed to pick an implementation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80">org.jboss.weld.exceptions.DeploymentException</text:span><text:span text:style-name="T81">: WELD-001408: Unsatisfied dependencies for type HelloService with qualifiers @Default</text:span></text:p>
            <text:p text:style-name="P8"><text:span text:style-name="T82"><text:s text:c="2"/></text:span><text:span text:style-name="T82">at injection point [BackedAnnotatedField] @Inject private GreeterClient.hello</text:span></text:p>
            <text:p text:style-name="P8"><text:span text:style-name="T82"><text:s text:c="2"/></text:span><text:span text:style-name="T82">at GreeterClient.hello(</text:span><text:span text:style-name="T80">GreeterClient.java:0</text:span><text:span text:style-name="T82">)</text:span></text:p>
            <text:p text:style-name="P8"><text:span text:style-name="T8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r interface is not implemented CDI will not start your application, and it will complain with a generic error message “Unsatisfied dependencies”.</text:p>
              <text:p>CDI only sees the interface, it cannot inject anything, because there is no implementation.</text:p>
              <text:p/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24" draw:text-style-name="P20" draw:layer="layout" svg:width="25.199cm" svg:height="14.111cm" svg:x="1.4cm" svg:y="4.914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English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Override</text:span></text:p>
            <text:p text:style-name="P8"><text:span text:style-name="T70"><text:s text:c="4"/></text:span><text:span text:style-name="T69">public</text:span><text:span text:style-name="T70"> </text:span><text:span text:style-name="T71">String</text:span><text:span text:style-name="T70"> </text:span><text:span text:style-name="T73">hello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77">"Hello World!"</text:span><text:span text:style-name="T70">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Hungarian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Override</text:span></text:p>
            <text:p text:style-name="P8"><text:span text:style-name="T70"><text:s text:c="4"/></text:span><text:span text:style-name="T69">public</text:span><text:span text:style-name="T70"> </text:span><text:span text:style-name="T71">String</text:span><text:span text:style-name="T70"> </text:span><text:span text:style-name="T73">hello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77">"Helló Világ!"</text:span><text:span text:style-name="T70">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mbiguous dependencie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80">org.jboss.weld.exceptions.DeploymentException</text:span><text:span text:style-name="T81">: WELD-001409: Ambiguous dependencies for type HelloService with qualifiers @Default</text:span></text:p>
            <text:p text:style-name="P8"><text:span text:style-name="T82"><text:s text:c="2"/></text:span><text:span text:style-name="T82">at injection point [BackedAnnotatedField] @Inject private GreeterClient.hello</text:span></text:p>
            <text:p text:style-name="P8"><text:span text:style-name="T82"><text:s text:c="2"/></text:span><text:span text:style-name="T82">at GreeterClient.hello(</text:span><text:span text:style-name="T80">GreeterClient.java:0</text:span><text:span text:style-name="T82">)</text:span></text:p>
            <text:p text:style-name="P8"><text:span text:style-name="T82"><text:s text:c="2"/></text:span><text:span text:style-name="T82">Possible dependencies: </text:span></text:p>
            <text:p text:style-name="P8"><text:span text:style-name="T82"><text:s text:c="2"/></text:span><text:span text:style-name="T82">- Managed Bean [class HungarianHelloService] with qualifiers [@Any @Default],</text:span></text:p>
            <text:p text:style-name="P8"><text:span text:style-name="T82"><text:s text:c="2"/></text:span><text:span text:style-name="T82">- Managed Bean [class EnglishHelloService] with qualifiers [@Any @Default]</text:span></text:p>
            <text:p text:style-name="P8"><text:span text:style-name="T8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If you have more than one implementations, like an English and a Hungarian HelloService, then CDI will also refuse to start, and complain with the “Ambiguous dependencies” error message.</text:p>
              <text:p text:style-name="P5"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notations that help container pick a bean</text:p>
              </text:list-item>
            </text:list>
            <text:p text:style-name="P8"><text:span text:style-name="T63"/></text:p>
            <text:p text:style-name="P8"><text:span text:style-name="T68">@Qualifier</text:span></text:p>
            <text:p text:style-name="P8"><text:span text:style-name="T68">@Retention</text:span><text:span text:style-name="T70">(</text:span><text:span text:style-name="T76">RUNTIME</text:span><text:span text:style-name="T70">)</text:span></text:p>
            <text:p text:style-name="P8"><text:span text:style-name="T68">@Target</text:span><text:span text:style-name="T70">({</text:span><text:span text:style-name="T76">FIELD</text:span><text:span text:style-name="T70">, </text:span><text:span text:style-name="T76">TYPE</text:span><text:span text:style-name="T70">, </text:span><text:span text:style-name="T76">METHOD</text:span><text:span text:style-name="T70">, </text:span><text:span text:style-name="T76">PARAMETER</text:span><text:span text:style-name="T70">})</text:span></text:p>
            <text:p text:style-name="P8"><text:span text:style-name="T69">public</text:span><text:span text:style-name="T70"> </text:span><text:span text:style-name="T69">@interface</text:span><text:span text:style-name="T70"> </text:span><text:span text:style-name="T68">English</text:span><text:span text:style-name="T70"> {</text:span></text:p>
            <text:p text:style-name="P8"><text:span text:style-name="T70">}</text:span></text:p>
            <text:p text:style-name="P8"><text:span text:style-name="T70"/></text:p>
            <text:p text:style-name="P8"><text:span text:style-name="T68">@Qualifier</text:span></text:p>
            <text:p text:style-name="P8"><text:span text:style-name="T68">@Retention</text:span><text:span text:style-name="T70">(</text:span><text:span text:style-name="T76">RUNTIME</text:span><text:span text:style-name="T70">)</text:span></text:p>
            <text:p text:style-name="P8"><text:span text:style-name="T68">@Target</text:span><text:span text:style-name="T70">({</text:span><text:span text:style-name="T76">FIELD</text:span><text:span text:style-name="T70">, </text:span><text:span text:style-name="T76">TYPE</text:span><text:span text:style-name="T70">, </text:span><text:span text:style-name="T76">METHOD</text:span><text:span text:style-name="T70">, </text:span><text:span text:style-name="T76">PARAMETER</text:span><text:span text:style-name="T70">})</text:span></text:p>
            <text:p text:style-name="P8"><text:span text:style-name="T69">public</text:span><text:span text:style-name="T70"> </text:span><text:span text:style-name="T69">@interface</text:span><text:span text:style-name="T70"> </text:span><text:span text:style-name="T68">Hungarian</text:span><text:span text:style-name="T70"> {</text:span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Qualifiers are one tool to help pick an implementation.</text:p>
              <text:p text:style-name="P5">We have already seen the @Source and @Target annotations when we produced databases.</text:p>
              <text:p text:style-name="P5">Likewise in this example we have @English and @Hungarian qualifiers.</text:p>
              <text:p text:style-name="P5"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beans</text:p>
          </draw:text-box>
        </draw:frame>
        <draw:frame presentation:style-name="pr25" draw:text-style-name="P20" draw:layer="layout" svg:width="25.199cm" svg:height="15.771cm" svg:x="1.4cm" svg:y="3.958cm" presentation:class="outline" presentation:user-transformed="true">
          <draw:text-box>
            <text:p text:style-name="P8"><text:span text:style-name="T68">@English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English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0"/></text:p>
            <text:p text:style-name="P8"><text:span text:style-name="T70"><text:s text:c="4"/></text:span><text:span text:style-name="T68">@Override</text:span></text:p>
            <text:p text:style-name="P8"><text:span text:style-name="T68"><text:s text:c="4"/></text:span><text:span text:style-name="T69">public</text:span><text:span text:style-name="T70"> </text:span><text:span text:style-name="T71">String</text:span><text:span text:style-name="T70"> </text:span><text:span text:style-name="T73">hello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77">"Hello World!"</text:span><text:span text:style-name="T70">;</text:span></text:p>
            <text:p text:style-name="P8"><text:span text:style-name="T70"><text:s text:c="4"/></text:span><text:span text:style-name="T70">}</text:span></text:p>
            <text:p text:style-name="P8"><text:span text:style-name="T70"/></text:p>
            <text:p text:style-name="P8"><text:span text:style-name="T72">}</text:span></text:p>
            <text:p text:style-name="P8"><text:span text:style-name="T70"/></text:p>
            <text:p text:style-name="P8"><text:span text:style-name="T68">@Hungarian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Hungarian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0"/></text:p>
            <text:p text:style-name="P8"><text:span text:style-name="T70"><text:s text:c="4"/></text:span><text:span text:style-name="T68">@Override</text:span></text:p>
            <text:p text:style-name="P8"><text:span text:style-name="T70"><text:s text:c="4"/></text:span><text:span text:style-name="T69">public</text:span><text:span text:style-name="T70"> </text:span><text:span text:style-name="T71">String</text:span><text:span text:style-name="T70"> </text:span><text:span text:style-name="T73">hello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77">"Helló Világ!"</text:span><text:span text:style-name="T70">;</text:span></text:p>
            <text:p text:style-name="P8"><text:span text:style-name="T70"><text:s text:c="4"/></text:span><text:span text:style-name="T70">}</text:span></text:p>
            <text:p text:style-name="P8"><text:span text:style-name="T70"/></text:p>
            <text:p text:style-name="P8"><text:span text:style-name="T7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Here we annotate our beans with the qualifiers.</text:p>
              <text:p text:style-name="P5"/>
              <text:p text:style-name="P5"/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injection point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0"/></text:p>
            <text:p text:style-name="P8"><text:span text:style-name="T70"><text:s text:c="4"/></text:span><text:span text:style-name="T68">@Inject</text:span></text:p>
            <text:p text:style-name="P8"><text:span text:style-name="T68"><text:s text:c="4"/></text:span><text:span text:style-name="T68">@English</text:span></text:p>
            <text:p text:style-name="P8"><text:span text:style-name="T68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0"/></text:p>
            <text:p text:style-name="P8"><text:span text:style-name="T70">}</text:span></text:p>
            <text:p text:style-name="P8"><text:span text:style-name="T72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0"/></text:p>
            <text:p text:style-name="P8"><text:span text:style-name="T70"><text:s text:c="4"/></text:span><text:span text:style-name="T68">@Inject</text:span></text:p>
            <text:p text:style-name="P8"><text:span text:style-name="T68"><text:s text:c="4"/></text:span><text:span text:style-name="T68">@Hungarian</text:span></text:p>
            <text:p text:style-name="P8"><text:span text:style-name="T68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0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We also annotate injection points with the qualifiers.</text:p>
              <text:p text:style-name="P5">This tells CDI we expect a particular implementation.</text:p>
              <text:p text:style-name="P5"/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 can have membe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8">@Qualifier</text:span></text:p>
            <text:p text:style-name="P8"><text:span text:style-name="T68">@Retention</text:span><text:span text:style-name="T70">(</text:span><text:span text:style-name="T76">RUNTIME</text:span><text:span text:style-name="T70">)</text:span></text:p>
            <text:p text:style-name="P8"><text:span text:style-name="T68">@Target</text:span><text:span text:style-name="T70">({</text:span><text:span text:style-name="T76">FIELD</text:span><text:span text:style-name="T70">, </text:span><text:span text:style-name="T76">TYPE</text:span><text:span text:style-name="T70">, </text:span><text:span text:style-name="T76">METHOD</text:span><text:span text:style-name="T70">, </text:span><text:span text:style-name="T76">PARAMETER</text:span><text:span text:style-name="T70">})</text:span></text:p>
            <text:p text:style-name="P8"><text:span text:style-name="T69">public</text:span><text:span text:style-name="T70"> </text:span><text:span text:style-name="T69">@interface</text:span><text:span text:style-name="T70"> </text:span><text:span text:style-name="T68">Languag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84">Languages</text:span><text:span text:style-name="T70"> </text:span><text:span text:style-name="T73">value</text:span><text:span text:style-name="T70"> ();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enum</text:span><text:span text:style-name="T70"> </text:span><text:span text:style-name="T84">Languages</text:span><text:span text:style-name="T70"> {</text:span></text:p>
            <text:p text:style-name="P8"><text:span text:style-name="T72"/></text:p>
            <text:p text:style-name="P8"><text:span text:style-name="T70"><text:s text:c="8"/></text:span><text:span text:style-name="T76">ENGLISH</text:span><text:span text:style-name="T70">,</text:span></text:p>
            <text:p text:style-name="P8"><text:span text:style-name="T70"><text:s text:c="8"/></text:span><text:span text:style-name="T76">HUNGARIAN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Qualifiers can have members.</text:p>
              <text:p>In this example we have a Language qualifier that can take an enum with ENGLISH or HUNGARIAN value.</text:p>
              <text:p/>
              <text:p/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beans</text:p>
          </draw:text-box>
        </draw:frame>
        <draw:frame presentation:style-name="pr25" draw:text-style-name="P20" draw:layer="layout" svg:width="25.199cm" svg:height="15.771cm" svg:x="1.4cm" svg:y="3.95cm" presentation:class="outline" presentation:user-transformed="true">
          <draw:text-box>
            <text:p text:style-name="P8"><text:span text:style-name="T68">@Language</text:span><text:span text:style-name="T70">(</text:span><text:span text:style-name="T76">ENGLISH</text:span><text:span text:style-name="T70">)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English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Override</text:span></text:p>
            <text:p text:style-name="P8"><text:span text:style-name="T70"><text:s text:c="4"/></text:span><text:span text:style-name="T69">public</text:span><text:span text:style-name="T70"> </text:span><text:span text:style-name="T71">String</text:span><text:span text:style-name="T70"> </text:span><text:span text:style-name="T73">hello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77">"Hello World!"</text:span><text:span text:style-name="T70">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8">@Language</text:span><text:span text:style-name="T70">(</text:span><text:span text:style-name="T76">HUNGARIAN</text:span><text:span text:style-name="T70">)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Hungarian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Override</text:span></text:p>
            <text:p text:style-name="P8"><text:span text:style-name="T70"><text:s text:c="4"/></text:span><text:span text:style-name="T69">public</text:span><text:span text:style-name="T70"> </text:span><text:span text:style-name="T71">String</text:span><text:span text:style-name="T70"> </text:span><text:span text:style-name="T73">hello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77">"Helló Világ!"</text:span><text:span text:style-name="T70">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eans can be annotated with these qualifier members.</text:span></text:p>
              <text:p><text:span text:style-name="T2"/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injections</text:p>
          </draw:text-box>
        </draw:frame>
        <draw:frame presentation:style-name="pr5" draw:text-style-name="P20" draw:layer="layout" svg:width="25.199cm" svg:height="13.859cm" svg:x="1.4cm" svg:y="5.455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68"><text:s text:c="4"/></text:span><text:span text:style-name="T68">@Language</text:span><text:span text:style-name="T70">(</text:span><text:span text:style-name="T76">ENGLISH</text:span><text:span text:style-name="T70">)</text:span></text:p>
            <text:p text:style-name="P8"><text:span text:style-name="T73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0"/></text:p>
            <text:p text:style-name="P8"><text:span text:style-name="T70"><text:s text:c="4"/></text:span><text:span text:style-name="T68">@Inject</text:span></text:p>
            <text:p text:style-name="P8"><text:span text:style-name="T68"><text:s text:c="4"/></text:span><text:span text:style-name="T68">@Language</text:span><text:span text:style-name="T70">(</text:span><text:span text:style-name="T76">HUNGARIAN</text:span><text:span text:style-name="T70">)</text:span></text:p>
            <text:p text:style-name="P8"><text:span text:style-name="T73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0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jection points can be annotated as well.</text:span></text:p>
            </draw:text-box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nbinding members</text:p>
          </draw:text-box>
        </draw:frame>
        <draw:frame presentation:style-name="pr26" draw:text-style-name="P20" draw:layer="layout" svg:width="25.199cm" svg:height="12.18cm" svg:x="1.4cm" svg:y="4.914cm" presentation:class="outline" presentation:user-transformed="true">
          <draw:text-box>
            <text:p text:style-name="P21"><text:span text:style-name="T85">@Qualifier</text:span></text:p>
            <text:p text:style-name="P22"><text:span text:style-name="T86">@Retention</text:span><text:span text:style-name="T87">(</text:span><text:span text:style-name="T88">RUNTIME</text:span><text:span text:style-name="T87">)</text:span></text:p>
            <text:p text:style-name="P22"><text:span text:style-name="T86">@Target</text:span><text:span text:style-name="T87">({</text:span><text:span text:style-name="T88">FIELD</text:span><text:span text:style-name="T87">, </text:span><text:span text:style-name="T88">TYPE</text:span><text:span text:style-name="T87">, </text:span><text:span text:style-name="T88">METHOD</text:span><text:span text:style-name="T87">, </text:span><text:span text:style-name="T88">PARAMETER</text:span><text:span text:style-name="T87">})</text:span></text:p>
            <text:p text:style-name="P22"><text:span text:style-name="T89">public</text:span><text:span text:style-name="T87"> </text:span><text:span text:style-name="T89">@interface</text:span><text:span text:style-name="T87"> </text:span><text:span text:style-name="T86">Language</text:span><text:span text:style-name="T87"> {</text:span></text:p>
            <text:p text:style-name="P22"><text:span text:style-name="T85"/></text:p>
            <text:p text:style-name="P22"><text:span text:style-name="T87"><text:s text:c="4"/></text:span><text:span text:style-name="T86">@Nonbinding</text:span></text:p>
            <text:p text:style-name="P22"><text:span text:style-name="T87"><text:s text:c="4"/></text:span><text:span text:style-name="T90">Languages</text:span><text:span text:style-name="T87"> </text:span><text:span text:style-name="T91">value</text:span><text:span text:style-name="T87"> ();</text:span></text:p>
            <text:p text:style-name="P22"><text:span text:style-name="T85"/></text:p>
            <text:p text:style-name="P22"><text:span text:style-name="T87"><text:s text:c="4"/></text:span><text:span text:style-name="T89">public</text:span><text:span text:style-name="T87"> </text:span><text:span text:style-name="T89">enum</text:span><text:span text:style-name="T87"> </text:span><text:span text:style-name="T90">Languages</text:span><text:span text:style-name="T87"> {</text:span></text:p>
            <text:p text:style-name="P22"><text:span text:style-name="T85"/></text:p>
            <text:p text:style-name="P22"><text:span text:style-name="T87"><text:s text:c="8"/></text:span><text:span text:style-name="T88">ENGLISH</text:span><text:span text:style-name="T87">,</text:span></text:p>
            <text:p text:style-name="P22"><text:span text:style-name="T87"><text:s text:c="8"/></text:span><text:span text:style-name="T88">HUNGARIAN</text:span></text:p>
            <text:p text:style-name="P23"><text:span text:style-name="T85"><text:s text:c="4"/></text:span><text:span text:style-name="T85">}</text:span></text:p>
            <text:p text:style-name="P22"><text:span text:style-name="T85"/></text:p>
            <text:p text:style-name="P23"><text:span text:style-name="T8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ing qualifiers</text:p>
          </draw:text-box>
        </draw:frame>
        <draw:frame presentation:style-name="pr26" draw:text-style-name="P20" draw:layer="layout" svg:width="25.199cm" svg:height="12.18cm" svg:x="1.4cm" svg:y="4.914cm" presentation:class="outline" presentation:user-transformed="true">
          <draw:text-box>
            <text:p text:style-name="P22"><text:span text:style-name="T86">@Target</text:span><text:span text:style-name="T87">({</text:span><text:span text:style-name="T88">TYPE</text:span><text:span text:style-name="T87">, </text:span><text:span text:style-name="T88">FIELD</text:span><text:span text:style-name="T87">, </text:span><text:span text:style-name="T88">METHOD</text:span><text:span text:style-name="T87">})</text:span></text:p>
            <text:p text:style-name="P22"><text:span text:style-name="T86">@Retention</text:span><text:span text:style-name="T87">(</text:span><text:span text:style-name="T88">RUNTIME</text:span><text:span text:style-name="T87">)</text:span></text:p>
            <text:p text:style-name="P22"><text:span text:style-name="T86">@Repeatable</text:span><text:span text:style-name="T87">(</text:span><text:span text:style-name="T86">Resources</text:span><text:span text:style-name="T87">.</text:span><text:span text:style-name="T89">class</text:span><text:span text:style-name="T87">)</text:span></text:p>
            <text:p text:style-name="P22"><text:span text:style-name="T89">public</text:span><text:span text:style-name="T87"> </text:span><text:span text:style-name="T89">@interface</text:span><text:span text:style-name="T87"> </text:span><text:span text:style-name="T86">Resource</text:span><text:span text:style-name="T87"> {</text:span></text:p>
            <text:p text:style-name="P22"><text:span text:style-name="T87"/></text:p>
            <text:p text:style-name="P22"><text:span text:style-name="T92"><text:s text:c="4"/></text:span><text:span text:style-name="T93">String</text:span><text:span text:style-name="T92"> </text:span><text:span text:style-name="T94">name</text:span><text:span text:style-name="T92">() </text:span><text:span text:style-name="T95">default</text:span><text:span text:style-name="T96"> </text:span><text:span text:style-name="T97">""</text:span><text:span text:style-name="T96">;</text:span></text:p>
            <text:p text:style-name="P22"><text:span text:style-name="T96"/></text:p>
            <text:p text:style-name="P22"><text:span text:style-name="T85">}</text:span></text:p>
            <text:p text:style-name="P23"><text:span text:style-name="T85"/></text:p>
            <text:p text:style-name="P24"><text:span text:style-name="T86">@Documented</text:span></text:p>
            <text:p text:style-name="P22"><text:span text:style-name="T86">@Retention</text:span><text:span text:style-name="T87">(</text:span><text:span text:style-name="T88">RUNTIME</text:span><text:span text:style-name="T87">)</text:span></text:p>
            <text:p text:style-name="P22"><text:span text:style-name="T86">@Target</text:span><text:span text:style-name="T87">(</text:span><text:span text:style-name="T88">TYPE</text:span><text:span text:style-name="T87">)</text:span></text:p>
            <text:p text:style-name="P22"><text:span text:style-name="T89">public</text:span><text:span text:style-name="T87"> </text:span><text:span text:style-name="T89">@interface</text:span><text:span text:style-name="T87"> </text:span><text:span text:style-name="T86">Resources</text:span><text:span text:style-name="T87"> {</text:span></text:p>
            <text:p text:style-name="P22"><text:span text:style-name="T87"/></text:p>
            <text:p text:style-name="P22"><text:span text:style-name="T87"><text:s text:c="3"/></text:span><text:span text:style-name="T86">Resource</text:span><text:span text:style-name="T87">[] </text:span><text:span text:style-name="T91">value</text:span><text:span text:style-name="T87">();</text:span></text:p>
            <text:p text:style-name="P22"><text:span text:style-name="T87"/></text:p>
            <text:p text:style-name="P23"><text:span text:style-name="T87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ing qualified </text:p>
          </draw:text-box>
        </draw:frame>
        <draw:frame presentation:style-name="pr26" draw:text-style-name="P20" draw:layer="layout" svg:width="25.199cm" svg:height="12.18cm" svg:x="1.4cm" svg:y="4.914cm" presentation:class="outline" presentation:user-transformed="true">
          <draw:text-box>
            <text:p text:style-name="P22"><text:span text:style-name="T86">@Resource</text:span><text:span text:style-name="T87">(name=</text:span><text:span text:style-name="T98">"mock"</text:span><text:span text:style-name="T87">)</text:span></text:p>
            <text:p text:style-name="P22"><text:span text:style-name="T86">@Resource</text:span><text:span text:style-name="T87">(name=</text:span><text:span text:style-name="T98">"smtp"</text:span><text:span text:style-name="T87">)</text:span></text:p>
            <text:p text:style-name="P22"><text:span text:style-name="T89">public</text:span><text:span text:style-name="T87"> </text:span><text:span text:style-name="T89">class</text:span><text:span text:style-name="T87"> </text:span><text:span text:style-name="T99">MockSmtpEmailService</text:span><text:span text:style-name="T87"> {</text:span></text:p>
            <text:p text:style-name="P22"><text:span text:style-name="T87"><text:s text:c="4"/></text:span><text:span text:style-name="T87">...</text:span></text:p>
            <text:p text:style-name="P22"><text:span text:style-name="T8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</text:p>
          </draw:text-box>
        </draw:frame>
        <draw:frame presentation:style-name="pr5" draw:text-style-name="P20" draw:layer="layout" svg:width="25.199cm" svg:height="13.859cm" svg:x="1.4cm" svg:y="4.908cm" presentation:class="outline" presentation:user-transformed="true">
          <draw:text-box>
            <text:p text:style-name="P8"><text:span text:style-name="T68">@English</text:span></text:p>
            <text:p text:style-name="P8"><text:span text:style-name="T68">@Console</text:span></text:p>
            <text:p text:style-name="P8"><text:span text:style-name="T68">@Secur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English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0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8">@English</text:span></text:p>
            <text:p text:style-name="P8"><text:span text:style-name="T70"><text:s text:c="4"/></text:span><text:span text:style-name="T68">@Console</text:span></text:p>
            <text:p text:style-name="P8"><text:span text:style-name="T70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Multiple qualifiers are possible, when you have a lot of implementations, and you want a very specific one.</text:p>
              <text:p>In this example we have an @English @Console @Secured HelloService, which fulfills the required @English @Console HelloService.</text:p>
              <text:p>The @Secured implementation is present on the bean, but this is still acceptable for the injection point.</text:p>
              <text:p/>
            </draw:text-box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 mismatch</text:p>
          </draw:text-box>
        </draw:frame>
        <draw:frame presentation:style-name="pr5" draw:text-style-name="P20" draw:layer="layout" svg:width="25.199cm" svg:height="13.859cm" svg:x="1.4cm" svg:y="4.908cm" presentation:class="outline" presentation:user-transformed="true">
          <draw:text-box>
            <text:p text:style-name="P8"><text:span text:style-name="T68">@English</text:span></text:p>
            <text:p text:style-name="P8"><text:span text:style-name="T68">@Secur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EnglishHelloService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0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8">@English</text:span></text:p>
            <text:p text:style-name="P8"><text:span text:style-name="T70"><text:s text:c="4"/></text:span><text:span text:style-name="T68">@Console</text:span></text:p>
            <text:p text:style-name="P8"><text:span text:style-name="T70"><text:s text:c="4"/></text:span><text:span text:style-name="T68">@Secured</text:span></text:p>
            <text:p text:style-name="P8"><text:span text:style-name="T70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However it does not work the other way around.</text:span></text:p>
              <text:p><text:span text:style-name="T2">In this example we have an @English @Secured HelloService, but we required an @English @Console @Secured one.</text:span></text:p>
              <text:p><text:span text:style-name="T2">The @Console qualifier is not present on the bean, so CDI will not consider it an appropriate candidate.</text:span></text:p>
              <text:p><text:span text:style-name="T2">So you have to be careful that you always pick the appropriate qualified implementation.</text:span></text:p>
              <text:p><text:span text:style-name="T2"/></text:p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25" draw:layer="layout" svg:width="25.199cm" svg:height="13.859cm" svg:x="1.4cm" svg:y="4.914cm" presentation:class="outline" presentation:user-transformed="true">
          <draw:text-box>
            <text:p text:style-name="P8"><text:span text:style-name="T100">org.jboss.weld.exceptions.DeploymentException</text:span><text:span text:style-name="T101">: WELD-001408: Unsatisfied dependencies for type HelloService with qualifiers @Secured @English @Console</text:span></text:p>
            <text:p text:style-name="P8"><text:span text:style-name="T102"><text:s text:c="2"/></text:span><text:span text:style-name="T102">at injection point [BackedAnnotatedField] @Inject @English @Console @Secured private GreeterClient.hello</text:span></text:p>
            <text:p text:style-name="P8"><text:span text:style-name="T102"><text:s text:c="2"/></text:span><text:span text:style-name="T102">at GreeterClient.hello(</text:span><text:span text:style-name="T100">GreeterClient.java:0</text:span><text:span text:style-name="T102">)</text:span></text:p>
            <text:p text:style-name="P8"><text:span text:style-name="T102">WELD-001475: The following beans match by type, but none have matching qualifiers:</text:span></text:p>
            <text:p text:style-name="P8"><text:span text:style-name="T102"><text:s text:c="2"/></text:span><text:span text:style-name="T102">- Managed Bean [class HungarianHelloService] with qualifiers [@Secured @Hungarian @Any],</text:span></text:p>
            <text:p text:style-name="P8"><text:span text:style-name="T102"><text:s text:c="2"/></text:span><text:span text:style-name="T102">- Managed Bean [class EnglishHelloService] with qualifiers [@Secured @English @Any]</text:span></text:p>
            <text:p text:style-name="P8"><text:span text:style-name="T10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 slightly cryptic but straightforward error.</text:p>
              <text:p>The beans match by type since they implement HelloService, but not by the required qualifiers.</text:p>
              <text:p/>
            </draw:text-box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ammatic lookup<text:line-break/>or lazy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79">Instance</text:span><text:span text:style-name="T59">&lt;</text:span><text:span text:style-name="T79">HelloService</text:span><text:span text:style-name="T59">&gt;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58">public</text:span><text:span text:style-name="T59"> </text:span><text:span text:style-name="T58">void</text:span><text:span text:style-name="T59"> </text:span><text:span text:style-name="T64">hello</text:span><text:span text:style-name="T59"> () {</text:span></text:p>
            <text:p text:style-name="P8"><text:span text:style-name="T59"><text:s text:c="8"/></text:span><text:span text:style-name="T67">display</text:span><text:span text:style-name="T59">(</text:span><text:span text:style-name="T62">hello</text:span><text:span text:style-name="T59">.</text:span><text:span text:style-name="T67">get</text:span><text:span text:style-name="T59">().</text:span><text:span text:style-name="T67">hello</text:span><text:span text:style-name="T59">());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We can defer CDI injection until runtime with Instance.</text:p>
              <text:p>By default CDI constructs the entire bean graph that is necessary to fulfill an action. For example to start an application, fulfill a request, or start a session.</text:p>
              <text:p>When the construction of the bean graph fails, CDI will not start your application or your request.</text:p>
              <text:p>We have already seen two examples for this, when we had zero or two implementations of an interface.</text:p>
              <text:p>If we use Instance&lt;T&gt; we defer this decision until runtime, the get call is what queries CDI for an appropriate bean.</text:p>
              <text:p>It is up to you to programmatically test this, CDI can not check your code during compile or startup time for such definition errors.</text:p>
            </draw:text-box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check of bean existence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79">Instance</text:span><text:span text:style-name="T59">&lt;</text:span><text:span text:style-name="T79">HelloService</text:span><text:span text:style-name="T59">&gt;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58">public</text:span><text:span text:style-name="T59"> </text:span><text:span text:style-name="T58">void</text:span><text:span text:style-name="T59"> </text:span><text:span text:style-name="T64">hello</text:span><text:span text:style-name="T59"> () {</text:span></text:p>
            <text:p text:style-name="P8"><text:span text:style-name="T59"><text:s text:c="8"/></text:span><text:span text:style-name="T58">if</text:span><text:span text:style-name="T59">( </text:span><text:span text:style-name="T62">hello</text:span><text:span text:style-name="T59">.isResolvable() ){</text:span></text:p>
            <text:p text:style-name="P8"><text:span text:style-name="T59"><text:s text:c="12"/></text:span><text:span text:style-name="T67">display</text:span><text:span text:style-name="T59">(</text:span><text:span text:style-name="T62">hello</text:span><text:span text:style-name="T59">.</text:span><text:span text:style-name="T67">get</text:span><text:span text:style-name="T59">().</text:span><text:span text:style-name="T67">hello</text:span><text:span text:style-name="T59">());</text:span></text:p>
            <text:p text:style-name="P8"><text:span text:style-name="T59"><text:s text:c="8"/></text:span><text:span text:style-name="T59">}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ankfully CDI offers tools to check for the existence of appropriate dependencies.</text:p>
              <text:p>The isResolvable method will return true if there is one and only one implementation.</text:p>
              <text:p>If there is no such implementation you could implement some other logic for example.</text:p>
              <text:p/>
            </draw:text-box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is iterable</text:p>
          </draw:text-box>
        </draw:frame>
        <draw:frame presentation:style-name="pr23" draw:text-style-name="P17" draw:layer="layout" svg:width="25.199cm" svg:height="13.989cm" svg:x="1.4cm" svg:y="4.849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8"><text:span text:style-name="T59"><text:s text:c="4"/></text:span><text:span text:style-name="T58">private</text:span><text:span text:style-name="T59"> </text:span><text:span text:style-name="T79">Instance</text:span><text:span text:style-name="T59">&lt;</text:span><text:span text:style-name="T79">HelloService</text:span><text:span text:style-name="T59">&gt; </text:span><text:span text:style-name="T62">services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58">public</text:span><text:span text:style-name="T59"> </text:span><text:span text:style-name="T58">void</text:span><text:span text:style-name="T59"> </text:span><text:span text:style-name="T64">hello</text:span><text:span text:style-name="T59"> () {</text:span></text:p>
            <text:p text:style-name="P8"><text:span text:style-name="T59"><text:s text:c="8"/></text:span><text:span text:style-name="T58">for</text:span><text:span text:style-name="T59">( </text:span><text:span text:style-name="T79">HelloService</text:span><text:span text:style-name="T59"> </text:span><text:span text:style-name="T65">service</text:span><text:span text:style-name="T59"> : </text:span><text:span text:style-name="T62">services</text:span><text:span text:style-name="T59"> ){</text:span></text:p>
            <text:p text:style-name="P8"><text:span text:style-name="T59"><text:s text:c="12"/></text:span><text:span text:style-name="T67">display</text:span><text:span text:style-name="T59">(</text:span><text:span text:style-name="T66">service</text:span><text:span text:style-name="T59">.</text:span><text:span text:style-name="T67">hello</text:span><text:span text:style-name="T59">());</text:span></text:p>
            <text:p text:style-name="P8"><text:span text:style-name="T59"><text:s text:c="8"/></text:span><text:span text:style-name="T59">}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stance can iterate through all implementations.</text:p>
              <text:p>We need to add @Any otherwise it does not work.</text:p>
              <text:p>We can have zero, one, two or more implementations.</text:p>
              <text:p>The logic will be the same, we just iterate over them.</text:p>
              <text:p/>
            </draw:text-box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offers streams</text:p>
          </draw:text-box>
        </draw:frame>
        <draw:frame presentation:style-name="pr26" draw:text-style-name="P26" draw:layer="layout" svg:width="25.199cm" svg:height="12.18cm" svg:x="1.4cm" svg:y="4.914cm" presentation:class="outline" presentation:user-transformed="true">
          <draw:text-box>
            <text:p text:style-name="P8"><text:span text:style-name="T104">public</text:span><text:span text:style-name="T105"> </text:span><text:span text:style-name="T104">class</text:span><text:span text:style-name="T105"> </text:span><text:span text:style-name="T106">ActionCollector</text:span><text:span text:style-name="T105"> {</text:span></text:p>
            <text:p text:style-name="P8"><text:span text:style-name="T107"/></text:p>
            <text:p text:style-name="P8"><text:span text:style-name="T105"><text:s text:c="4"/></text:span><text:span text:style-name="T108">@Inject</text:span></text:p>
            <text:p text:style-name="P8"><text:span text:style-name="T105"><text:s text:c="4"/></text:span><text:span text:style-name="T104">private</text:span><text:span text:style-name="T105"> </text:span><text:span text:style-name="T109">Instance</text:span><text:span text:style-name="T105">&lt;</text:span><text:span text:style-name="T109">Action</text:span><text:span text:style-name="T105">&gt; </text:span><text:span text:style-name="T110">actions</text:span><text:span text:style-name="T105">;</text:span></text:p>
            <text:p text:style-name="P8"><text:span text:style-name="T107"/></text:p>
            <text:p text:style-name="P8"><text:span text:style-name="T105"><text:s text:c="4"/></text:span><text:span text:style-name="T104">public</text:span><text:span text:style-name="T105"> </text:span><text:span text:style-name="T109">List</text:span><text:span text:style-name="T105">&lt;</text:span><text:span text:style-name="T109">Action</text:span><text:span text:style-name="T105">&gt; </text:span><text:span text:style-name="T111">possibleActions</text:span><text:span text:style-name="T105">(</text:span><text:span text:style-name="T106">Record</text:span><text:span text:style-name="T105"> </text:span><text:span text:style-name="T112">record</text:span><text:span text:style-name="T105">) {</text:span></text:p>
            <text:p text:style-name="P8"><text:span text:style-name="T105"><text:s text:c="8"/></text:span><text:span text:style-name="T104">return</text:span><text:span text:style-name="T105"> </text:span><text:span text:style-name="T110">actions</text:span></text:p>
            <text:p text:style-name="P8"><text:span text:style-name="T105"><text:s text:c="12"/></text:span><text:span text:style-name="T105">.stream()</text:span></text:p>
            <text:p text:style-name="P8"><text:span text:style-name="T105"><text:s text:c="12"/></text:span><text:span text:style-name="T105">.</text:span><text:span text:style-name="T113">filter</text:span><text:span text:style-name="T105">(</text:span><text:span text:style-name="T112">action</text:span><text:span text:style-name="T105"> -&gt; </text:span><text:span text:style-name="T114">action</text:span><text:span text:style-name="T105">.</text:span><text:span text:style-name="T113">isApplicable</text:span><text:span text:style-name="T105">(</text:span><text:span text:style-name="T114">record</text:span><text:span text:style-name="T105">))</text:span></text:p>
            <text:p text:style-name="P8"><text:span text:style-name="T105"><text:s text:c="12"/></text:span><text:span text:style-name="T105">.toList();</text:span></text:p>
            <text:p text:style-name="P8"><text:span text:style-name="T105"><text:s text:c="4"/></text:span><text:span text:style-name="T105">}</text:span></text:p>
            <text:p text:style-name="P8"><text:span text:style-name="T107"/></text:p>
            <text:p text:style-name="P8"><text:span text:style-name="T10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ategy pattern</text:p>
          </draw:text-box>
        </draw:frame>
        <draw:frame presentation:style-name="pr27" draw:text-style-name="P9" draw:layer="layout" svg:width="25.199cm" svg:height="12.95cm" svg:x="1.4cm" svg:y="4.914cm" presentation:class="outline" presentation:user-transformed="true">
          <draw:text-box>
            <text:p text:style-name="P8"><text:span text:style-name="T115">public</text:span><text:span text:style-name="T13"> </text:span><text:span text:style-name="T115">class</text:span><text:span text:style-name="T13"> </text:span><text:span text:style-name="T116">UserProducer</text:span><text:span text:style-name="T13"> {</text:span></text:p>
            <text:p text:style-name="P8"><text:span text:style-name="T117"/></text:p>
            <text:p text:style-name="P8"><text:span text:style-name="T13"><text:s text:c="4"/></text:span><text:span text:style-name="T118">@Inject</text:span></text:p>
            <text:p text:style-name="P8"><text:span text:style-name="T13"><text:s text:c="4"/></text:span><text:span text:style-name="T115">private</text:span><text:span text:style-name="T13"> </text:span><text:span text:style-name="T119">Instance</text:span><text:span text:style-name="T13">&lt;</text:span><text:span text:style-name="T119">UserMapper</text:span><text:span text:style-name="T13">&gt; </text:span><text:span text:style-name="T120">mappers</text:span><text:span text:style-name="T13">;</text:span></text:p>
            <text:p text:style-name="P8"><text:span text:style-name="T117"/></text:p>
            <text:p text:style-name="P8"><text:span text:style-name="T13"><text:s text:c="4"/></text:span><text:span text:style-name="T118">@Inject</text:span></text:p>
            <text:p text:style-name="P8"><text:span text:style-name="T13"><text:s text:c="4"/></text:span><text:span text:style-name="T115">private</text:span><text:span text:style-name="T13"> </text:span><text:span text:style-name="T116">UserSubject</text:span><text:span text:style-name="T13"> </text:span><text:span text:style-name="T120">subject</text:span><text:span text:style-name="T13">;</text:span></text:p>
            <text:p text:style-name="P8"><text:span text:style-name="T117"/></text:p>
            <text:p text:style-name="P8"><text:span text:style-name="T13"><text:s text:c="4"/></text:span><text:span text:style-name="T118">@Produces</text:span></text:p>
            <text:p text:style-name="P8"><text:span text:style-name="T13"><text:s text:c="4"/></text:span><text:span text:style-name="T118">@RequestScoped</text:span></text:p>
            <text:p text:style-name="P8"><text:span text:style-name="T13"><text:s text:c="4"/></text:span><text:span text:style-name="T115">public</text:span><text:span text:style-name="T13"> </text:span><text:span text:style-name="T116">User</text:span><text:span text:style-name="T13"> </text:span><text:span text:style-name="T121">user</text:span><text:span text:style-name="T13">() {</text:span></text:p>
            <text:p text:style-name="P8"><text:span text:style-name="T13"><text:s text:c="8"/></text:span><text:span text:style-name="T115">if</text:span><text:span text:style-name="T13"> (!</text:span><text:span text:style-name="T120">subject</text:span><text:span text:style-name="T13">.authenticated()) {</text:span></text:p>
            <text:p text:style-name="P8"><text:span text:style-name="T13"><text:s text:c="12"/></text:span><text:span text:style-name="T115">throw</text:span><text:span text:style-name="T13"> </text:span><text:span text:style-name="T115">new</text:span><text:span text:style-name="T13"> </text:span><text:span text:style-name="T116">ForbiddenException</text:span><text:span text:style-name="T13">(</text:span><text:span text:style-name="T122">"Authentication required."</text:span><text:span text:style-name="T13">);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15">for</text:span><text:span text:style-name="T13"> (</text:span><text:span text:style-name="T119">UserMapper</text:span><text:span text:style-name="T13"> </text:span><text:span text:style-name="T123">mapper</text:span><text:span text:style-name="T13"> : </text:span><text:span text:style-name="T120">mappers</text:span><text:span text:style-name="T13">) {</text:span></text:p>
            <text:p text:style-name="P8"><text:span text:style-name="T13"><text:s text:c="12"/></text:span><text:span text:style-name="T115">if</text:span><text:span text:style-name="T13"> (</text:span><text:span text:style-name="T124">mapper</text:span><text:span text:style-name="T13">.</text:span><text:span text:style-name="T125">isApplicable</text:span><text:span text:style-name="T13">(</text:span><text:span text:style-name="T120">subject</text:span><text:span text:style-name="T13">)) {</text:span></text:p>
            <text:p text:style-name="P8"><text:span text:style-name="T13"><text:s text:c="16"/></text:span><text:span text:style-name="T115">return</text:span><text:span text:style-name="T13"> </text:span><text:span text:style-name="T124">mapper</text:span><text:span text:style-name="T13">.</text:span><text:span text:style-name="T125">apply</text:span><text:span text:style-name="T13">(</text:span><text:span text:style-name="T120">subject</text:span><text:span text:style-name="T13">);</text:span></text:p>
            <text:p text:style-name="P8"><text:span text:style-name="T13"><text:s text:c="12"/></text:span><text:span text:style-name="T13">}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15">throw</text:span><text:span text:style-name="T13"> </text:span><text:span text:style-name="T115">new</text:span><text:span text:style-name="T13"> </text:span><text:span text:style-name="T116">ForbiddenException</text:span><text:span text:style-name="T13">(</text:span><text:span text:style-name="T122">"Unknown user "</text:span><text:span text:style-name="T13"> + </text:span><text:span text:style-name="T120">subject</text:span><text:span text:style-name="T13">.accessId());</text:span></text:p>
            <text:p text:style-name="P8"><text:span text:style-name="T13"><text:s text:c="4"/></text:span><text:span text:style-name="T13">}</text:span></text:p>
            <text:p text:style-name="P8"><text:span text:style-name="T117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can use qualifiers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8">public</text:span><text:span text:style-name="T59"> </text:span><text:span text:style-name="T58">class</text:span><text:span text:style-name="T59"> </text:span><text:span text:style-name="T60">GreeterClient</text:span><text:span text:style-name="T59"> {</text:span></text:p>
            <text:p text:style-name="P8"><text:span text:style-name="T61"/></text:p>
            <text:p text:style-name="P8"><text:span text:style-name="T59"><text:s text:c="4"/></text:span><text:span text:style-name="T63">@Inject</text:span></text:p>
            <text:p text:style-name="P6"><text:span text:style-name="T64"><text:s text:c="4"/></text:span><text:span text:style-name="T63">@English</text:span></text:p>
            <text:p text:style-name="P8"><text:span text:style-name="T59"><text:s text:c="4"/></text:span><text:span text:style-name="T58">private</text:span><text:span text:style-name="T59"> </text:span><text:span text:style-name="T79">Instance</text:span><text:span text:style-name="T59">&lt;</text:span><text:span text:style-name="T79">HelloService</text:span><text:span text:style-name="T59">&gt; </text:span><text:span text:style-name="T62">hello</text:span><text:span text:style-name="T59">;</text:span></text:p>
            <text:p text:style-name="P8"><text:span text:style-name="T61"/></text:p>
            <text:p text:style-name="P8"><text:span text:style-name="T59"><text:s text:c="4"/></text:span><text:span text:style-name="T58">public</text:span><text:span text:style-name="T59"> </text:span><text:span text:style-name="T58">void</text:span><text:span text:style-name="T59"> </text:span><text:span text:style-name="T64">hello</text:span><text:span text:style-name="T59"> () {</text:span></text:p>
            <text:p text:style-name="P8"><text:span text:style-name="T59"><text:s text:c="8"/></text:span><text:span text:style-name="T67">display</text:span><text:span text:style-name="T59">(</text:span><text:span text:style-name="T62">hello</text:span><text:span text:style-name="T59">.</text:span><text:span text:style-name="T67">get</text:span><text:span text:style-name="T59">().</text:span><text:span text:style-name="T67">hello</text:span><text:span text:style-name="T59">());</text:span></text:p>
            <text:p text:style-name="P8"><text:span text:style-name="T59"><text:s text:c="4"/></text:span><text:span text:style-name="T59">}</text:span></text:p>
            <text:p text:style-name="P8"><text:span text:style-name="T61"/></text:p>
            <text:p text:style-name="P8"><text:span text:style-name="T5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selection of qualifier</text:p>
          </draw:text-box>
        </draw:frame>
        <draw:frame presentation:style-name="pr5" draw:text-style-name="P27" draw:layer="layout" svg:width="25.199cm" svg:height="13.859cm" svg:x="1.4cm" svg:y="4.913cm" presentation:class="outline" presentation:user-transformed="true">
          <draw:text-box>
            <text:p text:style-name="P8"><text:span text:style-name="T126">public</text:span><text:span text:style-name="T127"> </text:span><text:span text:style-name="T126">class</text:span><text:span text:style-name="T127"> </text:span><text:span text:style-name="T128">GreeterClient</text:span><text:span text:style-name="T127"> {</text:span></text:p>
            <text:p text:style-name="P8"><text:span text:style-name="T129"/></text:p>
            <text:p text:style-name="P8"><text:span text:style-name="T127"><text:s text:c="4"/></text:span><text:span text:style-name="T130">@Any</text:span></text:p>
            <text:p text:style-name="P8"><text:span text:style-name="T127"><text:s text:c="4"/></text:span><text:span text:style-name="T130">@Inject</text:span></text:p>
            <text:p text:style-name="P8"><text:span text:style-name="T127"><text:s text:c="4"/></text:span><text:span text:style-name="T126">private</text:span><text:span text:style-name="T127"> </text:span><text:span text:style-name="T131">Instance</text:span><text:span text:style-name="T127">&lt;</text:span><text:span text:style-name="T131">HelloService</text:span><text:span text:style-name="T127">&gt; </text:span><text:span text:style-name="T132">services</text:span><text:span text:style-name="T127">;</text:span></text:p>
            <text:p text:style-name="P8"><text:span text:style-name="T129"/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hello</text:span><text:span text:style-name="T127"> () {</text:span></text:p>
            <text:p text:style-name="P8"><text:span text:style-name="T127"><text:s text:c="8"/></text:span><text:span text:style-name="T131">Annotation</text:span><text:span text:style-name="T127"> </text:span><text:span text:style-name="T134">qualifier</text:span><text:span text:style-name="T127"> = </text:span><text:span text:style-name="T126">new</text:span><text:span text:style-name="T127"> </text:span><text:span text:style-name="T135">AnnotationLiteral</text:span><text:span text:style-name="T127">&lt;</text:span><text:span text:style-name="T130">English</text:span><text:span text:style-name="T127">&gt;() {};</text:span></text:p>
            <text:p text:style-name="P8"><text:span text:style-name="T127"><text:s text:c="8"/></text:span><text:span text:style-name="T131">HelloService</text:span><text:span text:style-name="T127"> </text:span><text:span text:style-name="T134">service</text:span><text:span text:style-name="T127"> = </text:span><text:span text:style-name="T132">services</text:span><text:span text:style-name="T127">.</text:span><text:span text:style-name="T136">select</text:span><text:span text:style-name="T127">(</text:span><text:span text:style-name="T137">qualifier</text:span><text:span text:style-name="T127">).</text:span><text:span text:style-name="T136">get</text:span><text:span text:style-name="T127">();</text:span></text:p>
            <text:p text:style-name="P8"><text:span text:style-name="T127"><text:s text:c="8"/></text:span><text:span text:style-name="T136">display</text:span><text:span text:style-name="T127">(</text:span><text:span text:style-name="T137">service</text:span><text:span text:style-name="T127">.</text:span><text:span text:style-name="T136">hello</text:span><text:span text:style-name="T127">());</text:span></text:p>
            <text:p text:style-name="P8"><text:span text:style-name="T127"><text:s text:c="4"/></text:span><text:span text:style-name="T127">}</text:span></text:p>
            <text:p text:style-name="P8"><text:span text:style-name="T129"/></text:p>
            <text:p text:style-name="P8"><text:span text:style-name="T1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@Any annotation allows us to select qualifiers runtime.</text:p>
              <text:p>In this example we select the @English qualifier.</text:p>
              <text:p>We create a new AnnotationLiteral instance to do so.</text:p>
              <text:p/>
            </draw:text-box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annotation literals</text:p>
          </draw:text-box>
        </draw:frame>
        <draw:frame presentation:style-name="pr29" draw:text-style-name="P9" draw:layer="layout" svg:width="25.199cm" svg:height="12.387cm" svg:x="1.4cm" svg:y="4.914cm" presentation:class="outline" presentation:user-transformed="true">
          <draw:text-box>
            <text:p text:style-name="P8"><text:span text:style-name="T13"><text:s text:c="12"/></text:span><text:span text:style-name="T118">Any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Default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New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Specializes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Vetoed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Nonbinding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Initialized</text:span><text:span text:style-name="T13">.</text:span><text:span text:style-name="T116">Literal</text:span><text:span text:style-name="T13">.</text:span><text:span text:style-name="T138">REQUEST</text:span><text:span text:style-name="T13">,</text:span></text:p>
            <text:p text:style-name="P8"><text:span text:style-name="T13"><text:s text:c="12"/></text:span><text:span text:style-name="T118">Initialized</text:span><text:span text:style-name="T13">.</text:span><text:span text:style-name="T116">Literal</text:span><text:span text:style-name="T13">.</text:span><text:span text:style-name="T138">CONVERSATION</text:span><text:span text:style-name="T13">,</text:span></text:p>
            <text:p text:style-name="P8"><text:span text:style-name="T13"><text:s text:c="12"/></text:span><text:span text:style-name="T118">Initialized</text:span><text:span text:style-name="T13">.</text:span><text:span text:style-name="T116">Literal</text:span><text:span text:style-name="T13">.</text:span><text:span text:style-name="T138">SESSION</text:span><text:span text:style-name="T13">,</text:span></text:p>
            <text:p text:style-name="P8"><text:span text:style-name="T13"><text:s text:c="12"/></text:span><text:span text:style-name="T118">Initialized</text:span><text:span text:style-name="T13">.</text:span><text:span text:style-name="T116">Literal</text:span><text:span text:style-name="T13">.</text:span><text:span text:style-name="T138">APPLICATION</text:span><text:span text:style-name="T13">,</text:span></text:p>
            <text:p text:style-name="P8"><text:span text:style-name="T13"><text:s text:c="12"/></text:span><text:span text:style-name="T118">Destroyed</text:span><text:span text:style-name="T13">.</text:span><text:span text:style-name="T116">Literal</text:span><text:span text:style-name="T13">.</text:span><text:span text:style-name="T138">REQUEST</text:span><text:span text:style-name="T13">,</text:span></text:p>
            <text:p text:style-name="P8"><text:span text:style-name="T13"><text:s text:c="12"/></text:span><text:span text:style-name="T118">Destroyed</text:span><text:span text:style-name="T13">.</text:span><text:span text:style-name="T116">Literal</text:span><text:span text:style-name="T13">.</text:span><text:span text:style-name="T138">CONVERSATION</text:span><text:span text:style-name="T13">,</text:span></text:p>
            <text:p text:style-name="P8"><text:span text:style-name="T13"><text:s text:c="12"/></text:span><text:span text:style-name="T118">Destroyed</text:span><text:span text:style-name="T13">.</text:span><text:span text:style-name="T116">Literal</text:span><text:span text:style-name="T13">.</text:span><text:span text:style-name="T138">SESSION</text:span><text:span text:style-name="T13">,</text:span></text:p>
            <text:p text:style-name="P8"><text:span text:style-name="T13"><text:s text:c="12"/></text:span><text:span text:style-name="T118">Destroyed</text:span><text:span text:style-name="T13">.</text:span><text:span text:style-name="T116">Literal</text:span><text:span text:style-name="T13">.</text:span><text:span text:style-name="T138">APPLICATION</text:span><text:span text:style-name="T13">,</text:span></text:p>
            <text:p text:style-name="P8"><text:span text:style-name="T13"><text:s text:c="12"/></text:span><text:span text:style-name="T118">RequestScoped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SessionScoped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ApplicationScoped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Dependent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ConversationScoped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Alternative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Typed</text:span><text:span text:style-name="T13">.</text:span><text:span text:style-name="T116">Literal</text:span><text:span text:style-name="T13">.</text:span><text:span text:style-name="T138">INSTANCE</text:span><text:span text:style-name="T13">,</text:span></text:p>
            <text:p text:style-name="P8"><text:span text:style-name="T13"><text:s text:c="12"/></text:span><text:span text:style-name="T118">Typed</text:span><text:span text:style-name="T13">.</text:span><text:span text:style-name="T116">Literal</text:span><text:span text:style-name="T13">.</text:span><text:span text:style-name="T125">of</text:span><text:span text:style-name="T13">(</text:span><text:span text:style-name="T115">new</text:span><text:span text:style-name="T13"> </text:span><text:span text:style-name="T116">Class</text:span><text:span text:style-name="T13">[]{</text:span><text:span text:style-name="T119">HelloService</text:span><text:span text:style-name="T13">.</text:span><text:span text:style-name="T115">class</text:span><text:span text:style-name="T13">}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2">There are some built-in annotation literals, so we do not have to create new instances all the time.</text:p>
            </draw:text-box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8">Producers can return objects to be injected</text:p>
              </text:list-item>
              <text:list-item>
                <text:p text:style-name="P28">Objects can be beans but not necessarily so</text:p>
              </text:list-item>
              <text:list-item>
                <text:p text:style-name="P28"><text:span text:style-name="T139">Producers can use the new keyword</text:span></text:p>
              </text:list-item>
              <text:list-item>
                <text:p text:style-name="P28"><text:span text:style-name="T139">Objects will be under half CDI control</text:span></text:p>
              </text:list-item>
              <text:list-item>
                <text:p text:style-name="P28"><text:span text:style-name="T139">Useful for working with legacy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fields</text:p>
          </draw:text-box>
        </draw:frame>
        <draw:frame presentation:style-name="pr5" draw:text-style-name="P20" draw:layer="layout" svg:width="25.199cm" svg:height="13.859cm" svg:x="1.4cm" svg:y="5.443cm" presentation:class="outline" presentation:user-transformed="true">
          <draw:text-box>
            <text:p text:style-name="P8"><text:span text:style-name="T89">public</text:span><text:span text:style-name="T91"> </text:span><text:span text:style-name="T89">class</text:span><text:span text:style-name="T91"> </text:span><text:span text:style-name="T99">DatabaseProducer</text:span><text:span text:style-name="T91"> {</text:span></text:p>
            <text:p text:style-name="P8"><text:span text:style-name="T140"/></text:p>
            <text:p text:style-name="P8"><text:span text:style-name="T91"><text:s text:c="4"/></text:span><text:span text:style-name="T86">@Produces</text:span></text:p>
            <text:p text:style-name="P8"><text:span text:style-name="T91"><text:s text:c="4"/></text:span><text:span text:style-name="T89">private</text:span><text:span text:style-name="T91"> </text:span><text:span text:style-name="T99">Database</text:span><text:span text:style-name="T91"> </text:span><text:span text:style-name="T99">database</text:span><text:span text:style-name="T91"> =</text:span></text:p>
            <text:p text:style-name="P8"><text:span text:style-name="T91"><text:s text:c="8"/></text:span><text:span text:style-name="T89">new</text:span><text:span text:style-name="T91"> </text:span><text:span text:style-name="T99">Database</text:span><text:span text:style-name="T91">(</text:span><text:span text:style-name="T141">"http://database"</text:span><text:span text:style-name="T91">, </text:span><text:span text:style-name="T141">"user"</text:span><text:span text:style-name="T91">, </text:span><text:span text:style-name="T141">"pass"</text:span><text:span text:style-name="T91">); </text:span></text:p>
            <text:p text:style-name="P8"><text:span text:style-name="T140"/></text:p>
            <text:p text:style-name="P8"><text:span text:style-name="T91">}</text:span></text:p>
            <text:p text:style-name="P8"><text:span text:style-name="T72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Record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1">Database</text:span><text:span text:style-name="T70"> </text:span><text:span text:style-name="T75">database</text:span><text:span text:style-name="T70">;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method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8"><text:span text:style-name="T69">public</text:span><text:span text:style-name="T73"> </text:span><text:span text:style-name="T69">class</text:span><text:span text:style-name="T73"> </text:span><text:span text:style-name="T71">DatabaseProducer</text:span><text:span text:style-name="T73"> {</text:span></text:p>
            <text:p text:style-name="P8"><text:span text:style-name="T72"/></text:p>
            <text:p text:style-name="P8"><text:span text:style-name="T70"><text:s text:c="4"/></text:span><text:span text:style-name="T68">@Produces</text:span></text:p>
            <text:p text:style-name="P8"><text:span text:style-name="T70"><text:s text:c="4"/></text:span><text:span text:style-name="T69">public</text:span><text:span text:style-name="T70"> </text:span><text:span text:style-name="T71">Database</text:span><text:span text:style-name="T70"> </text:span><text:span text:style-name="T73">createDatabase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69">new</text:span><text:span text:style-name="T70"> </text:span><text:span text:style-name="T71">Database</text:span><text:span text:style-name="T70">(</text:span><text:span text:style-name="T77">"http://database"</text:span><text:span text:style-name="T70">, </text:span><text:span text:style-name="T77">"user"</text:span><text:span text:style-name="T70">, </text:span><text:span text:style-name="T77">"pass"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2">}</text:span></text:p>
            <text:p text:style-name="P8"><text:span text:style-name="T72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Record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1">Database</text:span><text:span text:style-name="T70"> </text:span><text:span text:style-name="T75">database</text:span><text:span text:style-name="T70">;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qualifiers</text:p>
          </draw:text-box>
        </draw:frame>
        <draw:frame presentation:style-name="pr30" draw:layer="layout" svg:width="25.199cm" svg:height="14.111cm" svg:x="1.4cm" svg:y="4.914cm" presentation:class="outline" presentation:user-transformed="true">
          <draw:text-box>
            <text:p text:style-name="P8"><text:span text:style-name="T69">public</text:span><text:span text:style-name="T73"> </text:span><text:span text:style-name="T69">class</text:span><text:span text:style-name="T73"> </text:span><text:span text:style-name="T71">DatabaseProducer</text:span><text:span text:style-name="T73"> {</text:span></text:p>
            <text:p text:style-name="P8"><text:span text:style-name="T72"/></text:p>
            <text:p text:style-name="P8"><text:span text:style-name="T70"><text:s text:c="4"/></text:span><text:span text:style-name="T68">@Produces</text:span></text:p>
            <text:p text:style-name="P8"><text:span text:style-name="T73"><text:s text:c="4"/></text:span><text:span text:style-name="T68">@Users</text:span></text:p>
            <text:p text:style-name="P8"><text:span text:style-name="T70"><text:s text:c="4"/></text:span><text:span text:style-name="T69">public</text:span><text:span text:style-name="T70"> </text:span><text:span text:style-name="T71">Database</text:span><text:span text:style-name="T70"> </text:span><text:span text:style-name="T73">createDatabase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69">new</text:span><text:span text:style-name="T70"> </text:span><text:span text:style-name="T71">Database</text:span><text:span text:style-name="T70">(</text:span><text:span text:style-name="T77">"http://users"</text:span><text:span text:style-name="T70">, </text:span><text:span text:style-name="T77">"user"</text:span><text:span text:style-name="T70">, </text:span><text:span text:style-name="T77">"pass"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2">}</text:span></text:p>
            <text:p text:style-name="P8"><text:span text:style-name="T72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User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3"><text:s text:c="4"/></text:span><text:span text:style-name="T68">@Users</text:span></text:p>
            <text:p text:style-name="P8"><text:span text:style-name="T70"><text:s text:c="4"/></text:span><text:span text:style-name="T69">private</text:span><text:span text:style-name="T70"> </text:span><text:span text:style-name="T71">Database</text:span><text:span text:style-name="T70"> </text:span><text:span text:style-name="T75">users</text:span><text:span text:style-name="T70">;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scope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DatabaseProduc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Produces</text:span></text:p>
            <text:p text:style-name="P8"><text:span text:style-name="T73"><text:s text:c="4"/></text:span><text:span text:style-name="T68">@ApplicationScoped</text:span></text:p>
            <text:p text:style-name="P8"><text:span text:style-name="T70"><text:s text:c="4"/></text:span><text:span text:style-name="T69">public</text:span><text:span text:style-name="T70"> </text:span><text:span text:style-name="T71">Database</text:span><text:span text:style-name="T70"> </text:span><text:span text:style-name="T73">createDatabase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69">new</text:span><text:span text:style-name="T70"> </text:span><text:span text:style-name="T71">Database</text:span><text:span text:style-name="T70">(</text:span><text:span text:style-name="T77">"http://database"</text:span><text:span text:style-name="T70">, </text:span><text:span text:style-name="T77">"user"</text:span><text:span text:style-name="T70">, </text:span><text:span text:style-name="T77">"pass"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2">}</text:span></text:p>
            <text:p text:style-name="P8"><text:span text:style-name="T7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DI will do the appropriate bean lifecycle callbacks.</text:p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clean up</text:p>
          </draw:text-box>
        </draw:frame>
        <draw:frame presentation:style-name="pr5" draw:text-style-name="P20" draw:layer="layout" svg:width="25.199cm" svg:height="13.859cm" svg:x="1.4cm" svg:y="5.709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DatabaseProduc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Produces</text:span></text:p>
            <text:p text:style-name="P8"><text:span text:style-name="T70"><text:s text:c="4"/></text:span><text:span text:style-name="T69">public</text:span><text:span text:style-name="T70"> </text:span><text:span text:style-name="T71">Database</text:span><text:span text:style-name="T70"> </text:span><text:span text:style-name="T73">openDatabase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69">new</text:span><text:span text:style-name="T70"> </text:span><text:span text:style-name="T71">Database</text:span><text:span text:style-name="T70">(</text:span><text:span text:style-name="T77">"http://database"</text:span><text:span text:style-name="T70">, </text:span><text:span text:style-name="T77">"user"</text:span><text:span text:style-name="T70">, </text:span><text:span text:style-name="T77">"pass"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closeDatabase</text:span><text:span text:style-name="T70"> (</text:span><text:span text:style-name="T68">@Disposes</text:span><text:span text:style-name="T70"> </text:span><text:span text:style-name="T71">Database</text:span><text:span text:style-name="T70"> </text:span><text:span text:style-name="T142">database</text:span><text:span text:style-name="T70">) {</text:span></text:p>
            <text:p text:style-name="P8"><text:span text:style-name="T70"><text:s text:c="8"/></text:span><text:span text:style-name="T143">database</text:span><text:span text:style-name="T70">.close(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Dispose methods accept the same type as we have created, including the qualifiers we have declared.</text:p>
              <text:p text:style-name="P5"/>
            </draw:text-box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ection point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, constructor, method, params metadata</text:p>
              </text:list-item>
            </text:list>
            <text:p text:style-name="P8"><text:span text:style-name="T69">public</text:span><text:span text:style-name="T70"> </text:span><text:span text:style-name="T69">class</text:span><text:span text:style-name="T70"> </text:span><text:span text:style-name="T71">LogProduc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Produces</text:span></text:p>
            <text:p text:style-name="P8"><text:span text:style-name="T70"><text:s text:c="4"/></text:span><text:span text:style-name="T69">public</text:span><text:span text:style-name="T70"> </text:span><text:span text:style-name="T71">Logger</text:span><text:span text:style-name="T70"> </text:span><text:span text:style-name="T73">produceLog</text:span><text:span text:style-name="T70"> (</text:span><text:span text:style-name="T74">InjectionPoint</text:span><text:span text:style-name="T70"> </text:span><text:span text:style-name="T142">injectionPoint</text:span><text:span text:style-name="T70">) {</text:span></text:p>
            <text:p text:style-name="P8"><text:span text:style-name="T70"><text:s text:c="8"/></text:span><text:span text:style-name="T74">Member</text:span><text:span text:style-name="T70"> </text:span><text:span text:style-name="T142">member</text:span><text:span text:style-name="T70"> = </text:span><text:span text:style-name="T143">injectionPoint</text:span><text:span text:style-name="T70">.</text:span><text:span text:style-name="T144">getMember</text:span><text:span text:style-name="T70">();</text:span></text:p>
            <text:p text:style-name="P8"><text:span text:style-name="T70"><text:s text:c="8"/></text:span><text:span text:style-name="T71">Class</text:span><text:span text:style-name="T70">&lt;?&gt; </text:span><text:span text:style-name="T142">clazz</text:span><text:span text:style-name="T70"> = </text:span><text:span text:style-name="T143">member</text:span><text:span text:style-name="T70">.</text:span><text:span text:style-name="T144">getDeclaringClass</text:span><text:span text:style-name="T70">();</text:span></text:p>
            <text:p text:style-name="P8"><text:span text:style-name="T70"><text:s text:c="8"/></text:span><text:span text:style-name="T69">return</text:span><text:span text:style-name="T70"> </text:span><text:span text:style-name="T71">Logger</text:span><text:span text:style-name="T70">.</text:span><text:span text:style-name="T144">getLogger</text:span><text:span text:style-name="T70">(</text:span><text:span text:style-name="T143">clazz</text:span><text:span text:style-name="T70">.getName()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ducers receive additional metadata in the form of InjectionPoint classes.</text:p>
              <text:p>When CDI injects dependencies from a producer, it will already know the injection point, and can pass them.</text:p>
              <text:p>We see the member, the declaring class, and other metadata, see the CDI specification.</text:p>
              <text:p>In this example we inject a logger based on the declaring class of the member.</text:p>
            </draw:text-box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. points have no type erasure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MapProduc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Produces</text:span></text:p>
            <text:p text:style-name="P8"><text:span text:style-name="T70"><text:s text:c="4"/></text:span><text:span text:style-name="T69">public</text:span><text:span text:style-name="T70"> &lt;</text:span><text:span text:style-name="T71">K</text:span><text:span text:style-name="T70">, </text:span><text:span text:style-name="T71">V</text:span><text:span text:style-name="T70">&gt; </text:span><text:span text:style-name="T74">Map</text:span><text:span text:style-name="T70">&lt;</text:span><text:span text:style-name="T71">K</text:span><text:span text:style-name="T70">, </text:span><text:span text:style-name="T71">V</text:span><text:span text:style-name="T70">&gt; </text:span><text:span text:style-name="T73">produceMap</text:span><text:span text:style-name="T70"> (</text:span><text:span text:style-name="T74">InjectionPoint</text:span><text:span text:style-name="T70"> </text:span><text:span text:style-name="T142">ip</text:span><text:span text:style-name="T70">) {</text:span></text:p>
            <text:p text:style-name="P8"><text:span text:style-name="T70"><text:s text:c="8"/></text:span><text:span text:style-name="T69">if</text:span><text:span text:style-name="T70">( valueIsNumber(</text:span><text:span text:style-name="T143">ip</text:span><text:span text:style-name="T70">.</text:span><text:span text:style-name="T144">getType</text:span><text:span text:style-name="T70">()) ){</text:span></text:p>
            <text:p text:style-name="P8"><text:span text:style-name="T70"><text:s text:c="12"/></text:span><text:span text:style-name="T69">return</text:span><text:span text:style-name="T70"> </text:span><text:span text:style-name="T69">new</text:span><text:span text:style-name="T70"> </text:span><text:span text:style-name="T71">TreeMap</text:span><text:span text:style-name="T70">&lt;&gt;();</text:span></text:p>
            <text:p text:style-name="P8"><text:span text:style-name="T70"><text:s text:c="8"/></text:span><text:span text:style-name="T70">}</text:span></text:p>
            <text:p text:style-name="P8"><text:span text:style-name="T70"><text:s text:c="8"/></text:span><text:span text:style-name="T69">return</text:span><text:span text:style-name="T70"> </text:span><text:span text:style-name="T69">new</text:span><text:span text:style-name="T70"> </text:span><text:span text:style-name="T71">HashMap</text:span><text:span text:style-name="T70">&lt;&gt;(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jection points do not have type erasure either.</text:p>
              <text:p>In this example we can separate cases based on type.</text:p>
              <text:p>For numbers we create a TreeMap, everything else gets a generic HashMap instance.</text:p>
              <text:p/>
            </draw:text-box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annotations</text:p>
          </draw:text-box>
        </draw:frame>
        <draw:frame presentation:style-name="pr17" draw:layer="layout" svg:width="25.199cm" svg:height="13.622cm" svg:x="1.4cm" svg:y="4.914cm" presentation:class="outline" presentation:user-transformed="true">
          <draw:text-box>
            <text:list text:style-name="L3">
              <text:list-item>
                <text:p>@Any</text:p>
              </text:list-item>
              <text:list-item>
                <text:p>@Default</text:p>
              </text:list-item>
              <text:list-item>
                <text:p>@Alternative</text:p>
              </text:list-item>
              <text:list-item>
                <text:p>@Specializes</text:p>
              </text:list-item>
              <text:list-item>
                <text:p>@Named</text:p>
              </text:list-item>
              <text:list-item>
                <text:p>@New</text:p>
              </text:list-item>
              <text:list-item>
                <text:p>@Vetoed</text:p>
              </text:list-item>
              <text:list-item>
                <text:p>@Typ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ny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8">Present on all beans except @New</text:p>
              </text:list-item>
              <text:list-item>
                <text:p text:style-name="P28">Instance&lt;T&gt; can be annotated with @Any</text:p>
              </text:list-item>
              <text:list-item>
                <text:p text:style-name="P28">Allows us to select qualifiers dynamic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fault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esent on all beans except @Named</text:p>
              </text:list-item>
              <text:list-item>
                <text:p>Default qualifier on injection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lternative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8">Alternatives are disabled by default</text:p>
              </text:list-item>
              <text:list-item>
                <text:p text:style-name="P28">They can be enabled in beans.xml</text:p>
              </text:list-item>
              <text:list-item>
                <text:p text:style-name="P28">Or with SeContainerInitializer.selectAlternatives</text:p>
              </text:list-item>
              <text:list-item>
                <text:p text:style-name="P28">Or with various testing frameworks</text:p>
              </text:list-item>
              <text:list-item>
                <text:p text:style-name="P28">They are excellent to tag mocks for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prevent ambiguity</text:p>
          </draw:text-box>
        </draw:frame>
        <draw:frame presentation:style-name="pr26" draw:text-style-name="P29" draw:layer="layout" svg:width="25.199cm" svg:height="12.18cm" svg:x="1.4cm" svg:y="4.914cm" presentation:class="outline" presentation:user-transformed="true">
          <draw:text-box>
            <text:p text:style-name="P8"><text:span text:style-name="T86">@Alternative</text:span></text:p>
            <text:p text:style-name="P8"><text:span text:style-name="T89">public</text:span><text:span text:style-name="T87"> </text:span><text:span text:style-name="T89">class</text:span><text:span text:style-name="T87"> </text:span><text:span text:style-name="T99">User</text:span><text:span text:style-name="T87"> {</text:span></text:p>
            <text:p text:style-name="P8"><text:span text:style-name="T87"><text:s text:c="4"/></text:span><text:span text:style-name="T145">// ...</text:span></text:p>
            <text:p text:style-name="P8"><text:span text:style-name="T87">}</text:span></text:p>
            <text:p text:style-name="P8"><text:span text:style-name="T87"/></text:p>
            <text:p text:style-name="P8"><text:span text:style-name="T89">public</text:span><text:span text:style-name="T87"> </text:span><text:span text:style-name="T89">class</text:span><text:span text:style-name="T87"> </text:span><text:span text:style-name="T99">UserProducer</text:span><text:span text:style-name="T87"> {</text:span></text:p>
            <text:p text:style-name="P8"><text:span text:style-name="T87"/></text:p>
            <text:p text:style-name="P8"><text:span text:style-name="T87"><text:s text:c="4"/></text:span><text:span text:style-name="T86">@Produces</text:span></text:p>
            <text:p text:style-name="P8"><text:span text:style-name="T87"><text:s text:c="4"/></text:span><text:span text:style-name="T86">@RequestScoped</text:span></text:p>
            <text:p text:style-name="P8"><text:span text:style-name="T87"><text:s text:c="4"/></text:span><text:span text:style-name="T89">public</text:span><text:span text:style-name="T87"> </text:span><text:span text:style-name="T99">User</text:span><text:span text:style-name="T87"> </text:span><text:span text:style-name="T91">user</text:span><text:span text:style-name="T87">() {</text:span></text:p>
            <text:p text:style-name="P8"><text:span text:style-name="T87"><text:s text:c="8"/></text:span><text:span text:style-name="T145">// ...</text:span></text:p>
            <text:p text:style-name="P8"><text:span text:style-name="T87"><text:s text:c="4"/></text:span><text:span text:style-name="T87">}</text:span></text:p>
            <text:p text:style-name="P8"><text:span text:style-name="T87"/></text:p>
            <text:p text:style-name="P8"><text:span text:style-name="T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be used for testing</text:p>
          </draw:text-box>
        </draw:frame>
        <draw:frame presentation:style-name="pr26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46">@Alternative</text:span></text:p>
            <text:p text:style-name="P8"><text:span text:style-name="T147">public</text:span><text:span text:style-name="T148"> </text:span><text:span text:style-name="T147">class</text:span><text:span text:style-name="T148"> </text:span><text:span text:style-name="T149">ActionTestBase_DatabaseCreator</text:span><text:span text:style-name="T148"> </text:span><text:span text:style-name="T147">extends</text:span><text:span text:style-name="T148"> </text:span><text:span text:style-name="T149">DatabaseCreator</text:span><text:span text:style-name="T148"> {</text:span></text:p>
            <text:p text:style-name="P8"><text:span text:style-name="T150"/></text:p>
            <text:p text:style-name="P8"><text:span text:style-name="T148"><text:s text:c="4"/></text:span><text:span text:style-name="T146">@Override</text:span></text:p>
            <text:p text:style-name="P8"><text:span text:style-name="T148"><text:s text:c="4"/></text:span><text:span text:style-name="T147">protected</text:span><text:span text:style-name="T148"> </text:span><text:span text:style-name="T149">CloudantDatabase</text:span><text:span text:style-name="T148"> </text:span><text:span text:style-name="T151">createCloudant</text:span><text:span text:style-name="T148">(</text:span><text:span text:style-name="T149">String</text:span><text:span text:style-name="T148"> </text:span><text:span text:style-name="T152">db</text:span><text:span text:style-name="T148">) {</text:span></text:p>
            <text:p text:style-name="P8"><text:span text:style-name="T148"><text:s text:c="8"/></text:span><text:span text:style-name="T147">return</text:span><text:span text:style-name="T148"> </text:span><text:span text:style-name="T149">Mockito</text:span><text:span text:style-name="T148">.</text:span><text:span text:style-name="T153">spy</text:span><text:span text:style-name="T148">(</text:span><text:span text:style-name="T147">new</text:span><text:span text:style-name="T148"> </text:span><text:span text:style-name="T149">FakeDatabase</text:span><text:span text:style-name="T148">(</text:span><text:span text:style-name="T154">"https://fakedb:1234"</text:span><text:span text:style-name="T148">, </text:span><text:span text:style-name="T155">db</text:span><text:span text:style-name="T148">, </text:span><text:span text:style-name="T154">"user"</text:span><text:span text:style-name="T148">, </text:span><text:span text:style-name="T154">"pass"</text:span><text:span text:style-name="T148">));</text:span></text:p>
            <text:p text:style-name="P8"><text:span text:style-name="T148"><text:s text:c="4"/></text:span><text:span text:style-name="T148">}</text:span></text:p>
            <text:p text:style-name="P8"><text:span text:style-name="T150"/></text:p>
            <text:p text:style-name="P8"><text:span text:style-name="T148"><text:s text:c="4"/></text:span><text:span text:style-name="T146">@Override</text:span></text:p>
            <text:p text:style-name="P8"><text:span text:style-name="T148"><text:s text:c="4"/></text:span><text:span text:style-name="T147">protected</text:span><text:span text:style-name="T148"> </text:span><text:span text:style-name="T149">HistoryDatabase</text:span><text:span text:style-name="T148"> </text:span><text:span text:style-name="T151">createHistory</text:span><text:span text:style-name="T148">(</text:span><text:span text:style-name="T149">String</text:span><text:span text:style-name="T148"> </text:span><text:span text:style-name="T152">db</text:span><text:span text:style-name="T148">) {</text:span></text:p>
            <text:p text:style-name="P8"><text:span text:style-name="T148"><text:s text:c="8"/></text:span><text:span text:style-name="T147">return</text:span><text:span text:style-name="T148"> </text:span><text:span text:style-name="T149">Mockito</text:span><text:span text:style-name="T148">.</text:span><text:span text:style-name="T153">spy</text:span><text:span text:style-name="T148">(</text:span><text:span text:style-name="T147">super</text:span><text:span text:style-name="T148">.createHistory(</text:span><text:span text:style-name="T155">db</text:span><text:span text:style-name="T148">));</text:span></text:p>
            <text:p text:style-name="P8"><text:span text:style-name="T148"><text:s text:c="4"/></text:span><text:span text:style-name="T148">}</text:span></text:p>
            <text:p text:style-name="P8"><text:span text:style-name="T150"/></text:p>
            <text:p text:style-name="P8"><text:span text:style-name="T148"><text:s text:c="4"/></text:span><text:span text:style-name="T146">@Override</text:span></text:p>
            <text:p text:style-name="P8"><text:span text:style-name="T148"><text:s text:c="4"/></text:span><text:span text:style-name="T147">public</text:span><text:span text:style-name="T148"> </text:span><text:span text:style-name="T149">RevisionedDatabase</text:span><text:span text:style-name="T148"> </text:span><text:span text:style-name="T151">createRevisioned</text:span><text:span text:style-name="T148">(</text:span><text:span text:style-name="T149">String</text:span><text:span text:style-name="T148"> </text:span><text:span text:style-name="T152">db</text:span><text:span text:style-name="T148">) {</text:span></text:p>
            <text:p text:style-name="P8"><text:span text:style-name="T148"><text:s text:c="8"/></text:span><text:span text:style-name="T147">return</text:span><text:span text:style-name="T148"> </text:span><text:span text:style-name="T149">Mockito</text:span><text:span text:style-name="T148">.</text:span><text:span text:style-name="T153">spy</text:span><text:span text:style-name="T148">(</text:span><text:span text:style-name="T147">super</text:span><text:span text:style-name="T148">.createRevisioned(</text:span><text:span text:style-name="T155">db</text:span><text:span text:style-name="T148">));</text:span></text:p>
            <text:p text:style-name="P8"><text:span text:style-name="T148"><text:s text:c="4"/></text:span><text:span text:style-name="T148">}</text:span></text:p>
            <text:p text:style-name="P8"><text:span text:style-name="T150"/></text:p>
            <text:p text:style-name="P8"><text:span text:style-name="T14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abling alternatives in beans.xml</text:p>
          </draw:text-box>
        </draw:frame>
        <draw:frame presentation:style-name="pr26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117"> </text:span><text:span text:style-name="T12">xmlns</text:span><text:span text:style-name="T13">=</text:span><text:span text:style-name="T14">"https://jakarta.ee/xml/ns/jakartaee"</text:span></text:p>
            <text:p text:style-name="P8"><text:span text:style-name="T117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117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117"><text:s text:c="4"/></text:span><text:span text:style-name="T12">version</text:span><text:span text:style-name="T13">=</text:span><text:span text:style-name="T14">"4.0"</text:span><text:span text:style-name="T117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17"/></text:p>
            <text:p text:style-name="P8"><text:span text:style-name="T13"><text:s text:c="4"/></text:span><text:span text:style-name="T10">&lt;</text:span><text:span text:style-name="T11">alternatives</text:span><text:span text:style-name="T10">&gt;</text:span></text:p>
            <text:p text:style-name="P8"><text:span text:style-name="T13"><text:s text:c="8"/></text:span><text:span text:style-name="T10">&lt;</text:span><text:span text:style-name="T11">class</text:span><text:span text:style-name="T10">&gt;</text:span><text:span text:style-name="T13">com.company.product.FakeDatabase</text:span><text:span text:style-name="T10">&lt;/</text:span><text:span text:style-name="T11">class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Mock</text:span><text:span text:style-name="T10">&lt;/</text:span><text:span text:style-name="T11">stereotype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Staging</text:span><text:span text:style-name="T10">&lt;/</text:span><text:span text:style-name="T11">stereotype</text:span><text:span text:style-name="T10">&gt;</text:span></text:p>
            <text:p text:style-name="P8"><text:span text:style-name="T13"><text:s text:c="4"/></text:span><text:span text:style-name="T10">&lt;/</text:span><text:span text:style-name="T11">alternatives</text:span><text:span text:style-name="T10">&gt;</text:span></text:p>
            <text:p text:style-name="P8"><text:span text:style-name="T117"/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pecializes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ubclasses can replace beans and producers</text:p>
              </text:list-item>
              <text:list-item>
                <text:p>Useful if you do not have control over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bean</text:p>
          </draw:text-box>
        </draw:frame>
        <draw:frame presentation:style-name="pr26" draw:text-style-name="P20" draw:layer="layout" svg:width="25.199cm" svg:height="12.18cm" svg:x="1.4cm" svg:y="4.914cm" presentation:class="outline" presentation:user-transformed="true">
          <draw:text-box>
            <text:p text:style-name="P8"><text:span text:style-name="T86">@Specializes</text:span></text:p>
            <text:p text:style-name="P8"><text:span text:style-name="T89">public</text:span><text:span text:style-name="T87"> </text:span><text:span text:style-name="T89">class</text:span><text:span text:style-name="T87"> </text:span><text:span text:style-name="T99">MockSmtpEmailService</text:span><text:span text:style-name="T87"> </text:span><text:span text:style-name="T89">extends</text:span><text:span text:style-name="T87"> </text:span><text:span text:style-name="T99">SmtpEmailService</text:span><text:span text:style-name="T87"> {</text:span></text:p>
            <text:p text:style-name="P8"><text:span text:style-name="T156"/></text:p>
            <text:p text:style-name="P8"><text:span text:style-name="T87"><text:s text:c="4"/></text:span><text:span text:style-name="T86">@Override</text:span></text:p>
            <text:p text:style-name="P8"><text:span text:style-name="T87"><text:s text:c="4"/></text:span><text:span text:style-name="T89">public</text:span><text:span text:style-name="T87"> </text:span><text:span text:style-name="T89">void</text:span><text:span text:style-name="T87"> </text:span><text:span text:style-name="T91">send</text:span><text:span text:style-name="T87">(</text:span><text:span text:style-name="T99">String</text:span><text:span text:style-name="T87"> </text:span><text:span text:style-name="T157">hello</text:span><text:span text:style-name="T87">) {</text:span></text:p>
            <text:p text:style-name="P8"><text:span text:style-name="T87"><text:s text:c="8"/></text:span><text:span text:style-name="T99">System</text:span><text:span text:style-name="T87">.</text:span><text:span text:style-name="T88">out</text:span><text:span text:style-name="T87">.println(</text:span><text:span text:style-name="T158">hello</text:span><text:span text:style-name="T87">);</text:span></text:p>
            <text:p text:style-name="P8"><text:span text:style-name="T87"><text:s text:c="4"/></text:span><text:span text:style-name="T87">}</text:span></text:p>
            <text:p text:style-name="P8"><text:span text:style-name="T156"/></text:p>
            <text:p text:style-name="P8"><text:span text:style-name="T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producer</text:p>
          </draw:text-box>
        </draw:frame>
        <draw:frame presentation:style-name="pr26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46">@</text:span><text:span text:style-name="T148">ApplicationScoped</text:span></text:p>
            <text:p text:style-name="P8"><text:span text:style-name="T147">public</text:span><text:span text:style-name="T148"> </text:span><text:span text:style-name="T147">class</text:span><text:span text:style-name="T148"> </text:span><text:span text:style-name="T149">ObjectMapperConfigProducerOverride</text:span><text:span text:style-name="T148"> </text:span><text:span text:style-name="T147">extends</text:span><text:span text:style-name="T148"> </text:span><text:span text:style-name="T149">ObjectMapperConfigProducer</text:span><text:span text:style-name="T148"> {</text:span></text:p>
            <text:p text:style-name="P8"><text:span text:style-name="T150"/></text:p>
            <text:p text:style-name="P8"><text:span text:style-name="T148"><text:s text:c="4"/></text:span><text:span text:style-name="T146">@Override</text:span></text:p>
            <text:p text:style-name="P8"><text:span text:style-name="T148"><text:s text:c="4"/></text:span><text:span text:style-name="T146">@</text:span><text:span text:style-name="T148">Produces</text:span></text:p>
            <text:p text:style-name="P8"><text:span text:style-name="T148"><text:s text:c="4"/></text:span><text:span text:style-name="T146">@</text:span><text:span text:style-name="T148">Specializes</text:span></text:p>
            <text:p text:style-name="P8"><text:span text:style-name="T148"><text:s text:c="4"/></text:span><text:span text:style-name="T146">@</text:span><text:span text:style-name="T148">JSON</text:span></text:p>
            <text:p text:style-name="P8"><text:span text:style-name="T148"><text:s text:c="4"/></text:span><text:span text:style-name="T147">public</text:span><text:span text:style-name="T148"> </text:span><text:span text:style-name="T149">ObjectMapperConfig</text:span><text:span text:style-name="T148"> </text:span><text:span text:style-name="T151">produce</text:span><text:span text:style-name="T148">() {</text:span></text:p>
            <text:p text:style-name="P8"><text:span text:style-name="T148"><text:s text:c="8"/></text:span><text:span text:style-name="T149">ObjectMapperConfig</text:span><text:span text:style-name="T148"> </text:span><text:span text:style-name="T152">config</text:span><text:span text:style-name="T148"> = </text:span><text:span text:style-name="T147">super</text:span><text:span text:style-name="T148">.produce();</text:span></text:p>
            <text:p text:style-name="P8"><text:span text:style-name="T148"><text:s text:c="8"/></text:span><text:span text:style-name="T149">Jackson2ObjectMapperFactoryImpl</text:span><text:span text:style-name="T148"> </text:span><text:span text:style-name="T152">factory</text:span><text:span text:style-name="T148"> = (</text:span><text:span text:style-name="T149">Jackson2ObjectMapperFactoryImpl</text:span><text:span text:style-name="T148">) </text:span><text:span text:style-name="T155">config</text:span><text:span text:style-name="T148">.jackson2ObjectMapperFactory();</text:span></text:p>
            <text:p text:style-name="P8"><text:span text:style-name="T148"><text:s text:c="8"/></text:span><text:span text:style-name="T149">ObjectMapper</text:span><text:span text:style-name="T148"> </text:span><text:span text:style-name="T152">mapper</text:span><text:span text:style-name="T148"> = </text:span><text:span text:style-name="T155">factory</text:span><text:span text:style-name="T148">.getObjectMapper();</text:span></text:p>
            <text:p text:style-name="P8"><text:span text:style-name="T148"><text:s text:c="8"/></text:span><text:span text:style-name="T155">mapper</text:span><text:span text:style-name="T148">.configure(SerializationFeature.WRITE_ENUMS_USING_TO_STRING, </text:span><text:span text:style-name="T147">true</text:span><text:span text:style-name="T148">);</text:span></text:p>
            <text:p text:style-name="P8"><text:span text:style-name="T148"><text:s text:c="8"/></text:span><text:span text:style-name="T155">mapper</text:span><text:span text:style-name="T148">.configure(DeserializationFeature.READ_ENUMS_USING_TO_STRING, </text:span><text:span text:style-name="T147">true</text:span><text:span text:style-name="T148">);</text:span></text:p>
            <text:p text:style-name="P8"><text:span text:style-name="T148"><text:s text:c="8"/></text:span><text:span text:style-name="T147">return</text:span><text:span text:style-name="T148"> </text:span><text:span text:style-name="T155">config</text:span><text:span text:style-name="T148">;</text:span></text:p>
            <text:p text:style-name="P8"><text:span text:style-name="T148"><text:s text:c="4"/></text:span><text:span text:style-name="T148">}</text:span></text:p>
            <text:p text:style-name="P8"><text:span text:style-name="T150"/></text:p>
            <text:p text:style-name="P8"><text:span text:style-name="T14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amed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8">Names can be assigned to beans</text:p>
              </text:list-item>
              <text:list-item>
                <text:p text:style-name="P28">Necessary to maintain compatibility</text:p>
              </text:list-item>
              <text:list-item>
                <text:p text:style-name="P28">JSF, JSP, EL, JBatch all use names</text:p>
              </text:list-item>
              <text:list-item>
                <text:p text:style-name="P28">Defaults to camelCase name of the bean class, producer method, or producer fie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classes</text:p>
          </draw:text-box>
        </draw:frame>
        <draw:frame presentation:style-name="pr27" draw:text-style-name="P9" draw:layer="layout" svg:width="25.199cm" svg:height="12.95cm" svg:x="1.4cm" svg:y="5.476cm" presentation:class="outline" presentation:user-transformed="true">
          <draw:text-box>
            <text:p text:style-name="P8"><text:span text:style-name="T118">@Named</text:span></text:p>
            <text:p text:style-name="P8"><text:span text:style-name="T115">class</text:span><text:span text:style-name="T13"> </text:span><text:span text:style-name="T116">DeductionCsvReader</text:span><text:span text:style-name="T13"> </text:span><text:span text:style-name="T115">extends</text:span><text:span text:style-name="T13"> </text:span><text:span text:style-name="T159">AbstractItemReader</text:span><text:span text:style-name="T13"> {</text:span></text:p>
            <text:p text:style-name="P8"><text:span text:style-name="T13"><text:s text:c="4"/></text:span><text:span text:style-name="T118">@Override</text:span></text:p>
            <text:p text:style-name="P8"><text:span text:style-name="T13"><text:s text:c="4"/></text:span><text:span text:style-name="T115">public</text:span><text:span text:style-name="T13"> </text:span><text:span text:style-name="T116">Object</text:span><text:span text:style-name="T13"> </text:span><text:span text:style-name="T121">readItem</text:span><text:span text:style-name="T13">() {</text:span></text:p>
            <text:p text:style-name="P8"><text:span text:style-name="T13"><text:s text:c="8"/></text:span><text:span text:style-name="T160">// ...</text:span></text:p>
            <text:p text:style-name="P8"><text:span text:style-name="T117"><text:s text:c="4"/></text:span><text:span text:style-name="T117">}</text:span></text:p>
            <text:p text:style-name="P8"><text:span text:style-name="T13">}</text:span></text:p>
            <text:p text:style-name="P8"><text:span text:style-name="T117"/></text:p>
            <text:p text:style-name="P8"><text:span text:style-name="T118">@Named</text:span></text:p>
            <text:p text:style-name="P8"><text:span text:style-name="T115">class</text:span><text:span text:style-name="T13"> </text:span><text:span text:style-name="T116">DeductionCsvTransformer</text:span><text:span text:style-name="T13"> </text:span><text:span text:style-name="T115">implements</text:span><text:span text:style-name="T13"> </text:span><text:span text:style-name="T119">ItemProcessor</text:span><text:span text:style-name="T13"> {</text:span></text:p>
            <text:p text:style-name="P8"><text:span text:style-name="T13"><text:s text:c="4"/></text:span><text:span text:style-name="T118">@Override</text:span></text:p>
            <text:p text:style-name="P8"><text:span text:style-name="T13"><text:s text:c="4"/></text:span><text:span text:style-name="T115">public</text:span><text:span text:style-name="T13"> </text:span><text:span text:style-name="T116">Object</text:span><text:span text:style-name="T13"> </text:span><text:span text:style-name="T121">processItem</text:span><text:span text:style-name="T13">(</text:span><text:span text:style-name="T116">Object</text:span><text:span text:style-name="T13"> </text:span><text:span text:style-name="T123">item</text:span><text:span text:style-name="T13">) {</text:span></text:p>
            <text:p text:style-name="P8"><text:span text:style-name="T13"><text:s text:c="8"/></text:span><text:span text:style-name="T160">/// ...</text:span></text:p>
            <text:p text:style-name="P8"><text:span text:style-name="T117"><text:s text:c="4"/></text:span><text:span text:style-name="T117">}</text:span></text:p>
            <text:p text:style-name="P8"><text:span text:style-name="T13">}</text:span></text:p>
            <text:p text:style-name="P8"><text:span text:style-name="T117"/></text:p>
            <text:p text:style-name="P8"><text:span text:style-name="T118">@Named</text:span></text:p>
            <text:p text:style-name="P8"><text:span text:style-name="T115">class</text:span><text:span text:style-name="T13"> </text:span><text:span text:style-name="T116">DeductionCsvWriter</text:span><text:span text:style-name="T13"> </text:span><text:span text:style-name="T115">extends</text:span><text:span text:style-name="T13"> </text:span><text:span text:style-name="T159">AbstractItemWriter</text:span><text:span text:style-name="T13"> {</text:span></text:p>
            <text:p text:style-name="P8"><text:span text:style-name="T13"><text:s text:c="4"/></text:span><text:span text:style-name="T118">@Override</text:span></text:p>
            <text:p text:style-name="P8"><text:span text:style-name="T13"><text:s text:c="4"/></text:span><text:span text:style-name="T115">public</text:span><text:span text:style-name="T13"> </text:span><text:span text:style-name="T115">void</text:span><text:span text:style-name="T13"> </text:span><text:span text:style-name="T121">writeItems</text:span><text:span text:style-name="T13">(</text:span><text:span text:style-name="T119">List</text:span><text:span text:style-name="T13">&lt;</text:span><text:span text:style-name="T116">Object</text:span><text:span text:style-name="T13">&gt; </text:span><text:span text:style-name="T123">entries</text:span><text:span text:style-name="T13">) {</text:span></text:p>
            <text:p text:style-name="P8"><text:span text:style-name="T13"><text:s text:c="8"/></text:span><text:span text:style-name="T160">// ...</text:span></text:p>
            <text:p text:style-name="P8"><text:span text:style-name="T13"><text:s text:c="4"/></text:span><text:span text:style-name="T13">}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job</text:p>
          </draw:text-box>
        </draw:frame>
        <draw:frame presentation:style-name="pr26" draw:text-style-name="P30" draw:layer="layout" svg:width="25.199cm" svg:height="12.18cm" svg:x="1.4cm" svg:y="4.914cm" presentation:class="outline" presentation:user-transformed="true">
          <draw:text-box>
            <text:p text:style-name="P8"><text:span text:style-name="T161">&lt;</text:span><text:span text:style-name="T162">job</text:span><text:span text:style-name="T163"> </text:span><text:span text:style-name="T164">id</text:span><text:span text:style-name="T165">=</text:span><text:span text:style-name="T166">"deductions"</text:span><text:span text:style-name="T163"> </text:span></text:p>
            <text:p text:style-name="P8"><text:span text:style-name="T163"><text:s text:c="4"/></text:span><text:span text:style-name="T164">xmlns</text:span><text:span text:style-name="T165">=</text:span><text:span text:style-name="T166">"http://xmlns.jcp.org/xml/ns/javaee"</text:span><text:span text:style-name="T163"> </text:span><text:span text:style-name="T164">version</text:span><text:span text:style-name="T165">=</text:span><text:span text:style-name="T166">"1.0"</text:span><text:span text:style-name="T161">&gt;</text:span></text:p>
            <text:p text:style-name="P8"><text:span text:style-name="T165"><text:s text:c="4"/></text:span><text:span text:style-name="T161">&lt;</text:span><text:span text:style-name="T167">step</text:span><text:span text:style-name="T163"> </text:span><text:span text:style-name="T164">id</text:span><text:span text:style-name="T165">=</text:span><text:span text:style-name="T166">"csvToRecords"</text:span><text:span text:style-name="T163"> </text:span><text:span text:style-name="T164">next</text:span><text:span text:style-name="T165">=</text:span><text:span text:style-name="T166">"recordsUpdate"</text:span><text:span text:style-name="T161">&gt;</text:span></text:p>
            <text:p text:style-name="P8"><text:span text:style-name="T165"><text:s text:c="8"/></text:span><text:span text:style-name="T161">&lt;</text:span><text:span text:style-name="T167">chunk</text:span><text:span text:style-name="T163"> </text:span><text:span text:style-name="T164">item-count</text:span><text:span text:style-name="T165">=</text:span><text:span text:style-name="T166">"3"</text:span><text:span text:style-name="T161">&gt;</text:span></text:p>
            <text:p text:style-name="P8"><text:span text:style-name="T165"><text:s text:c="12"/></text:span><text:span text:style-name="T161">&lt;</text:span><text:span text:style-name="T167">reader</text:span><text:span text:style-name="T163"> </text:span><text:span text:style-name="T164">ref</text:span><text:span text:style-name="T165">=</text:span><text:span text:style-name="T166">"deductionCsvReader"</text:span><text:span text:style-name="T161">/&gt;</text:span></text:p>
            <text:p text:style-name="P8"><text:span text:style-name="T165"><text:s text:c="12"/></text:span><text:span text:style-name="T161">&lt;</text:span><text:span text:style-name="T167">processor</text:span><text:span text:style-name="T163"> </text:span><text:span text:style-name="T164">ref</text:span><text:span text:style-name="T165">=</text:span><text:span text:style-name="T166">"deductionCsvTransformer"</text:span><text:span text:style-name="T161">/&gt;</text:span></text:p>
            <text:p text:style-name="P8"><text:span text:style-name="T165"><text:s text:c="12"/></text:span><text:span text:style-name="T161">&lt;</text:span><text:span text:style-name="T167">writer</text:span><text:span text:style-name="T163"> </text:span><text:span text:style-name="T164">ref</text:span><text:span text:style-name="T165">=</text:span><text:span text:style-name="T166">"deductionCsvWriter"</text:span><text:span text:style-name="T161">/&gt;</text:span></text:p>
            <text:p text:style-name="P8"><text:span text:style-name="T165"><text:s text:c="8"/></text:span><text:span text:style-name="T161">&lt;/</text:span><text:span text:style-name="T167">chunk</text:span><text:span text:style-name="T161">&gt;</text:span></text:p>
            <text:p text:style-name="P8"><text:span text:style-name="T165"><text:s text:c="4"/></text:span><text:span text:style-name="T161">&lt;/</text:span><text:span text:style-name="T167">step</text:span><text:span text:style-name="T161">&gt;</text:span></text:p>
            <text:p text:style-name="P8"><text:span text:style-name="T165"><text:s text:c="4"/></text:span><text:span text:style-name="T161">&lt;</text:span><text:span text:style-name="T167">step</text:span><text:span text:style-name="T163"> </text:span><text:span text:style-name="T164">id</text:span><text:span text:style-name="T165">=</text:span><text:span text:style-name="T166">"recordsUpdate"</text:span><text:span text:style-name="T161">&gt;</text:span></text:p>
            <text:p text:style-name="P8"><text:span text:style-name="T165"><text:s text:c="8"/></text:span><text:span text:style-name="T161">&lt;</text:span><text:span text:style-name="T167">chunk</text:span><text:span text:style-name="T163"> </text:span><text:span text:style-name="T164">item-count</text:span><text:span text:style-name="T165">=</text:span><text:span text:style-name="T166">"3"</text:span><text:span text:style-name="T161">&gt;</text:span></text:p>
            <text:p text:style-name="P8"><text:span text:style-name="T165"><text:s text:c="12"/></text:span><text:span text:style-name="T161">&lt;</text:span><text:span text:style-name="T167">reader</text:span><text:span text:style-name="T163"> </text:span><text:span text:style-name="T164">ref</text:span><text:span text:style-name="T165">=</text:span><text:span text:style-name="T166">"deductionEntryReader"</text:span><text:span text:style-name="T161">/&gt;</text:span></text:p>
            <text:p text:style-name="P8"><text:span text:style-name="T165"><text:s text:c="12"/></text:span><text:span text:style-name="T161">&lt;</text:span><text:span text:style-name="T167">processor</text:span><text:span text:style-name="T163"> </text:span><text:span text:style-name="T164">ref</text:span><text:span text:style-name="T165">=</text:span><text:span text:style-name="T166">"deductionEntryTransformer"</text:span><text:span text:style-name="T161">/&gt;</text:span></text:p>
            <text:p text:style-name="P8"><text:span text:style-name="T165"><text:s text:c="12"/></text:span><text:span text:style-name="T161">&lt;</text:span><text:span text:style-name="T167">writer</text:span><text:span text:style-name="T163"> </text:span><text:span text:style-name="T164">ref</text:span><text:span text:style-name="T165">=</text:span><text:span text:style-name="T166">"deductionEntryWriter"</text:span><text:span text:style-name="T161">/&gt;</text:span></text:p>
            <text:p text:style-name="P8"><text:span text:style-name="T165"><text:s text:c="8"/></text:span><text:span text:style-name="T161">&lt;/</text:span><text:span text:style-name="T167">chunk</text:span><text:span text:style-name="T161">&gt;</text:span></text:p>
            <text:p text:style-name="P8"><text:span text:style-name="T165"><text:s text:c="4"/></text:span><text:span text:style-name="T161">&lt;/</text:span><text:span text:style-name="T167">step</text:span><text:span text:style-name="T161">&gt;</text:span></text:p>
            <text:p text:style-name="P8"><text:span text:style-name="T161">&lt;/</text:span><text:span text:style-name="T167">job</text:span><text:span text:style-name="T16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ew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d to obtain a new bean on demand</text:p>
              </text:list-item>
              <text:list-item>
                <text:p>Deprecated so do not use it</text:p>
              </text:list-item>
              <text:list-item>
                <text:p>Do not create your own bean</text:p>
              </text:list-item>
              <text:list-item>
                <text:p>Always query CDI for the appropriate be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Vetoed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8">Removes a bean from CDI control</text:p>
              </text:list-item>
              <text:list-item>
                <text:p text:style-name="P28">Bean is not discovered and can not be injected</text:p>
              </text:list-item>
              <text:list-item>
                <text:p text:style-name="P28">Can be used as a package annotation</text:p>
              </text:list-item>
              <text:list-item>
                <text:p text:style-name="P28">Useful to hide application or library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Typed</text:p>
          </draw:text-box>
        </draw:frame>
        <draw:frame presentation:style-name="pr2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strict the bean types of a class or producer</text:p>
              </text:list-item>
            </text:list>
            <text:p text:style-name="P8"><text:span text:style-name="T118">@Typed</text:span><text:span text:style-name="T13">(</text:span><text:span text:style-name="T116">Shop</text:span><text:span text:style-name="T13">.</text:span><text:span text:style-name="T115">class</text:span><text:span text:style-name="T13">)</text:span></text:p>
            <text:p text:style-name="P8"><text:span text:style-name="T115">public</text:span><text:span text:style-name="T13"> </text:span><text:span text:style-name="T115">class</text:span><text:span text:style-name="T13"> </text:span><text:span text:style-name="T116">BookShop</text:span><text:span text:style-name="T13"> </text:span><text:span text:style-name="T115">extends</text:span><text:span text:style-name="T13"> </text:span><text:span text:style-name="T116">Business</text:span><text:span text:style-name="T13"> </text:span><text:span text:style-name="T115">implements</text:span><text:span text:style-name="T13"> </text:span><text:span text:style-name="T116">Shop</text:span><text:span text:style-name="T13">&lt;</text:span><text:span text:style-name="T116">Book</text:span><text:span text:style-name="T13">&gt; {</text:span></text:p>
            <text:p text:style-name="P8"><text:span text:style-name="T13"><text:s text:c="4"/></text:span><text:span text:style-name="T13">...</text:span></text:p>
            <text:p text:style-name="P8"><text:span text:style-name="T117">}</text:span></text:p>
            <text:p text:style-name="P8"><text:span text:style-name="T117"/></text:p>
            <text:p text:style-name="P8"><text:span text:style-name="T115">public</text:span><text:span text:style-name="T13"> </text:span><text:span text:style-name="T115">class</text:span><text:span text:style-name="T13"> </text:span><text:span text:style-name="T116">BookShopProducer</text:span><text:span text:style-name="T13"> {</text:span></text:p>
            <text:p text:style-name="P8"><text:span text:style-name="T13"/></text:p>
            <text:p text:style-name="P8"><text:span text:style-name="T13"><text:s text:c="4"/></text:span><text:span text:style-name="T118">@Produces</text:span></text:p>
            <text:p text:style-name="P8"><text:span text:style-name="T13"><text:s text:c="4"/></text:span><text:span text:style-name="T118">@Typed</text:span><text:span text:style-name="T13">({</text:span><text:span text:style-name="T116">Shop</text:span><text:span text:style-name="T13">.</text:span><text:span text:style-name="T115">class</text:span><text:span text:style-name="T13">, </text:span><text:span text:style-name="T116">BookShop</text:span><text:span text:style-name="T13">.</text:span><text:span text:style-name="T115">class</text:span><text:span text:style-name="T13">})</text:span></text:p>
            <text:p text:style-name="P8"><text:span text:style-name="T13"><text:s text:c="4"/></text:span><text:span text:style-name="T115">public</text:span><text:span text:style-name="T13"> </text:span><text:span text:style-name="T116">BookShop</text:span><text:span text:style-name="T13"> </text:span><text:span text:style-name="T121">produce</text:span><text:span text:style-name="T13"> () {...}</text:span></text:p>
            <text:p text:style-name="P8"><text:span text:style-name="T13"><text:s text:c="4"/>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 annotations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@Resource for Java EE resources</text:p>
              </text:list-item>
              <text:list-item>
                <text:p>@PersistenceContext for JPA persistence context</text:p>
              </text:list-item>
              <text:list-item>
                <text:p>@PersistenceUnit for JPA persistence unit</text:p>
              </text:list-item>
              <text:list-item>
                <text:p>@EJB for remote EJB</text:p>
              </text:list-item>
              <text:list-item>
                <text:p>@WebServiceRef for web ser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reotypes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nnotations that add a set of recurring roles</text:p>
              </text:list-item>
              <text:list-item>
                <text:p>@Model is a built-in stereotype for model lay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Model</text:p>
          </draw:text-box>
        </draw:frame>
        <draw:frame presentation:style-name="pr26" draw:text-style-name="P20" draw:layer="layout" svg:width="25.199cm" svg:height="12.18cm" svg:x="1.4cm" svg:y="4.914cm" presentation:class="outline" presentation:user-transformed="true">
          <draw:text-box>
            <text:p text:style-name="P21"><text:span text:style-name="T85">@Named</text:span></text:p>
            <text:p text:style-name="P21"><text:span text:style-name="T85">@RequestScoped</text:span></text:p>
            <text:p text:style-name="P21"><text:span text:style-name="T85">@Documented</text:span></text:p>
            <text:p text:style-name="P21"><text:span text:style-name="T85">@Stereotype</text:span></text:p>
            <text:p text:style-name="P22"><text:span text:style-name="T86">@Target</text:span><text:span text:style-name="T87">({ </text:span><text:span text:style-name="T88">TYPE</text:span><text:span text:style-name="T87">, </text:span><text:span text:style-name="T88">METHOD</text:span><text:span text:style-name="T87">, </text:span><text:span text:style-name="T88">FIELD</text:span><text:span text:style-name="T87"> })</text:span></text:p>
            <text:p text:style-name="P22"><text:span text:style-name="T86">@Retention</text:span><text:span text:style-name="T87">(</text:span><text:span text:style-name="T88">RUNTIME</text:span><text:span text:style-name="T87">)</text:span></text:p>
            <text:p text:style-name="P22"><text:span text:style-name="T89">public</text:span><text:span text:style-name="T87"> </text:span><text:span text:style-name="T89">@interface</text:span><text:span text:style-name="T87"> </text:span><text:span text:style-name="T86">Model</text:span><text:span text:style-name="T87"> {</text:span></text:p>
            <text:p text:style-name="P23"><text:span text:style-name="T8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seudo-scopes are injected directly</text:p>
                <text:list>
                  <text:list-item>
                    <text:p>@Dependent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Normal scopes are injected through proxy</text:p>
                <text:list>
                  <text:list-item>
                    <text:p>@ApplicationScoped</text:p>
                  </text:list-item>
                  <text:list-item>
                    <text:p text:style-name="P31">@RequestScoped</text:p>
                  </text:list-item>
                  <text:list-item>
                    <text:p>@SessionScoped</text:p>
                  </text:list-item>
                  <text:list-item>
                    <text:p>@ConversationScoped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uilt-in scopes are based loosely on the servlet API.</text:span></text:p>
              <text:p><text:span text:style-name="T2">I have not created custom scopes yet, but there was one situation where they would have been useful.</text:span></text:p>
              <text:p><text:span text:style-name="T2"/></text:p>
            </draw:text-box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pendent</text:p>
          </draw:text-box>
        </draw:frame>
        <draw:frame presentation:style-name="pr31" draw:layer="layout" svg:width="25.199cm" svg:height="15.256cm" svg:x="1.4cm" svg:y="4.216cm" presentation:class="outline" presentation:user-transformed="true">
          <draw:text-box>
            <text:list text:style-name="L3">
              <text:list-item>
                <text:p text:style-name="P14">Default scope</text:p>
              </text:list-item>
              <text:list-item>
                <text:p>Bean lifecycle is same where it is injected</text:p>
              </text:list-item>
            </text:list>
            <text:p text:style-name="P8"><text:span text:style-name="T168"/></text:p>
            <text:p text:style-name="P8"><text:span text:style-name="T168">public</text:span><text:span text:style-name="T169"> </text:span><text:span text:style-name="T168">class</text:span><text:span text:style-name="T169"> </text:span><text:span text:style-name="T170">RecordDatabase</text:span><text:span text:style-name="T171"> {</text:span></text:p>
            <text:p text:style-name="P8"><text:span text:style-name="T171"><text:s text:c="4"/></text:span><text:span text:style-name="T171">...</text:span></text:p>
            <text:p text:style-name="P8"><text:span text:style-name="T171">}</text:span></text:p>
            <text:p text:style-name="P8"><text:span text:style-name="T171"/></text:p>
            <text:p text:style-name="P8"><text:span text:style-name="T171">@ApplicationScoped</text:span></text:p>
            <text:p text:style-name="P8"><text:span text:style-name="T168">public</text:span><text:span text:style-name="T171"> </text:span><text:span text:style-name="T168">class</text:span><text:span text:style-name="T171"> </text:span><text:span text:style-name="T170">RecordService</text:span><text:span text:style-name="T171"> {</text:span></text:p>
            <text:p text:style-name="P8"><text:span text:style-name="T171"/></text:p>
            <text:p text:style-name="P8"><text:span text:style-name="T171"><text:s text:c="4"/></text:span><text:span text:style-name="T172">@Inject</text:span></text:p>
            <text:p text:style-name="P8"><text:span text:style-name="T171"><text:s text:c="4"/></text:span><text:span text:style-name="T168">private</text:span><text:span text:style-name="T171"> </text:span><text:span text:style-name="T170">RecordDatabase</text:span><text:span text:style-name="T171"> </text:span><text:span text:style-name="T173">database</text:span><text:span text:style-name="T171">;</text:span></text:p>
            <text:p text:style-name="P8"><text:span text:style-name="T171"/></text:p>
            <text:p text:style-name="P8"><text:span text:style-name="T17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Pseudo scope, injected directly, not proxied.</text:p>
              <text:p>Since it is directly injected, the lifecycle is the same where it is injected.</text:p>
              <text:p>In this example we inject into an application scoped bean, so it will become application scoped.</text:p>
              <text:p>RecordService can refer to the record database with direct field and method access.</text:p>
              <text:p/>
            </draw:text-box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ingleton</text:p>
          </draw:text-box>
        </draw:frame>
        <draw:frame presentation:style-name="pr32" draw:layer="layout" svg:width="25.199cm" svg:height="14.531cm" svg:x="1.4cm" svg:y="4.578cm" presentation:class="outline" presentation:user-transformed="true">
          <draw:text-box>
            <text:list text:style-name="L3">
              <text:list-item>
                <text:p text:style-name="P14">Lives through the entire container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8"><text:span text:style-name="T68"/></text:p>
            <text:p text:style-name="P8"><text:span text:style-name="T68">@Singleton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RandomGenerato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int</text:span><text:span text:style-name="T70"> </text:span><text:span text:style-name="T73">nextInt</text:span><text:span text:style-name="T70"> () {</text:span></text:p>
            <text:p text:style-name="P8"><text:span text:style-name="T72"><text:s text:c="8"/></text:span><text:span text:style-name="T72">...</text:span></text:p>
            <text:p text:style-name="P8"><text:span text:style-name="T70"><text:s text:c="4"/></text:span><text:span text:style-name="T70">}</text:span></text:p>
            <text:p text:style-name="P8"><text:span text:style-name="T70"><text:s text:c="4"/></text:span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Pseudo scope, injected directly, not proxied.</text:span></text:p>
              <text:p><text:span text:style-name="T2">With some certain technologies like EJB you have to use singleton.</text:span></text:p>
              <text:p><text:span text:style-name="T2"/></text:p>
            </draw:text-box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8"><text:span text:style-name="T68"/></text:p>
            <text:p text:style-name="P8"><text:span text:style-name="T68">@Application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LogDatabas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logEvent</text:span><text:span text:style-name="T70"> (</text:span><text:span text:style-name="T71">String</text:span><text:span text:style-name="T70"> </text:span><text:span text:style-name="T142">event</text:span><text:span text:style-name="T70">) {</text:span></text:p>
            <text:p text:style-name="P8"><text:span text:style-name="T70"><text:s text:c="8"/></text:span><text:span text:style-name="T70">...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33" draw:text-style-name="P3" draw:layer="layout" svg:width="17.271cm" svg:height="0.788cm" svg:x="2.159cm" svg:y="13.271cm" presentation:class="notes" presentation:user-transformed="true">
            <draw:text-box>
              <text:p>Normal scope, proxied.</text:p>
            </draw:text-box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only one request</text:p>
              </text:list-item>
              <text:list-item>
                <text:p>Request can be a variety of things like jobs</text:p>
              </text:list-item>
            </text:list>
            <text:p text:style-name="P8"><text:span text:style-name="T68"/></text:p>
            <text:p text:style-name="P8"><text:span text:style-name="T68">@Request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AuthCheck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checkAuth</text:span><text:span text:style-name="T70"> (</text:span><text:span text:style-name="T71">String</text:span><text:span text:style-name="T70"> </text:span><text:span text:style-name="T142">user</text:span><text:span text:style-name="T70">) {</text:span></text:p>
            <text:p text:style-name="P8"><text:span text:style-name="T70"><text:s text:c="8"/></text:span><text:span text:style-name="T70">...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Normal scope, proxied.</text:span></text:p>
              <text:p><text:span text:style-name="T2"/></text:p>
            </draw:text-box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8"><text:span text:style-name="T68"/></text:p>
            <text:p text:style-name="P8"><text:span text:style-name="T68">@Session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ShoppingCart</text:span><text:span text:style-name="T70"> </text:span><text:span text:style-name="T69">implements</text:span><text:span text:style-name="T70"> </text:span><text:span text:style-name="T74">Serializabl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addItem</text:span><text:span text:style-name="T70"> (</text:span><text:span text:style-name="T71">Item</text:span><text:span text:style-name="T70"> </text:span><text:span text:style-name="T142">item</text:span><text:span text:style-name="T70">) {</text:span></text:p>
            <text:p text:style-name="P8"><text:span text:style-name="T70"><text:s text:c="8"/></text:span><text:span text:style-name="T144">doSomething</text:span><text:span text:style-name="T70">(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Normal scope, proxied.</text:p>
              <text:p>For compatibility reasons it has to be serializable.</text:p>
              <text:p>Sessions can be activated and passivated, they can be stored in permanent storage.</text:p>
              <text:p>Serialization is poorly implemented in Java.</text:p>
              <text:p/>
            </draw:text-box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4">Lives through one browser window</text:p>
              </text:list-item>
              <text:list-item>
                <text:p>Used for JSF conversation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Normal scope, proxied.</text:p>
              <text:p>JSF specific scope, I might have used it once long ago.</text:p>
              <text:p/>
            </draw:text-box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ope mix and match</text:p>
          </draw:text-box>
        </draw:frame>
        <draw:frame presentation:style-name="pr34" draw:layer="layout" svg:width="25.199cm" svg:height="14.216cm" svg:x="1.4cm" svg:y="6.63cm" presentation:class="outline" presentation:user-transformed="true">
          <draw:text-box>
            <text:list text:style-name="L3">
              <text:list-item>
                <text:p>Different scoped beans can be used together</text:p>
              </text:list-item>
            </text:list>
            <text:p text:style-name="P8"><text:span text:style-name="T68"/></text:p>
            <text:p text:style-name="P8"><text:span text:style-name="T68">@Application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Record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1">LoginName</text:span><text:span text:style-name="T70"> </text:span><text:span text:style-name="T75">name</text:span><text:span text:style-name="T70">;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8">@Request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LoginName</text:span><text:span text:style-name="T70"> {</text:span></text:p>
            <text:p text:style-name="P8"><text:span text:style-name="T72"><text:s text:c="4"/></text:span><text:span text:style-name="T72">...</text:span></text:p>
            <text:p text:style-name="P8"><text:span text:style-name="T7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One of the advantage of proxies is that you can mix and match scopes without any errors.</text:p>
              <text:p>In this example we inject a request scoped bean into an application scoped bean without any errors.</text:p>
              <text:p text:style-name="P5">RecordService is one instance, but LoginName is different for all users.</text:p>
              <text:p text:style-name="P5">Every time RecordService accesses LoginName, CDI will proxy calls to the appropriate instance.</text:p>
              <text:p text:style-name="P5"/>
              <text:p/>
            </draw:text-box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example</text:p>
          </draw:text-box>
        </draw:frame>
        <draw:frame presentation:style-name="pr36" draw:text-style-name="P25" draw:layer="layout" svg:width="25.199cm" svg:height="13.537cm" svg:x="1.4cm" svg:y="5.125cm" presentation:class="outline" presentation:user-transformed="true">
          <draw:text-box>
            <text:p text:style-name="P8"><text:span text:style-name="T174">public</text:span><text:span text:style-name="T175"> </text:span><text:span text:style-name="T174">class</text:span><text:span text:style-name="T175"> </text:span><text:span text:style-name="T176">Service$Proxy$_$$_WeldClientProxy</text:span><text:span text:style-name="T175"> </text:span><text:span text:style-name="T174">extends</text:span><text:span text:style-name="T175"> </text:span><text:span text:style-name="T176">Service</text:span><text:span text:style-name="T175"> </text:span><text:span text:style-name="T174">implements</text:span><text:span text:style-name="T175"> </text:span><text:span text:style-name="T177">Serializable</text:span><text:span text:style-name="T175">, </text:span><text:span text:style-name="T176">WeldConstruct</text:span><text:span text:style-name="T175">, </text:span><text:span text:style-name="T176">WeldClientProxy</text:span><text:span text:style-name="T175">, </text:span><text:span text:style-name="T176">TargetInstanceProxy</text:span><text:span text:style-name="T175">, </text:span><text:span text:style-name="T176">LifecycleMixin</text:span><text:span text:style-name="T175">, </text:span><text:span text:style-name="T176">ProxyObject</text:span><text:span text:style-name="T175"> {</text:span></text:p>
            <text:p text:style-name="P8"><text:span text:style-name="T178"/></text:p>
            <text:p text:style-name="P8"><text:span text:style-name="T175"><text:s text:c="4"/></text:span><text:span text:style-name="T174">public</text:span><text:span text:style-name="T175"> </text:span><text:span text:style-name="T174">void</text:span><text:span text:style-name="T175"> </text:span><text:span text:style-name="T179">lifecycle_mixin_$$_preDestroy</text:span><text:span text:style-name="T175">() {...}</text:span></text:p>
            <text:p text:style-name="P8"><text:span text:style-name="T178"/></text:p>
            <text:p text:style-name="P8"><text:span text:style-name="T175"><text:s text:c="4"/></text:span><text:span text:style-name="T174">public</text:span><text:span text:style-name="T175"> </text:span><text:span text:style-name="T174">void</text:span><text:span text:style-name="T175"> </text:span><text:span text:style-name="T179">lifecycle_mixin_$$_postConstruct</text:span><text:span text:style-name="T175">() {...}</text:span></text:p>
            <text:p text:style-name="P8"><text:span text:style-name="T178"/></text:p>
            <text:p text:style-name="P8"><text:span text:style-name="T175"><text:s text:c="4"/></text:span><text:span text:style-name="T174">public</text:span><text:span text:style-name="T175"> </text:span><text:span text:style-name="T176">Object</text:span><text:span text:style-name="T175"> </text:span><text:span text:style-name="T179">getTargetInstance</text:span><text:span text:style-name="T175">() {...}</text:span></text:p>
            <text:p text:style-name="P8"><text:span text:style-name="T178"/></text:p>
            <text:p text:style-name="P8"><text:span text:style-name="T175"><text:s text:c="4"/></text:span><text:span text:style-name="T174">public</text:span><text:span text:style-name="T175"> </text:span><text:span text:style-name="T176">Class</text:span><text:span text:style-name="T175"> </text:span><text:span text:style-name="T179">getTargetClass</text:span><text:span text:style-name="T175">() {...}</text:span></text:p>
            <text:p text:style-name="P8"><text:span text:style-name="T178"/></text:p>
            <text:p text:style-name="P8"><text:span text:style-name="T175"><text:s text:c="4"/></text:span><text:span text:style-name="T174">public</text:span><text:span text:style-name="T175"> </text:span><text:span text:style-name="T180">Metadata</text:span><text:span text:style-name="T175"> </text:span><text:span text:style-name="T179">getMetadata</text:span><text:span text:style-name="T175">() {...}</text:span></text:p>
            <text:p text:style-name="P8"><text:span text:style-name="T178"/></text:p>
            <text:p text:style-name="P8"><text:span text:style-name="T175"><text:s text:c="4"/></text:span><text:span text:style-name="T174">public</text:span><text:span text:style-name="T175"> </text:span><text:span text:style-name="T176">MethodHandler</text:span><text:span text:style-name="T175"> </text:span><text:span text:style-name="T179">getHandler</text:span><text:span text:style-name="T175">() {...}</text:span></text:p>
            <text:p text:style-name="P8"><text:span text:style-name="T178"/></text:p>
            <text:p text:style-name="P8"><text:span text:style-name="T175"><text:s text:c="4"/></text:span><text:span text:style-name="T174">public</text:span><text:span text:style-name="T175"> </text:span><text:span text:style-name="T174">void</text:span><text:span text:style-name="T175"> </text:span><text:span text:style-name="T179">setHandler</text:span><text:span text:style-name="T175">() {...}</text:span></text:p>
            <text:p text:style-name="P8"><text:span text:style-name="T178"/></text:p>
            <text:p text:style-name="P8"><text:span text:style-name="T175"><text:s text:c="4"/></text:span><text:span text:style-name="T181">@Override</text:span></text:p>
            <text:p text:style-name="P8"><text:span text:style-name="T175"><text:s text:c="4"/></text:span><text:span text:style-name="T174">public</text:span><text:span text:style-name="T175"> </text:span><text:span text:style-name="T174">void</text:span><text:span text:style-name="T175"> </text:span><text:span text:style-name="T179">doStuff</text:span><text:span text:style-name="T175">() {</text:span></text:p>
            <text:p text:style-name="P8"><text:span text:style-name="T175"><text:s text:c="8"/></text:span><text:span text:style-name="T182">// </text:span><text:span text:style-name="T183">Interceptor</text:span><text:span text:style-name="T182"> operations, before calling proceed()</text:span></text:p>
            <text:p text:style-name="P8"><text:span text:style-name="T175"><text:s text:c="8"/></text:span><text:span text:style-name="T176">Service</text:span><text:span text:style-name="T175"> </text:span><text:span text:style-name="T184">instance</text:span><text:span text:style-name="T175"> = (</text:span><text:span text:style-name="T176">Service</text:span><text:span text:style-name="T175">) getTargetInstance();</text:span></text:p>
            <text:p text:style-name="P8"><text:span text:style-name="T175"><text:s text:c="8"/></text:span><text:span text:style-name="T185">instance</text:span><text:span text:style-name="T175">.doStuff();</text:span></text:p>
            <text:p text:style-name="P8"><text:span text:style-name="T175"><text:s text:c="8"/></text:span><text:span text:style-name="T182">// </text:span><text:span text:style-name="T183">Interceptor</text:span><text:span text:style-name="T182"> operations, after calling proceed()</text:span></text:p>
            <text:p text:style-name="P8"><text:span text:style-name="T175"><text:s text:c="4"/></text:span><text:span text:style-name="T175">}</text:span></text:p>
            <text:p text:style-name="P8"><text:span text:style-name="T178"/></text:p>
            <text:p text:style-name="P8"><text:span text:style-name="T175"><text:s text:c="4"/></text:span><text:span text:style-name="T181">@Override</text:span></text:p>
            <text:p text:style-name="P8"><text:span text:style-name="T175"><text:s text:c="4"/></text:span><text:span text:style-name="T174">public</text:span><text:span text:style-name="T175"> </text:span><text:span text:style-name="T174">void</text:span><text:span text:style-name="T175"> </text:span><text:span text:style-name="T179">setA</text:span><text:span text:style-name="T175">(</text:span><text:span text:style-name="T176">Attribute</text:span><text:span text:style-name="T175"> </text:span><text:span text:style-name="T184">a</text:span><text:span text:style-name="T175">) {...}</text:span></text:p>
            <text:p text:style-name="P8"><text:span text:style-name="T178"/></text:p>
            <text:p text:style-name="P8"><text:span text:style-name="T175"><text:s text:c="4"/></text:span><text:span text:style-name="T181">@Override</text:span></text:p>
            <text:p text:style-name="P8"><text:span text:style-name="T175"><text:s text:c="4"/></text:span><text:span text:style-name="T174">public</text:span><text:span text:style-name="T175"> </text:span><text:span text:style-name="T176">Attribute</text:span><text:span text:style-name="T175"> </text:span><text:span text:style-name="T179">getA</text:span><text:span text:style-name="T175">() {...}</text:span></text:p>
            <text:p text:style-name="P8"><text:span text:style-name="T178"/></text:p>
            <text:p text:style-name="P8"><text:span text:style-name="T17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method calls</text:p>
          </draw:text-box>
        </draw:frame>
        <draw:frame presentation:style-name="pr37" draw:text-style-name="P20" draw:layer="layout" svg:width="25.199cm" svg:height="15.046cm" svg:x="1.4cm" svg:y="4.419cm" presentation:class="outline" presentation:user-transformed="true">
          <draw:text-box>
            <text:list text:style-name="L3">
              <text:list-item>
                <text:p>Proxy method calls to beans with other scope</text:p>
              </text:list-item>
            </text:list>
            <text:p text:style-name="P8"><text:span text:style-name="T68">@Application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1">User</text:span><text:span text:style-name="T70"> </text:span><text:span text:style-name="T75">user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greet</text:span><text:span text:style-name="T70"> () {</text:span></text:p>
            <text:p text:style-name="P8"><text:span text:style-name="T70"><text:s text:c="8"/></text:span><text:span text:style-name="T75">user</text:span><text:span text:style-name="T70">.getId();</text:span></text:p>
            <text:p text:style-name="P8"><text:span text:style-name="T70"><text:s text:c="8"/></text:span><text:span text:style-name="T75">user</text:span><text:span text:style-name="T70">.getName();</text:span></text:p>
            <text:p text:style-name="P8"><text:span text:style-name="T70"><text:s text:c="8"/></text:span><text:span text:style-name="T75">hello</text:span><text:span text:style-name="T70">.</text:span><text:span text:style-name="T144">hello</text:span><text:span text:style-name="T70">(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Method calls work perfectly.</text:p>
              <text:p>If you call methods within a bean with another scope, it will work perfectly.</text:p>
              <text:p/>
            </draw:text-box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class names</text:p>
          </draw:text-box>
        </draw:frame>
        <draw:frame presentation:style-name="pr34" draw:text-style-name="P20" draw:layer="layout" svg:width="25.199cm" svg:height="14.216cm" svg:x="1.4cm" svg:y="4.736cm" presentation:class="outline" presentation:user-transformed="true">
          <draw:text-box>
            <text:list text:style-name="L3">
              <text:list-item>
                <text:p>Class names differ, do not rely on them</text:p>
              </text:list-item>
            </text:list>
            <text:p text:style-name="P8"><text:span text:style-name="T68">@Request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User</text:span><text:span text:style-name="T70"> {</text:span><text:span text:style-name="T72">}</text:span></text:p>
            <text:p text:style-name="P8"><text:span text:style-name="T72"/></text:p>
            <text:p text:style-name="P8"><text:span text:style-name="T172">@Application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1">User</text:span><text:span text:style-name="T70"> </text:span><text:span text:style-name="T75">user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greet</text:span><text:span text:style-name="T70"> () {</text:span></text:p>
            <text:p text:style-name="P8"><text:span text:style-name="T173"><text:s text:c="8"/></text:span><text:span text:style-name="T173">user</text:span><text:span text:style-name="T171">.getClass();</text:span></text:p>
            <text:p text:style-name="P8"><text:span text:style-name="T186"><text:s text:c="8"/></text:span><text:span text:style-name="T186">// org.jboss.weld.proxies.User$</text:span><text:span text:style-name="T187">Proxy</text:span><text:span text:style-name="T188">$_$$_WeldClientProxy</text:span></text:p>
            <text:p text:style-name="P8"><text:span text:style-name="T70"><text:s text:c="4"/></text:span><text:span text:style-name="T70">}</text:span></text:p>
            <text:p text:style-name="P8"><text:span text:style-name="T72"><text:s text:c="4"/></text:span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Java Object final method calls can not be proxied.</text:span></text:p>
              <text:p><text:span text:style-name="T2">The getClass method is notorious for this.</text:span></text:p>
              <text:p><text:span text:style-name="T2">Instead of User it returns the name of the Weld proxy.</text:span></text:p>
              <text:p><text:span text:style-name="T2"/></text:p>
            </draw:text-box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ublic fields</text:p>
          </draw:text-box>
        </draw:frame>
        <draw:frame presentation:style-name="pr5" draw:text-style-name="P32" draw:layer="layout" svg:width="25.199cm" svg:height="13.859cm" svg:x="1.4cm" svg:y="4.914cm" presentation:class="outline" presentation:user-transformed="true">
          <draw:text-box>
            <text:p text:style-name="P8"><text:span text:style-name="T68">@Request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Us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71">String</text:span><text:span text:style-name="T70"> </text:span><text:span text:style-name="T75">name</text:span><text:span text:style-name="T70">;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189">org.jboss.weld.exceptions.DefinitionException</text:span><text:span text:style-name="T190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xied beans can not have public fields, because only methods can be proxied. CDI will refuse to start.</text:p>
            </draw:text-box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rotected fields</text:p>
          </draw:text-box>
        </draw:frame>
        <draw:frame presentation:style-name="pr21" draw:text-style-name="P20" draw:layer="layout" svg:width="25.199cm" svg:height="14.941cm" svg:x="1.4cm" svg:y="4.363cm" presentation:class="outline" presentation:user-transformed="true">
          <draw:text-box>
            <text:p text:style-name="P8"><text:span text:style-name="T68">@Request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User</text:span><text:span text:style-name="T70"> {</text:span></text:p>
            <text:p text:style-name="P8"><text:span text:style-name="T70"><text:s text:c="4"/></text:span><text:span text:style-name="T69">protected</text:span><text:span text:style-name="T70"> </text:span><text:span text:style-name="T69">int</text:span><text:span text:style-name="T70"> </text:span><text:span text:style-name="T75">id</text:span><text:span text:style-name="T70">;</text:span></text:p>
            <text:p text:style-name="P8"><text:span text:style-name="T70"><text:s text:c="4"/></text:span><text:span text:style-name="T69">protected</text:span><text:span text:style-name="T70"> </text:span><text:span text:style-name="T71">String</text:span><text:span text:style-name="T70"> </text:span><text:span text:style-name="T75">name</text:span><text:span text:style-name="T70">;</text:span></text:p>
            <text:p text:style-name="P8"><text:span text:style-name="T72">}</text:span></text:p>
            <text:p text:style-name="P8"><text:span text:style-name="T70"/></text:p>
            <text:p text:style-name="P8"><text:span text:style-name="T172">@ApplicationScoped</text:span></text:p>
            <text:p text:style-name="P8"><text:span text:style-name="T168">public</text:span><text:span text:style-name="T191"> </text:span><text:span text:style-name="T168">class</text:span><text:span text:style-name="T191"> </text:span><text:span text:style-name="T170">GreeterClient</text:span><text:span text:style-name="T191"> {</text:span></text:p>
            <text:p text:style-name="P8"><text:span text:style-name="T168"/></text:p>
            <text:p text:style-name="P8"><text:span text:style-name="T191"><text:s text:c="4"/></text:span><text:span text:style-name="T172">@Inject</text:span></text:p>
            <text:p text:style-name="P8"><text:span text:style-name="T191"><text:s text:c="4"/></text:span><text:span text:style-name="T168">private</text:span><text:span text:style-name="T191"> </text:span><text:span text:style-name="T170">User</text:span><text:span text:style-name="T191"> </text:span><text:span text:style-name="T170">user</text:span><text:span text:style-name="T191">;</text:span></text:p>
            <text:p text:style-name="P8"><text:span text:style-name="T168"/></text:p>
            <text:p text:style-name="P8"><text:span text:style-name="T191"><text:s text:c="4"/></text:span><text:span text:style-name="T168">public</text:span><text:span text:style-name="T191"> </text:span><text:span text:style-name="T168">void</text:span><text:span text:style-name="T191"> greet () {</text:span></text:p>
            <text:p text:style-name="P8"><text:span text:style-name="T191"><text:s text:c="8"/></text:span><text:span text:style-name="T192">// user.id is 0</text:span></text:p>
            <text:p text:style-name="P8"><text:span text:style-name="T191"><text:s text:c="8"/></text:span><text:span text:style-name="T192">// user.name is null</text:span></text:p>
            <text:p text:style-name="P8"><text:span text:style-name="T168"><text:s text:c="4"/></text:span><text:span text:style-name="T168">}</text:span></text:p>
            <text:p text:style-name="P8"><text:span text:style-name="T168"/></text:p>
            <text:p text:style-name="P8"><text:span text:style-name="T16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fortunately CDI will start in case of protected fields.</text:p>
              <text:p>Proxy fields will have default values null or 0 or 0.0.</text:p>
              <text:p>Your application will be incorrect if it relies on them.</text:p>
              <text:p>Always use getters or setters instead of field access.</text:p>
              <text:p/>
            </draw:text-box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 can not intercept the new keyword</text:p>
              </text:list-item>
            </text:list>
            <text:p text:style-name="P8"><text:span text:style-name="T193"/></text:p>
            <text:p text:style-name="P8"><text:span text:style-name="T193">public</text:span><text:span text:style-name="T194"> </text:span><text:span text:style-name="T193">class</text:span><text:span text:style-name="T194"> </text:span><text:span text:style-name="T195">DatabaseReplicator</text:span><text:span text:style-name="T194"> {</text:span></text:p>
            <text:p text:style-name="P8"><text:span text:style-name="T196"/></text:p>
            <text:p text:style-name="P8"><text:span text:style-name="T194"><text:s text:c="4"/></text:span><text:span text:style-name="T197">@Inject</text:span><text:span text:style-name="T194"> </text:span><text:span text:style-name="T197">@Source</text:span><text:span text:style-name="T194"> </text:span><text:span text:style-name="T193">private</text:span><text:span text:style-name="T194"> </text:span><text:span text:style-name="T195">Database</text:span><text:span text:style-name="T194"> </text:span><text:span text:style-name="T198">source</text:span><text:span text:style-name="T194">;</text:span></text:p>
            <text:p text:style-name="P8"><text:span text:style-name="T194"><text:s text:c="4"/></text:span><text:span text:style-name="T197">@Inject</text:span><text:span text:style-name="T194"> </text:span><text:span text:style-name="T197">@Target</text:span><text:span text:style-name="T194"> </text:span><text:span text:style-name="T193">private</text:span><text:span text:style-name="T194"> </text:span><text:span text:style-name="T195">Database</text:span><text:span text:style-name="T194"> </text:span><text:span text:style-name="T198">target</text:span><text:span text:style-name="T194">;</text:span></text:p>
            <text:p text:style-name="P8"><text:span text:style-name="T196"/></text:p>
            <text:p text:style-name="P8"><text:span text:style-name="T194"><text:s text:c="4"/></text:span><text:span text:style-name="T197">@Log</text:span></text:p>
            <text:p text:style-name="P8"><text:span text:style-name="T194"><text:s text:c="4"/></text:span><text:span text:style-name="T193">public</text:span><text:span text:style-name="T194"> </text:span><text:span text:style-name="T193">void</text:span><text:span text:style-name="T194"> </text:span><text:span text:style-name="T199">replicate</text:span><text:span text:style-name="T194"> () {</text:span></text:p>
            <text:p text:style-name="P8"><text:span text:style-name="T194"><text:s text:c="8"/></text:span><text:span text:style-name="T194">...</text:span></text:p>
            <text:p text:style-name="P8"><text:span text:style-name="T194"><text:s text:c="4"/></text:span><text:span text:style-name="T194">}</text:span></text:p>
            <text:p text:style-name="P8"><text:span text:style-name="T196"/></text:p>
            <text:p text:style-name="P8"><text:span text:style-name="T194">}</text:span></text:p>
            <text:p text:style-name="P8"><text:span text:style-name="T200"/></text:p>
            <text:p text:style-name="P8"><text:span text:style-name="T200">new</text:span><text:span text:style-name="T201"> </text:span><text:span text:style-name="T202">DatabaseReplicator</text:span><text:span text:style-name="T203">().replicate(); <text:s/></text:span><text:span text:style-name="T204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16" draw:text-style-name="P3" draw:layer="layout" svg:width="17.271cm" svg:height="8.658cm" svg:x="2.159cm" svg:y="13.271cm" presentation:class="notes" presentation:user-transformed="true">
            <draw:text-box>
              <text:p>CDI can not intercept the new keyword.</text:p>
              <text:p>If you create an object with the new keyword, CDI will not be able to inject dependencies, run decorators or interceptors, or manage bean context and lifecycle.</text:p>
              <text:p>Spring AOP can use AspectJ which does compile time magic to insert dependencies even with new calls.</text:p>
              <text:p>CDI does not work that way, and there is no workaround because CDI has to handle lifecycle.</text:p>
              <text:p>Only use the new keyword for data classes, for business logic use beans or producers.</text:p>
              <text:p/>
            </draw:text-box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proxyable bean type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proxyable bean types can not be injected as normal scope dependencies. They can only be injected as pseudo scope dependent or singleton dependencies.</text:p>
              <text:p/>
            </draw:text-box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nts can be used to send messages</text:p>
              </text:list-item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In fact events should not be beans</text:p>
              </text:list-item>
              <text:list-item>
                <text:p>There could be context and lifecycle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Events do not depend on the scope. Whatever is currently running can fire and receive events.</text:span></text:p>
              <text:p><text:span text:style-name="T2">The message does not have to be a bean, it can be a data class. The example Record is such data class.</text:span></text:p>
              <text:p><text:span text:style-name="T2">Events should not be beans because it is tricky, context issues can arise, and bean lifecycle callbacks can interfere with the event callbacks.</text:span></text:p>
              <text:p><text:span text:style-name="T2"/></text:p>
            </draw:text-box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example</text:p>
          </draw:text-box>
        </draw:frame>
        <draw:frame presentation:style-name="pr21" draw:text-style-name="P20" draw:layer="layout" svg:width="25.199cm" svg:height="14.941cm" svg:x="1.4cm" svg:y="4.929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RecordDatabas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Event</text:span><text:span text:style-name="T70">&lt;</text:span><text:span text:style-name="T71">Record</text:span><text:span text:style-name="T70">&gt; </text:span><text:span text:style-name="T75">recordAdded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addRecord</text:span><text:span text:style-name="T70"> (</text:span><text:span text:style-name="T71">Record</text:span><text:span text:style-name="T70"> </text:span><text:span text:style-name="T142">record</text:span><text:span text:style-name="T70">) {</text:span></text:p>
            <text:p text:style-name="P8"><text:span text:style-name="T70"><text:s text:c="8"/></text:span><text:span text:style-name="T75">recordAdded</text:span><text:span text:style-name="T70">.</text:span><text:span text:style-name="T144">fire</text:span><text:span text:style-name="T70">(</text:span><text:span text:style-name="T143">record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RecordLogg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listenRecord</text:span><text:span text:style-name="T70"> (</text:span><text:span text:style-name="T68">@Observes</text:span><text:span text:style-name="T70"> </text:span><text:span text:style-name="T71">Record</text:span><text:span text:style-name="T70"> </text:span><text:span text:style-name="T142">record</text:span><text:span text:style-name="T70">) {</text:span></text:p>
            <text:p text:style-name="P8"><text:span text:style-name="T70"><text:s text:c="8"/></text:span><text:span text:style-name="T71">System</text:span><text:span text:style-name="T70">.</text:span><text:span text:style-name="T76">out</text:span><text:span text:style-name="T70">.println(</text:span><text:span text:style-name="T77">"Received: "</text:span><text:span text:style-name="T70"> + </text:span><text:span text:style-name="T143">record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 same underlying system that drives dependency injection can also be used to send events.</text:p>
              <text:p>In this example we fire a Record event, and in another bean we listen to such an event.</text:p>
              <text:p>For example if we add a record on the UI, we can also notify all observers that a record has been added.</text:p>
              <text:p/>
            </draw:text-box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sync events</text:p>
          </draw:text-box>
        </draw:frame>
        <draw:frame presentation:style-name="pr21" draw:text-style-name="P20" draw:layer="layout" svg:width="25.199cm" svg:height="14.941cm" svg:x="1.4cm" svg:y="4.929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RecordDatabas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Event</text:span><text:span text:style-name="T70">&lt;</text:span><text:span text:style-name="T71">Record</text:span><text:span text:style-name="T70">&gt; </text:span><text:span text:style-name="T75">recordAdded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addRecord</text:span><text:span text:style-name="T70"> (</text:span><text:span text:style-name="T71">Record</text:span><text:span text:style-name="T70"> </text:span><text:span text:style-name="T142">record</text:span><text:span text:style-name="T70">) {</text:span></text:p>
            <text:p text:style-name="P8"><text:span text:style-name="T70"><text:s text:c="8"/></text:span><text:span text:style-name="T75">recordAdded</text:span><text:span text:style-name="T70">.</text:span><text:span text:style-name="T144">fireAsync</text:span><text:span text:style-name="T70">(</text:span><text:span text:style-name="T143">record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  <text:p text:style-name="P8"><text:span text:style-name="T70"/></text:p>
            <text:p text:style-name="P8"><text:span text:style-name="T69">public</text:span><text:span text:style-name="T70"> </text:span><text:span text:style-name="T69">class</text:span><text:span text:style-name="T70"> </text:span><text:span text:style-name="T71">RecordLogger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listenRecord</text:span><text:span text:style-name="T70"> (</text:span><text:span text:style-name="T68">@ObservesAsync</text:span><text:span text:style-name="T70"> </text:span><text:span text:style-name="T71">Record</text:span><text:span text:style-name="T70"> </text:span><text:span text:style-name="T142">record</text:span><text:span text:style-name="T70">) {</text:span></text:p>
            <text:p text:style-name="P8"><text:span text:style-name="T70"><text:s text:c="8"/></text:span><text:span text:style-name="T71">System</text:span><text:span text:style-name="T70">.</text:span><text:span text:style-name="T76">out</text:span><text:span text:style-name="T70">.println(</text:span><text:span text:style-name="T77">"Received: "</text:span><text:span text:style-name="T70"> + </text:span><text:span text:style-name="T143">record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events</text:p>
          </draw:text-box>
        </draw:frame>
        <draw:frame presentation:style-name="pr38" draw:text-style-name="P20" draw:layer="layout" svg:width="25.199cm" svg:height="13.434cm" svg:x="1.4cm" svg:y="4.914cm" presentation:class="outline" presentation:user-transformed="true">
          <draw:text-box>
            <text:p text:style-name="P8"><text:span text:style-name="T89">public</text:span><text:span text:style-name="T91"> </text:span><text:span text:style-name="T89">class</text:span><text:span text:style-name="T87"> </text:span><text:span text:style-name="T99">RecordDatabase</text:span><text:span text:style-name="T87"> {</text:span></text:p>
            <text:p text:style-name="P8"><text:span text:style-name="T156"/></text:p>
            <text:p text:style-name="P8"><text:span text:style-name="T87"><text:s text:c="4"/></text:span><text:span text:style-name="T86">@Inject</text:span></text:p>
            <text:p text:style-name="P8"><text:span text:style-name="T87"><text:s text:c="4"/></text:span><text:span text:style-name="T86">@Added</text:span></text:p>
            <text:p text:style-name="P8"><text:span text:style-name="T87"><text:s text:c="4"/></text:span><text:span text:style-name="T89">private</text:span><text:span text:style-name="T87"> </text:span><text:span text:style-name="T205">Event</text:span><text:span text:style-name="T87">&lt;</text:span><text:span text:style-name="T99">Record</text:span><text:span text:style-name="T87">&gt; </text:span><text:span text:style-name="T206">recordAdded</text:span><text:span text:style-name="T87">;</text:span></text:p>
            <text:p text:style-name="P8"><text:span text:style-name="T156"/></text:p>
            <text:p text:style-name="P8"><text:span text:style-name="T87"><text:s text:c="4"/></text:span><text:span text:style-name="T86">@Inject</text:span></text:p>
            <text:p text:style-name="P8"><text:span text:style-name="T87"><text:s text:c="4"/></text:span><text:span text:style-name="T86">@Deleted</text:span></text:p>
            <text:p text:style-name="P8"><text:span text:style-name="T87"><text:s text:c="4"/></text:span><text:span text:style-name="T89">private</text:span><text:span text:style-name="T87"> </text:span><text:span text:style-name="T205">Event</text:span><text:span text:style-name="T87">&lt;</text:span><text:span text:style-name="T99">Record</text:span><text:span text:style-name="T87">&gt; </text:span><text:span text:style-name="T206">recordDeleted</text:span><text:span text:style-name="T87">;</text:span></text:p>
            <text:p text:style-name="P8"><text:span text:style-name="T156"/></text:p>
            <text:p text:style-name="P8"><text:span text:style-name="T87"><text:s text:c="4"/></text:span><text:span text:style-name="T89">public</text:span><text:span text:style-name="T87"> </text:span><text:span text:style-name="T89">void</text:span><text:span text:style-name="T87"> </text:span><text:span text:style-name="T91">addRecord</text:span><text:span text:style-name="T87">(</text:span><text:span text:style-name="T99">Record</text:span><text:span text:style-name="T87"> </text:span><text:span text:style-name="T157">record</text:span><text:span text:style-name="T87">) {</text:span></text:p>
            <text:p text:style-name="P8"><text:span text:style-name="T87"><text:s text:c="8"/></text:span><text:span text:style-name="T206">recordAdded</text:span><text:span text:style-name="T87">.</text:span><text:span text:style-name="T207">fire</text:span><text:span text:style-name="T87">(</text:span><text:span text:style-name="T158">record</text:span><text:span text:style-name="T87">);</text:span></text:p>
            <text:p text:style-name="P8"><text:span text:style-name="T87"><text:s text:c="4"/></text:span><text:span text:style-name="T87">}</text:span></text:p>
            <text:p text:style-name="P8"><text:span text:style-name="T156"/></text:p>
            <text:p text:style-name="P8"><text:span text:style-name="T87"><text:s text:c="4"/></text:span><text:span text:style-name="T89">public</text:span><text:span text:style-name="T87"> </text:span><text:span text:style-name="T89">void</text:span><text:span text:style-name="T87"> </text:span><text:span text:style-name="T91">deleteRecord</text:span><text:span text:style-name="T87">(</text:span><text:span text:style-name="T99">Record</text:span><text:span text:style-name="T87"> </text:span><text:span text:style-name="T157">record</text:span><text:span text:style-name="T87">) {</text:span></text:p>
            <text:p text:style-name="P8"><text:span text:style-name="T87"><text:s text:c="8"/></text:span><text:span text:style-name="T206">recordDeleted</text:span><text:span text:style-name="T87">.</text:span><text:span text:style-name="T207">fire</text:span><text:span text:style-name="T87">(</text:span><text:span text:style-name="T158">record</text:span><text:span text:style-name="T87">);</text:span></text:p>
            <text:p text:style-name="P8"><text:span text:style-name="T87"><text:s text:c="4"/></text:span><text:span text:style-name="T87">}</text:span></text:p>
            <text:p text:style-name="P8"><text:span text:style-name="T156"/></text:p>
            <text:p text:style-name="P8"><text:span text:style-name="T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observers</text:p>
          </draw:text-box>
        </draw:frame>
        <draw:frame presentation:style-name="pr26" draw:text-style-name="P33" draw:layer="layout" svg:width="25.199cm" svg:height="12.18cm" svg:x="1.4cm" svg:y="4.914cm" presentation:class="outline" presentation:user-transformed="true">
          <draw:text-box>
            <text:p text:style-name="P8"><text:span text:style-name="T208">public</text:span><text:span text:style-name="T209"> </text:span><text:span text:style-name="T208">class</text:span><text:span text:style-name="T209"> </text:span><text:span text:style-name="T210">RecordLogger</text:span><text:span text:style-name="T209"> {</text:span></text:p>
            <text:p text:style-name="P8"><text:span text:style-name="T211"/></text:p>
            <text:p text:style-name="P8"><text:span text:style-name="T209"><text:s text:c="4"/></text:span><text:span text:style-name="T208">public</text:span><text:span text:style-name="T209"> </text:span><text:span text:style-name="T208">void</text:span><text:span text:style-name="T209"> </text:span><text:span text:style-name="T212">listenRecord</text:span><text:span text:style-name="T209"> (</text:span><text:span text:style-name="T213">@Observes</text:span><text:span text:style-name="T209"> </text:span><text:span text:style-name="T213">@Added</text:span><text:span text:style-name="T209"> </text:span><text:span text:style-name="T210">Record</text:span><text:span text:style-name="T209"> </text:span><text:span text:style-name="T214">record</text:span><text:span text:style-name="T209">) {</text:span></text:p>
            <text:p text:style-name="P8"><text:span text:style-name="T209"><text:s text:c="8"/></text:span><text:span text:style-name="T210">System</text:span><text:span text:style-name="T209">.</text:span><text:span text:style-name="T215">out</text:span><text:span text:style-name="T209">.println(</text:span><text:span text:style-name="T216">"Received: "</text:span><text:span text:style-name="T209"> + </text:span><text:span text:style-name="T217">record</text:span><text:span text:style-name="T209">);</text:span></text:p>
            <text:p text:style-name="P8"><text:span text:style-name="T209"><text:s text:c="4"/></text:span><text:span text:style-name="T209">}</text:span></text:p>
            <text:p text:style-name="P8"><text:span text:style-name="T209"><text:s text:c="4"/></text:span></text:p>
            <text:p text:style-name="P8"><text:span text:style-name="T209"><text:s text:c="4"/></text:span><text:span text:style-name="T208">public</text:span><text:span text:style-name="T209"> </text:span><text:span text:style-name="T208">void</text:span><text:span text:style-name="T209"> </text:span><text:span text:style-name="T212">delRecord</text:span><text:span text:style-name="T209"> (</text:span><text:span text:style-name="T213">@Observes</text:span><text:span text:style-name="T209"> </text:span><text:span text:style-name="T213">@Deleted</text:span><text:span text:style-name="T209"> </text:span><text:span text:style-name="T210">Record</text:span><text:span text:style-name="T209"> </text:span><text:span text:style-name="T214">record</text:span><text:span text:style-name="T209">) {</text:span></text:p>
            <text:p text:style-name="P8"><text:span text:style-name="T211"><text:s text:c="8"/></text:span><text:span text:style-name="T210">System</text:span><text:span text:style-name="T209">.</text:span><text:span text:style-name="T215">out</text:span><text:span text:style-name="T209">.println(</text:span><text:span text:style-name="T216">"Deleted: "</text:span><text:span text:style-name="T209"> + </text:span><text:span text:style-name="T217">record</text:span><text:span text:style-name="T209">);</text:span></text:p>
            <text:p text:style-name="P8"><text:span text:style-name="T209"><text:s text:c="4"/></text:span><text:span text:style-name="T209">}</text:span></text:p>
            <text:p text:style-name="P8"><text:span text:style-name="T211"/></text:p>
            <text:p text:style-name="P8"><text:span text:style-name="T20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ynamically qualified events</text:p>
          </draw:text-box>
        </draw:frame>
        <draw:frame presentation:style-name="pr39" draw:text-style-name="P27" draw:layer="layout" svg:width="25.199cm" svg:height="14.901cm" svg:x="1.4cm" svg:y="5.755cm" presentation:class="outline" presentation:user-transformed="true">
          <draw:text-box>
            <text:p text:style-name="P8"><text:span text:style-name="T126">public</text:span><text:span text:style-name="T127"> </text:span><text:span text:style-name="T126">class</text:span><text:span text:style-name="T127"> </text:span><text:span text:style-name="T128">RecordDatabase</text:span><text:span text:style-name="T127"> {</text:span></text:p>
            <text:p text:style-name="P8"><text:span text:style-name="T129"/></text:p>
            <text:p text:style-name="P8"><text:span text:style-name="T127"><text:s text:c="4"/></text:span><text:span text:style-name="T130">@Inject</text:span></text:p>
            <text:p text:style-name="P8"><text:span text:style-name="T127"><text:s text:c="4"/></text:span><text:span text:style-name="T126">private</text:span><text:span text:style-name="T127"> </text:span><text:span text:style-name="T131">Event</text:span><text:span text:style-name="T127">&lt;</text:span><text:span text:style-name="T128">Record</text:span><text:span text:style-name="T127">&gt; </text:span><text:span text:style-name="T132">recordAdded</text:span><text:span text:style-name="T127">;</text:span></text:p>
            <text:p text:style-name="P8"><text:span text:style-name="T129"/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addRecord</text:span><text:span text:style-name="T127"> (</text:span><text:span text:style-name="T128">Record</text:span><text:span text:style-name="T127"> </text:span><text:span text:style-name="T134">record</text:span><text:span text:style-name="T127">) {</text:span></text:p>
            <text:p text:style-name="P8"><text:span text:style-name="T127"><text:s text:c="8"/></text:span><text:span text:style-name="T131">Annotation</text:span><text:span text:style-name="T127"> </text:span><text:span text:style-name="T134">annotation</text:span><text:span text:style-name="T127"> = </text:span><text:span text:style-name="T126">new</text:span><text:span text:style-name="T127"> </text:span><text:span text:style-name="T135">AnnotationLiteral</text:span><text:span text:style-name="T127">&lt;</text:span><text:span text:style-name="T130">Added</text:span><text:span text:style-name="T127">&gt;() {};</text:span></text:p>
            <text:p text:style-name="P8"><text:span text:style-name="T127"><text:s text:c="8"/></text:span><text:span text:style-name="T132">recordAdded</text:span><text:span text:style-name="T127">.</text:span><text:span text:style-name="T136">select</text:span><text:span text:style-name="T127">(</text:span><text:span text:style-name="T137">annotation</text:span><text:span text:style-name="T127">).</text:span><text:span text:style-name="T136">fire</text:span><text:span text:style-name="T127">(</text:span><text:span text:style-name="T137">record</text:span><text:span text:style-name="T127">);</text:span></text:p>
            <text:p text:style-name="P8"><text:span text:style-name="T127"><text:s text:c="4"/></text:span><text:span text:style-name="T127">}</text:span></text:p>
            <text:p text:style-name="P8"><text:span text:style-name="T129"/></text:p>
            <text:p text:style-name="P8"><text:span text:style-name="T127">}</text:span></text:p>
            <text:p text:style-name="P8"><text:span text:style-name="T127"/></text:p>
            <text:p text:style-name="P8"><text:span text:style-name="T126">public</text:span><text:span text:style-name="T127"> </text:span><text:span text:style-name="T126">class</text:span><text:span text:style-name="T127"> </text:span><text:span text:style-name="T128">RecordLogger</text:span><text:span text:style-name="T127"> {</text:span></text:p>
            <text:p text:style-name="P8"><text:span text:style-name="T129"/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objectEvent</text:span><text:span text:style-name="T127"> (</text:span><text:span text:style-name="T130">@Observes</text:span><text:span text:style-name="T127"> </text:span><text:span text:style-name="T128">Object</text:span><text:span text:style-name="T127"> </text:span><text:span text:style-name="T134">object</text:span><text:span text:style-name="T127">) {}</text:span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recordEvent</text:span><text:span text:style-name="T127"> (</text:span><text:span text:style-name="T130">@Observes</text:span><text:span text:style-name="T127"> </text:span><text:span text:style-name="T128">Record</text:span><text:span text:style-name="T127"> </text:span><text:span text:style-name="T134">record</text:span><text:span text:style-name="T127">) {}</text:span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recordAdded</text:span><text:span text:style-name="T127"> (</text:span><text:span text:style-name="T130">@Observes</text:span><text:span text:style-name="T127"> </text:span><text:span text:style-name="T130">@Added</text:span><text:span text:style-name="T127"> </text:span><text:span text:style-name="T128">Record</text:span><text:span text:style-name="T127"> </text:span><text:span text:style-name="T134">record</text:span><text:span text:style-name="T127">) {}</text:span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recordDeleted</text:span><text:span text:style-name="T127"> (</text:span><text:span text:style-name="T130">@Observes</text:span><text:span text:style-name="T127"> </text:span><text:span text:style-name="T130">@Deleted</text:span><text:span text:style-name="T127"> </text:span><text:span text:style-name="T128">Record</text:span><text:span text:style-name="T127"> </text:span><text:span text:style-name="T134">record</text:span><text:span text:style-name="T127">) {}</text:span></text:p>
            <text:p text:style-name="P8"><text:span text:style-name="T129"/></text:p>
            <text:p text:style-name="P8"><text:span text:style-name="T1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have no type erasure</text:p>
          </draw:text-box>
        </draw:frame>
        <draw:frame presentation:style-name="pr5" draw:text-style-name="P27" draw:layer="layout" svg:width="25.199cm" svg:height="13.859cm" svg:x="1.4cm" svg:y="4.914cm" presentation:class="outline" presentation:user-transformed="true">
          <draw:text-box>
            <text:p text:style-name="P8"><text:span text:style-name="T126">public</text:span><text:span text:style-name="T127"> </text:span><text:span text:style-name="T126">class</text:span><text:span text:style-name="T127"> </text:span><text:span text:style-name="T128">RecordLogger</text:span><text:span text:style-name="T127"> {</text:span></text:p>
            <text:p text:style-name="P8"><text:span text:style-name="T129"/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recordString</text:span><text:span text:style-name="T127"> (</text:span><text:span text:style-name="T130">@Observes</text:span><text:span text:style-name="T127"> </text:span><text:span text:style-name="T128">Record</text:span><text:span text:style-name="T127">&lt;</text:span><text:span text:style-name="T128">String</text:span><text:span text:style-name="T127">&gt; </text:span><text:span text:style-name="T134">record</text:span><text:span text:style-name="T127">) {}</text:span></text:p>
            <text:p text:style-name="P8"><text:span text:style-name="T127"><text:s text:c="4"/></text:span><text:span text:style-name="T126">public</text:span><text:span text:style-name="T127"> </text:span><text:span text:style-name="T126">void</text:span><text:span text:style-name="T127"> </text:span><text:span text:style-name="T133">recordNumber</text:span><text:span text:style-name="T127"> (</text:span><text:span text:style-name="T130">@Observes</text:span><text:span text:style-name="T127"> </text:span><text:span text:style-name="T128">Record</text:span><text:span text:style-name="T127">&lt;</text:span><text:span text:style-name="T135">Number</text:span><text:span text:style-name="T127">&gt; </text:span><text:span text:style-name="T134">record</text:span><text:span text:style-name="T127">) {}</text:span></text:p>
            <text:p text:style-name="P8"><text:span text:style-name="T129"/></text:p>
            <text:p text:style-name="P8"><text:span text:style-name="T1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Events have no type erasure either.</text:p>
              <text:p>Record&lt;String&gt; is different from Record&lt;Number&gt;.</text:p>
              <text:p/>
              <text:p/>
            </draw:text-box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er priority</text:p>
          </draw:text-box>
        </draw:frame>
        <draw:frame presentation:style-name="pr26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15">public</text:span><text:span text:style-name="T13"> </text:span><text:span text:style-name="T115">class</text:span><text:span text:style-name="T13"> </text:span><text:span text:style-name="T116">RecordLogger</text:span><text:span text:style-name="T13"> {</text:span></text:p>
            <text:p text:style-name="P8"><text:span text:style-name="T117"/></text:p>
            <text:p text:style-name="P8"><text:span text:style-name="T13"><text:s text:c="4"/></text:span><text:span text:style-name="T115">public</text:span><text:span text:style-name="T13"> </text:span><text:span text:style-name="T115">void</text:span><text:span text:style-name="T13"> </text:span><text:span text:style-name="T121">log</text:span><text:span text:style-name="T13">(</text:span><text:span text:style-name="T118">@Observes</text:span><text:span text:style-name="T13"> </text:span><text:span text:style-name="T118">@Priority</text:span><text:span text:style-name="T13">(</text:span><text:span text:style-name="T138">APPLICATION</text:span><text:span text:style-name="T13">) </text:span><text:span text:style-name="T116">Record</text:span><text:span text:style-name="T13"> </text:span><text:span text:style-name="T123">record</text:span><text:span text:style-name="T13">) {}</text:span></text:p>
            <text:p text:style-name="P8"><text:span text:style-name="T117"/></text:p>
            <text:p text:style-name="P8"><text:span text:style-name="T13">}</text:span></text:p>
            <text:p text:style-name="P8"><text:span text:style-name="T117"/></text:p>
            <text:p text:style-name="P8"><text:span text:style-name="T115">public</text:span><text:span text:style-name="T121"> </text:span><text:span text:style-name="T115">class</text:span><text:span text:style-name="T13"> </text:span><text:span text:style-name="T116">RecordTimestamper</text:span><text:span text:style-name="T13"> {</text:span></text:p>
            <text:p text:style-name="P8"><text:span text:style-name="T117"/></text:p>
            <text:p text:style-name="P8"><text:span text:style-name="T13"><text:s text:c="4"/></text:span><text:span text:style-name="T115">public</text:span><text:span text:style-name="T13"> </text:span><text:span text:style-name="T115">void</text:span><text:span text:style-name="T13"> </text:span><text:span text:style-name="T121">timestamp</text:span><text:span text:style-name="T13">(</text:span><text:span text:style-name="T118">@Observes</text:span><text:span text:style-name="T13"> </text:span><text:span text:style-name="T118">@Priority</text:span><text:span text:style-name="T13">(</text:span><text:span text:style-name="T138">APPLICATION</text:span><text:span text:style-name="T13"> + </text:span><text:span text:style-name="T138">1</text:span><text:span text:style-name="T13">) </text:span><text:span text:style-name="T116">Record</text:span><text:span text:style-name="T13"> </text:span><text:span text:style-name="T123">record</text:span><text:span text:style-name="T13">) {}</text:span></text:p>
            <text:p text:style-name="P8"><text:span text:style-name="T117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me built-in event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6"><text:span text:style-name="T218"/></text:p>
            <text:p text:style-name="P6"><text:span text:style-name="T68">@Observes</text:span><text:span text:style-name="T73"> </text:span><text:span text:style-name="T68">@Initialized</text:span><text:span text:style-name="T73">(</text:span><text:span text:style-name="T68">ApplicationScoped</text:span><text:span text:style-name="T73">.</text:span><text:span text:style-name="T69">class</text:span><text:span text:style-name="T73">) </text:span><text:span text:style-name="T74">Object</text:span></text:p>
            <text:p text:style-name="P6"><text:span text:style-name="T172">@Observes</text:span><text:span text:style-name="T191"> </text:span><text:span text:style-name="T172">@BeforeDestroyed</text:span><text:span text:style-name="T191">(</text:span><text:span text:style-name="T172">ApplicationScoped</text:span><text:span text:style-name="T191">.</text:span><text:span text:style-name="T168">class</text:span><text:span text:style-name="T171">) </text:span><text:span text:style-name="T219">Object</text:span></text:p>
            <text:p text:style-name="P6"><text:span text:style-name="T172">@Observes</text:span><text:span text:style-name="T191"> </text:span><text:span text:style-name="T172">@Destroyed</text:span><text:span text:style-name="T191">(</text:span><text:span text:style-name="T172">ApplicationScoped</text:span><text:span text:style-name="T191">.</text:span><text:span text:style-name="T168">class</text:span><text:span text:style-name="T171">) </text:span><text:span text:style-name="T219">Object</text:span></text:p>
            <text:p text:style-name="P6"><text:span text:style-name="T219"/></text:p>
            <text:p text:style-name="P8"><text:span text:style-name="T68">@Observes</text:span><text:span text:style-name="T70"> </text:span><text:span text:style-name="T68">@Initialized</text:span><text:span text:style-name="T70">(</text:span><text:span text:style-name="T68">RequestScoped</text:span><text:span text:style-name="T70">.</text:span><text:span text:style-name="T69">class</text:span><text:span text:style-name="T70">) </text:span><text:span text:style-name="T74">ServletRequest</text:span></text:p>
            <text:p text:style-name="P6"><text:span text:style-name="T172">@Observes</text:span><text:span text:style-name="T191"> </text:span><text:span text:style-name="T172">@BeforeDestroyed</text:span><text:span text:style-name="T191">(</text:span><text:span text:style-name="T172">RequestScoped</text:span><text:span text:style-name="T191">.</text:span><text:span text:style-name="T168">class</text:span><text:span text:style-name="T171">) </text:span><text:span text:style-name="T74">ServletRequest</text:span></text:p>
            <text:p text:style-name="P8"><text:span text:style-name="T172">@Observes</text:span><text:span text:style-name="T169"> </text:span><text:span text:style-name="T172">@Destroyed</text:span><text:span text:style-name="T169">(</text:span><text:span text:style-name="T172">RequestScoped</text:span><text:span text:style-name="T169">.</text:span><text:span text:style-name="T168">class</text:span><text:span text:style-name="T171">) </text:span><text:span text:style-name="T74">ServletRequest</text:span></text:p>
            <text:p text:style-name="P8"><text:span text:style-name="T74"/></text:p>
            <text:p text:style-name="P8"><text:span text:style-name="T172">@Observes</text:span><text:span text:style-name="T169"> </text:span><text:span text:style-name="T172">@Initialized</text:span><text:span text:style-name="T169">(</text:span><text:span text:style-name="T172">SessionScoped</text:span><text:span text:style-name="T169">.</text:span><text:span text:style-name="T168">class</text:span><text:span text:style-name="T171">) </text:span><text:span text:style-name="T74">HttpSession</text:span></text:p>
            <text:p text:style-name="P6"><text:span text:style-name="T220">@Observes</text:span><text:span text:style-name="T221"> </text:span><text:span text:style-name="T220">@BeforeDestroyed</text:span><text:span text:style-name="T221">(</text:span><text:span text:style-name="T220">SessionScoped</text:span><text:span text:style-name="T221">.</text:span><text:span text:style-name="T222">class</text:span><text:span text:style-name="T221">) </text:span><text:span text:style-name="T74">HttpSession</text:span></text:p>
            <text:p text:style-name="P8"><text:span text:style-name="T68">@Observes</text:span><text:span text:style-name="T70"> </text:span><text:span text:style-name="T68">@Destroyed</text:span><text:span text:style-name="T70">(</text:span><text:span text:style-name="T68">SessionScoped</text:span><text:span text:style-name="T70">.</text:span><text:span text:style-name="T69">class</text:span><text:span text:style-name="T70">) </text:span><text:span text:style-name="T74">HttpSe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8" draw:text-style-name="P3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corato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8">@Decorator</text:span></text:p>
            <text:p text:style-name="P8"><text:span text:style-name="T68">@Priority</text:span><text:span text:style-name="T70">(</text:span><text:span text:style-name="T68">Interceptor</text:span><text:span text:style-name="T70">.</text:span><text:span text:style-name="T71">Priority</text:span><text:span text:style-name="T70">.</text:span><text:span text:style-name="T76">APPLICATION</text:span><text:span text:style-name="T70">)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HelloDecorator</text:span><text:span text:style-name="T70"> </text:span><text:span text:style-name="T69">implements</text:span><text:span text:style-name="T70"> </text:span><text:span text:style-name="T74">HelloService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8">@Delegate</text:span></text:p>
            <text:p text:style-name="P8"><text:span text:style-name="T70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8">@Override</text:span></text:p>
            <text:p text:style-name="P8"><text:span text:style-name="T70"><text:s text:c="4"/></text:span><text:span text:style-name="T69">public</text:span><text:span text:style-name="T70"> </text:span><text:span text:style-name="T71">String</text:span><text:span text:style-name="T70"> </text:span><text:span text:style-name="T73">hello</text:span><text:span text:style-name="T70"> () {</text:span></text:p>
            <text:p text:style-name="P8"><text:span text:style-name="T70"><text:s text:c="8"/></text:span><text:span text:style-name="T69">return</text:span><text:span text:style-name="T70"> </text:span><text:span text:style-name="T77">"Decorated "</text:span><text:span text:style-name="T70"> + </text:span><text:span text:style-name="T75">hello</text:span><text:span text:style-name="T70">.</text:span><text:span text:style-name="T144">hello</text:span><text:span text:style-name="T70">(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Decorators are applied to all matching delegates.</text:p>
              <text:p>Useful if you want some business logic that is the same for all implementations.</text:p>
              <text:p>Persistence, logging, or similar cross cutting concerns.</text:p>
              <text:p/>
            </draw:text-box>
          </draw:frame>
        </presentation:notes>
      </draw:page>
      <draw:page draw:name="page10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corator chaining via annotation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8">@Decorator</text:span></text:p>
            <text:p text:style-name="P8"><text:span text:style-name="T172">@Priority</text:span><text:span text:style-name="T169">(</text:span><text:span text:style-name="T172">Interceptor</text:span><text:span text:style-name="T169">.</text:span><text:span text:style-name="T170">Priority</text:span><text:span text:style-name="T171">.</text:span><text:span text:style-name="T223">APPLICATION</text:span><text:span text:style-name="T70">)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GoodbyeDecorator</text:span><text:span text:style-name="T70"> </text:span><text:span text:style-name="T69">implements</text:span><text:span text:style-name="T70"> </text:span><text:span text:style-name="T74">HelloService</text:span><text:span text:style-name="T70"> {}</text:span></text:p>
            <text:p text:style-name="P8"><text:span text:style-name="T72"/></text:p>
            <text:p text:style-name="P6"><text:span text:style-name="T68">@Decorator</text:span></text:p>
            <text:p text:style-name="P8"><text:span text:style-name="T224">@Priority</text:span><text:span text:style-name="T92">(</text:span><text:span text:style-name="T224">Interceptor</text:span><text:span text:style-name="T92">.</text:span><text:span text:style-name="T93">Priority</text:span><text:span text:style-name="T96">.</text:span><text:span text:style-name="T225">APPLICATION</text:span><text:span text:style-name="T96"> + </text:span><text:span text:style-name="T225">1</text:span><text:span text:style-name="T96">)</text:span></text:p>
            <text:p text:style-name="P6"><text:span text:style-name="T69">public</text:span><text:span text:style-name="T70"> </text:span><text:span text:style-name="T69">class</text:span><text:span text:style-name="T70"> </text:span><text:span text:style-name="T71">HelloDecorator</text:span><text:span text:style-name="T70"> </text:span><text:span text:style-name="T69">implements</text:span><text:span text:style-name="T70"> </text:span><text:span text:style-name="T74">HelloService</text:span><text:span text:style-name="T70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 text:style-name="P5"><text:span text:style-name="T2">Order is important, since they can wrap each other.</text:span></text:p>
              <text:p text:style-name="P5"><text:span text:style-name="T2">Highest priority is the innermost.</text:span></text:p>
            </draw:text-box>
          </draw:frame>
        </presentation:notes>
      </draw:page>
      <draw:page draw:name="page1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corator chaining via beans.xml</text:p>
          </draw:text-box>
        </draw:frame>
        <draw:frame presentation:style-name="pr26" draw:text-style-name="P20" draw:layer="layout" svg:width="25.199cm" svg:height="12.18cm" svg:x="1.4cm" svg:y="4.914cm" presentation:class="outline" presentation:user-transformed="true">
          <draw:text-box>
            <text:p text:style-name="P8"><text:span text:style-name="T226">&lt;</text:span><text:span text:style-name="T227">beans</text:span><text:span text:style-name="T156"> </text:span><text:span text:style-name="T228">xmlns</text:span><text:span text:style-name="T87">=</text:span><text:span text:style-name="T229">"https://jakarta.ee/xml/ns/jakartaee"</text:span></text:p>
            <text:p text:style-name="P8"><text:span text:style-name="T156"><text:s text:c="4"/></text:span><text:span text:style-name="T228">xmlns:xsi</text:span><text:span text:style-name="T87">=</text:span><text:span text:style-name="T229">"http://www.w3.org/2001/XMLSchema-instance"</text:span></text:p>
            <text:p text:style-name="P8"><text:span text:style-name="T156"><text:s text:c="4"/></text:span><text:span text:style-name="T228">xsi:schemaLocation</text:span><text:span text:style-name="T87">=</text:span><text:span text:style-name="T229">"https://jakarta.ee/xml/ns/jakartaee https://jakarta.ee/xml/ns/jakartaee/beans_4_0.xsd"</text:span></text:p>
            <text:p text:style-name="P8"><text:span text:style-name="T156"><text:s text:c="4"/></text:span><text:span text:style-name="T228">version</text:span><text:span text:style-name="T87">=</text:span><text:span text:style-name="T229">"4.0"</text:span><text:span text:style-name="T156"> </text:span><text:span text:style-name="T228">bean-discovery-mode</text:span><text:span text:style-name="T87">=</text:span><text:span text:style-name="T229">"all"</text:span><text:span text:style-name="T226">&gt;</text:span></text:p>
            <text:p text:style-name="P8"><text:span text:style-name="T156"/></text:p>
            <text:p text:style-name="P8"><text:span text:style-name="T87"><text:s text:c="4"/></text:span><text:span text:style-name="T226">&lt;</text:span><text:span text:style-name="T227">decorators</text:span><text:span text:style-name="T226">&gt;</text:span></text:p>
            <text:p text:style-name="P8"><text:span text:style-name="T87"><text:s text:c="8"/></text:span><text:span text:style-name="T226">&lt;</text:span><text:span text:style-name="T227">class</text:span><text:span text:style-name="T226">&gt;</text:span><text:span text:style-name="T87">com.company.product.HelloDecorator</text:span><text:span text:style-name="T226">&lt;/</text:span><text:span text:style-name="T227">class</text:span><text:span text:style-name="T226">&gt;</text:span></text:p>
            <text:p text:style-name="P8"><text:span text:style-name="T87"><text:s text:c="8"/></text:span><text:span text:style-name="T226">&lt;</text:span><text:span text:style-name="T227">class</text:span><text:span text:style-name="T226">&gt;</text:span><text:span text:style-name="T87">com.company.product.GoodbyeDecorator</text:span><text:span text:style-name="T226">&lt;/</text:span><text:span text:style-name="T227">class</text:span><text:span text:style-name="T226">&gt;</text:span></text:p>
            <text:p text:style-name="P8"><text:span text:style-name="T87"><text:s text:c="4"/></text:span><text:span text:style-name="T226">&lt;/</text:span><text:span text:style-name="T227">decorators</text:span><text:span text:style-name="T226">&gt;</text:span></text:p>
            <text:p text:style-name="P8"><text:span text:style-name="T156"/></text:p>
            <text:p text:style-name="P8"><text:span text:style-name="T226">&lt;/</text:span><text:span text:style-name="T227">beans</text:span><text:span text:style-name="T226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Beans.xml declaration is the old legacy method.</text:p>
              <text:p text:style-name="P5">Use priority annotations instead.</text:p>
            </draw:text-box>
          </draw:frame>
        </presentation:notes>
      </draw:page>
      <draw:page draw:name="page1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on method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9">public</text:span><text:span text:style-name="T73"> </text:span><text:span text:style-name="T69">class</text:span><text:span text:style-name="T73"> </text:span><text:span text:style-name="T71">GreeterClient</text:span><text:span text:style-name="T73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0"/></text:p>
            <text:p text:style-name="P8"><text:span text:style-name="T169"><text:s text:c="4"/></text:span><text:span text:style-name="T168">public</text:span><text:span text:style-name="T169"> </text:span><text:span text:style-name="T170">GreeterClient</text:span><text:span text:style-name="T171"> () {}</text:span></text:p>
            <text:p text:style-name="P8"><text:span text:style-name="T70"/></text:p>
            <text:p text:style-name="P8"><text:span text:style-name="T68"><text:s text:c="4"/></text:span><text:span text:style-name="T68">@Log</text:span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greet</text:span><text:span text:style-name="T70"> () {</text:span></text:p>
            <text:p text:style-name="P8"><text:span text:style-name="T70"><text:s text:c="8"/></text:span><text:span text:style-name="T144">display</text:span><text:span text:style-name="T70">(</text:span><text:span text:style-name="T75">hello</text:span><text:span text:style-name="T70">.</text:span><text:span text:style-name="T144">hello</text:span><text:span text:style-name="T70">()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34" draw:layer="layout" svg:width="17.271cm" svg:height="12.572cm" svg:x="2.159cm" svg:y="13.271cm" presentation:class="notes" presentation:user-transformed="true">
            <draw:text-box>
              <text:p text:style-name="P5"><text:span text:style-name="T2">Interceptors can wrap custom logic around methods.</text:span></text:p>
              <text:p text:style-name="P5"><text:span text:style-name="T2"/></text:p>
            </draw:text-box>
          </draw:frame>
        </presentation:notes>
      </draw:page>
      <draw:page draw:name="page1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on constructor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0"/></text:p>
            <text:p text:style-name="P8"><text:span text:style-name="T68"><text:s text:c="4"/></text:span><text:span text:style-name="T68">@Log</text:span></text:p>
            <text:p text:style-name="P8"><text:span text:style-name="T169"><text:s text:c="4"/></text:span><text:span text:style-name="T168">public</text:span><text:span text:style-name="T169"> </text:span><text:span text:style-name="T170">GreeterClient</text:span><text:span text:style-name="T171"> () {}</text:span></text:p>
            <text:p text:style-name="P8"><text:span text:style-name="T70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greet</text:span><text:span text:style-name="T70"> () {</text:span></text:p>
            <text:p text:style-name="P8"><text:span text:style-name="T70"><text:s text:c="8"/></text:span><text:span text:style-name="T144">display</text:span><text:span text:style-name="T70">(</text:span><text:span text:style-name="T75">hello</text:span><text:span text:style-name="T70">.</text:span><text:span text:style-name="T144">hello</text:span><text:span text:style-name="T70">()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terceptors can also wrap logic around constructors.</text:p>
              <text:p>They impose some limitations regarding exceptions.</text:p>
            </draw:text-box>
          </draw:frame>
        </presentation:notes>
      </draw:page>
      <draw:page draw:name="page1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binding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8">@InterceptorBinding</text:span></text:p>
            <text:p text:style-name="P8"><text:span text:style-name="T68">@Target</text:span><text:span text:style-name="T70">({</text:span><text:span text:style-name="T76">CONSTRUCTOR</text:span><text:span text:style-name="T70">,</text:span><text:span text:style-name="T76"> METHOD</text:span><text:span text:style-name="T70">, </text:span><text:span text:style-name="T76">TYPE</text:span><text:span text:style-name="T70">})</text:span></text:p>
            <text:p text:style-name="P8"><text:span text:style-name="T68">@Retention</text:span><text:span text:style-name="T70">(</text:span><text:span text:style-name="T76">RUNTIME</text:span><text:span text:style-name="T70">)</text:span></text:p>
            <text:p text:style-name="P8"><text:span text:style-name="T69">public</text:span><text:span text:style-name="T70"> </text:span><text:span text:style-name="T69">@interface</text:span><text:span text:style-name="T70"> </text:span><text:span text:style-name="T68">Log</text:span><text:span text:style-name="T70"> {</text:span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terceptor bindings are annotations to bind beans.</text:p>
              <text:p>Need to annotate interceptors with them as well.</text:p>
              <text:p/>
            </draw:text-box>
          </draw:frame>
        </presentation:notes>
      </draw:page>
      <draw:page draw:name="page1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ethod interceptor</text:p>
          </draw:text-box>
        </draw:frame>
        <draw:frame presentation:style-name="pr40" draw:text-style-name="P27" draw:layer="layout" svg:width="25.199cm" svg:height="14.156cm" svg:x="1.4cm" svg:y="4.914cm" presentation:class="outline" presentation:user-transformed="true">
          <draw:text-box>
            <text:p text:style-name="P8"><text:span text:style-name="T130">@Interceptor</text:span></text:p>
            <text:p text:style-name="P8"><text:span text:style-name="T130">@Log</text:span></text:p>
            <text:p text:style-name="P8"><text:span text:style-name="T126">public</text:span><text:span text:style-name="T127"> </text:span><text:span text:style-name="T126">class</text:span><text:span text:style-name="T127"> </text:span><text:span text:style-name="T128">LogInterceptor</text:span><text:span text:style-name="T127"> {</text:span></text:p>
            <text:p text:style-name="P8"><text:span text:style-name="T129"/></text:p>
            <text:p text:style-name="P8"><text:span text:style-name="T127"><text:s text:c="4"/></text:span><text:span text:style-name="T130">@AroundInvoke</text:span></text:p>
            <text:p text:style-name="P8"><text:span text:style-name="T127"><text:s text:c="4"/></text:span><text:span text:style-name="T126">public</text:span><text:span text:style-name="T127"> </text:span><text:span text:style-name="T128">Object</text:span><text:span text:style-name="T127"> </text:span><text:span text:style-name="T133">log</text:span><text:span text:style-name="T127"> (</text:span><text:span text:style-name="T131">InvocationContext</text:span><text:span text:style-name="T127"> </text:span><text:span text:style-name="T134">ic</text:span><text:span text:style-name="T127">) </text:span><text:span text:style-name="T126">throws</text:span><text:span text:style-name="T127"> </text:span><text:span text:style-name="T128">Exception</text:span><text:span text:style-name="T127"> {</text:span></text:p>
            <text:p text:style-name="P8"><text:span text:style-name="T127"><text:s text:c="8"/></text:span><text:span text:style-name="T128">System</text:span><text:span text:style-name="T127">.</text:span><text:span text:style-name="T230">out</text:span><text:span text:style-name="T127">.println(</text:span><text:span text:style-name="T231">"Start "</text:span><text:span text:style-name="T127"> + </text:span><text:span text:style-name="T137">ic</text:span><text:span text:style-name="T127">.</text:span><text:span text:style-name="T136">getMethod</text:span><text:span text:style-name="T127">().getName());</text:span></text:p>
            <text:p text:style-name="P8"><text:span text:style-name="T127"><text:s text:c="8"/></text:span><text:span text:style-name="T126">try</text:span><text:span text:style-name="T127">{</text:span></text:p>
            <text:p text:style-name="P8"><text:span text:style-name="T127"><text:s text:c="12"/></text:span><text:span text:style-name="T126">return</text:span><text:span text:style-name="T127"> </text:span><text:span text:style-name="T137">ic</text:span><text:span text:style-name="T127">.</text:span><text:span text:style-name="T136">proceed</text:span><text:span text:style-name="T127">();</text:span></text:p>
            <text:p text:style-name="P8"><text:span text:style-name="T127"><text:s text:c="8"/></text:span><text:span text:style-name="T127">}</text:span><text:span text:style-name="T126">catch</text:span><text:span text:style-name="T127">( </text:span><text:span text:style-name="T128">Exception</text:span><text:span text:style-name="T127"> </text:span><text:span text:style-name="T134">e</text:span><text:span text:style-name="T127"> ){</text:span></text:p>
            <text:p text:style-name="P8"><text:span text:style-name="T127"><text:s text:c="12"/></text:span><text:span text:style-name="T128">System</text:span><text:span text:style-name="T127">.</text:span><text:span text:style-name="T230">out</text:span><text:span text:style-name="T127">.println(</text:span><text:span text:style-name="T231">"Exception "</text:span><text:span text:style-name="T127"> + </text:span><text:span text:style-name="T137">e</text:span><text:span text:style-name="T127">);</text:span></text:p>
            <text:p text:style-name="P8"><text:span text:style-name="T127"><text:s text:c="12"/></text:span><text:span text:style-name="T126">throw</text:span><text:span text:style-name="T127"> </text:span><text:span text:style-name="T137">e</text:span><text:span text:style-name="T127">;</text:span></text:p>
            <text:p text:style-name="P8"><text:span text:style-name="T127"><text:s text:c="8"/></text:span><text:span text:style-name="T127">}</text:span><text:span text:style-name="T126">finally</text:span><text:span text:style-name="T127">{</text:span></text:p>
            <text:p text:style-name="P8"><text:span text:style-name="T127"><text:s text:c="12"/></text:span><text:span text:style-name="T128">System</text:span><text:span text:style-name="T127">.</text:span><text:span text:style-name="T230">out</text:span><text:span text:style-name="T127">.println(</text:span><text:span text:style-name="T231">"End "</text:span><text:span text:style-name="T127"> + </text:span><text:span text:style-name="T137">ic</text:span><text:span text:style-name="T127">.</text:span><text:span text:style-name="T136">getMethod</text:span><text:span text:style-name="T127">().getName());</text:span></text:p>
            <text:p text:style-name="P8"><text:span text:style-name="T127"><text:s text:c="8"/></text:span><text:span text:style-name="T127">}</text:span></text:p>
            <text:p text:style-name="P8"><text:span text:style-name="T127"><text:s text:c="4"/></text:span><text:span text:style-name="T127">}</text:span></text:p>
            <text:p text:style-name="P8"><text:span text:style-name="T129"/></text:p>
            <text:p text:style-name="P8"><text:span text:style-name="T1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41" draw:text-style-name="P4" draw:layer="layout" svg:width="17.271cm" svg:height="7.084cm" svg:x="2.159cm" svg:y="13.271cm" presentation:class="notes" presentation:user-transformed="true">
            <draw:text-box>
              <text:p>In this example we wrap logging around a method.</text:p>
              <text:p>We have to annotate it with the @Interceptor annotation, and the interceptor binding as well.</text:p>
              <text:p>Method interceptors use @AroundInvoke.</text:p>
              <text:p>InvocationContext contains metadata of the class and method that we have intercepted.</text:p>
              <text:p text:style-name="P5">We log the method start and end, and exceptions.</text:p>
              <text:p>We return Object but CDI will remain typesafe.</text:p>
              <text:p/>
            </draw:text-box>
          </draw:frame>
        </presentation:notes>
      </draw:page>
      <draw:page draw:name="page1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uctor interceptor</text:p>
          </draw:text-box>
        </draw:frame>
        <draw:frame presentation:style-name="pr40" draw:layer="layout" svg:width="25.199cm" svg:height="14.156cm" svg:x="1.4cm" svg:y="4.914cm" presentation:class="outline" presentation:user-transformed="true">
          <draw:text-box>
            <text:p text:style-name="P8"><text:span text:style-name="T130">@Interceptor</text:span></text:p>
            <text:p text:style-name="P8"><text:span text:style-name="T130">@Log</text:span></text:p>
            <text:p text:style-name="P8"><text:span text:style-name="T130">@Priority</text:span><text:span text:style-name="T127">(</text:span><text:span text:style-name="T130">Interceptor</text:span><text:span text:style-name="T127">.</text:span><text:span text:style-name="T128">Priority</text:span><text:span text:style-name="T127">.</text:span><text:span text:style-name="T230">APPLICATION</text:span><text:span text:style-name="T127">)</text:span></text:p>
            <text:p text:style-name="P8"><text:span text:style-name="T126">public</text:span><text:span text:style-name="T127"> </text:span><text:span text:style-name="T126">class</text:span><text:span text:style-name="T127"> </text:span><text:span text:style-name="T128">LogInterceptor</text:span><text:span text:style-name="T127"> {</text:span></text:p>
            <text:p text:style-name="P8"><text:span text:style-name="T129"/></text:p>
            <text:p text:style-name="P8"><text:span text:style-name="T127"><text:s text:c="4"/></text:span><text:span text:style-name="T130">@AroundConstruct</text:span></text:p>
            <text:p text:style-name="P8"><text:span text:style-name="T127"><text:s text:c="4"/></text:span><text:span text:style-name="T126">public</text:span><text:span text:style-name="T127"> </text:span><text:span text:style-name="T128">Object</text:span><text:span text:style-name="T127"> </text:span><text:span text:style-name="T133">log</text:span><text:span text:style-name="T127"> (</text:span><text:span text:style-name="T131">InvocationContext</text:span><text:span text:style-name="T127"> </text:span><text:span text:style-name="T134">ic</text:span><text:span text:style-name="T127">) </text:span><text:span text:style-name="T126">throws</text:span><text:span text:style-name="T127"> </text:span><text:span text:style-name="T128">Exception</text:span><text:span text:style-name="T127"> {</text:span></text:p>
            <text:p text:style-name="P8"><text:span text:style-name="T127"><text:s text:c="8"/></text:span><text:span text:style-name="T128">System</text:span><text:span text:style-name="T127">.</text:span><text:span text:style-name="T230">out</text:span><text:span text:style-name="T127">.println(</text:span><text:span text:style-name="T231">"Start "</text:span><text:span text:style-name="T127"> + </text:span><text:span text:style-name="T137">ic</text:span><text:span text:style-name="T127">.</text:span><text:span text:style-name="T136">getConstructor</text:span><text:span text:style-name="T127">().getName());</text:span></text:p>
            <text:p text:style-name="P8"><text:span text:style-name="T127"><text:s text:c="8"/></text:span><text:span text:style-name="T126">try</text:span><text:span text:style-name="T127">{</text:span></text:p>
            <text:p text:style-name="P8"><text:span text:style-name="T127"><text:s text:c="12"/></text:span><text:span text:style-name="T126">return</text:span><text:span text:style-name="T127"> </text:span><text:span text:style-name="T137">ic</text:span><text:span text:style-name="T127">.</text:span><text:span text:style-name="T136">proceed</text:span><text:span text:style-name="T127">();</text:span></text:p>
            <text:p text:style-name="P8"><text:span text:style-name="T127"><text:s text:c="8"/></text:span><text:span text:style-name="T127">}</text:span><text:span text:style-name="T126">catch</text:span><text:span text:style-name="T127">( </text:span><text:span text:style-name="T128">Exception</text:span><text:span text:style-name="T127"> </text:span><text:span text:style-name="T134">e</text:span><text:span text:style-name="T127"> ){</text:span></text:p>
            <text:p text:style-name="P8"><text:span text:style-name="T127"><text:s text:c="12"/></text:span><text:span text:style-name="T128">System</text:span><text:span text:style-name="T127">.</text:span><text:span text:style-name="T230">out</text:span><text:span text:style-name="T127">.println(</text:span><text:span text:style-name="T231">"Exception "</text:span><text:span text:style-name="T127"> + </text:span><text:span text:style-name="T137">e</text:span><text:span text:style-name="T127">);</text:span></text:p>
            <text:p text:style-name="P8"><text:span text:style-name="T127"><text:s text:c="12"/></text:span><text:span text:style-name="T126">throw</text:span><text:span text:style-name="T127"> </text:span><text:span text:style-name="T137">e</text:span><text:span text:style-name="T127">;</text:span></text:p>
            <text:p text:style-name="P8"><text:span text:style-name="T127"><text:s text:c="8"/></text:span><text:span text:style-name="T127">}</text:span><text:span text:style-name="T126">finally</text:span><text:span text:style-name="T127">{</text:span></text:p>
            <text:p text:style-name="P8"><text:span text:style-name="T127"><text:s text:c="12"/></text:span><text:span text:style-name="T128">System</text:span><text:span text:style-name="T127">.</text:span><text:span text:style-name="T230">out</text:span><text:span text:style-name="T127">.println(</text:span><text:span text:style-name="T231">"End "</text:span><text:span text:style-name="T127"> + </text:span><text:span text:style-name="T137">ic</text:span><text:span text:style-name="T127">.</text:span><text:span text:style-name="T136">getConstructor</text:span><text:span text:style-name="T127">().getName());</text:span></text:p>
            <text:p text:style-name="P8"><text:span text:style-name="T127"><text:s text:c="8"/></text:span><text:span text:style-name="T127">}</text:span></text:p>
            <text:p text:style-name="P8"><text:span text:style-name="T127"><text:s text:c="4"/></text:span><text:span text:style-name="T127">}</text:span></text:p>
            <text:p text:style-name="P8"><text:span text:style-name="T129"/></text:p>
            <text:p text:style-name="P8"><text:span text:style-name="T1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onstructor interceptors use @AroundConstruct.</text:span></text:p>
              <text:p><text:span text:style-name="T2">InvocationContext contains metadata of the class and constructor we have intercepted.</text:span></text:p>
              <text:p><text:span text:style-name="T2">There might be some limitations on exceptions.</text:span></text:p>
              <text:p><text:span text:style-name="T2"/></text:p>
            </draw:text-box>
          </draw:frame>
        </presentation:notes>
      </draw:page>
      <draw:page draw:name="page1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annotations</text:p>
          </draw:text-box>
        </draw:frame>
        <draw:frame presentation:style-name="pr5" draw:text-style-name="P35" draw:layer="layout" svg:width="25.199cm" svg:height="13.859cm" svg:x="1.4cm" svg:y="4.914cm" presentation:class="outline" presentation:user-transformed="true">
          <draw:text-box>
            <text:p text:style-name="P12"><text:span text:style-name="T68">@Interceptor</text:span><text:span text:style-name="T68"><text:line-break/></text:span><text:span text:style-name="T68">@ExceptionAsResponse</text:span><text:span text:style-name="T68"><text:line-break/></text:span><text:span text:style-name="T68">@Priority</text:span><text:span text:style-name="T73">(</text:span><text:span text:style-name="T68">Interceptor</text:span><text:span text:style-name="T73">.</text:span><text:span text:style-name="T71">Priority</text:span><text:span text:style-name="T73">.</text:span><text:span text:style-name="T84">APPLICATION</text:span><text:span text:style-name="T73">)</text:span><text:span text:style-name="T73"><text:line-break/></text:span><text:span text:style-name="T69">public</text:span><text:span text:style-name="T73"> </text:span><text:span text:style-name="T69">class</text:span><text:span text:style-name="T73"> </text:span><text:span text:style-name="T71">ExceptionAsResponseInterceptor</text:span><text:span text:style-name="T73"> {}</text:span><text:span text:style-name="T73"><text:line-break/></text:span><text:span text:style-name="T73"><text:line-break/></text:span><text:span text:style-name="T68">@Interceptor</text:span><text:span text:style-name="T68"><text:line-break/></text:span><text:span text:style-name="T68">@TraceLog</text:span><text:span text:style-name="T68"><text:line-break/></text:span><text:span text:style-name="T68">@Priority</text:span><text:span text:style-name="T73">(</text:span><text:span text:style-name="T68">Interceptor</text:span><text:span text:style-name="T73">.</text:span><text:span text:style-name="T71">Priority</text:span><text:span text:style-name="T73">.</text:span><text:span text:style-name="T84">APPLICATION</text:span><text:span text:style-name="T73"> + </text:span><text:span text:style-name="T84">1</text:span><text:span text:style-name="T73">)</text:span><text:span text:style-name="T73"><text:line-break/></text:span><text:span text:style-name="T69">public</text:span><text:span text:style-name="T73"> </text:span><text:span text:style-name="T69">class</text:span><text:span text:style-name="T73"> </text:span><text:span text:style-name="T71">TraceLogInterceptor</text:span><text:span text:style-name="T73"> {}</text:span><text:span text:style-name="T73"><text:line-break/></text:span><text:span text:style-name="T73"><text:line-break/></text:span><text:span text:style-name="T68">@Interceptor</text:span><text:span text:style-name="T68"><text:line-break/></text:span><text:span text:style-name="T68">@Retry</text:span><text:span text:style-name="T68"><text:line-break/></text:span><text:span text:style-name="T68">@Priority</text:span><text:span text:style-name="T73">(</text:span><text:span text:style-name="T68">Interceptor</text:span><text:span text:style-name="T73">.</text:span><text:span text:style-name="T71">Priority</text:span><text:span text:style-name="T73">.</text:span><text:span text:style-name="T84">APPLICATION</text:span><text:span text:style-name="T73"> + </text:span><text:span text:style-name="T84">2</text:span><text:span text:style-name="T73">)</text:span><text:span text:style-name="T73"><text:line-break/></text:span><text:span text:style-name="T69">public</text:span><text:span text:style-name="T73"> </text:span><text:span text:style-name="T69">class</text:span><text:span text:style-name="T73"> </text:span><text:span text:style-name="T71">RetryInterceptor</text:span><text:span text:style-name="T73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Order is important, since they can wrap each other.</text:span></text:p>
              <text:p><text:span text:style-name="T2">Highest priority is the innermost.</text:span></text:p>
              <text:p><text:span text:style-name="T2">We want to retry, log, and return response in this order.</text:span></text:p>
              <text:p><text:span text:style-name="T2"/></text:p>
            </draw:text-box>
          </draw:frame>
        </presentation:notes>
      </draw:page>
      <draw:page draw:name="page1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2"><text:span text:style-name="T3">&lt;</text:span><text:span text:style-name="T4">beans</text:span><text:span text:style-name="T5"> </text:span><text:span text:style-name="T6">xmlns</text:span><text:span text:style-name="T7">=</text:span><text:span text:style-name="T8">"</text:span><text:span text:style-name="T8"><text:a xlink:href="http://xmlns.jcp.org/xml/ns/javaee" xlink:type="simple">http://xmlns.jcp.org/xml/ns/javaee</text:a></text:span><text:span text:style-name="T8">" </text:span><text:span text:style-name="T6">xmlns:xsi</text:span><text:span text:style-name="T7">=</text:span><text:span text:style-name="T8">"</text:span><text:span text:style-name="T8"><text:a xlink:href="http://www.w3.org/2001/XMLSchema-instance" xlink:type="simple">http://www.w3.org/2001/XMLSchema-instance</text:a></text:span><text:span text:style-name="T8">" </text:span><text:span text:style-name="T6">xsi:schemaLocation</text:span><text:span text:style-name="T7">=</text:span><text:span text:style-name="T8">"http://xmlns.jcp.org/xml/ns/javaee http://xmlns.jcp.org/xml/ns/javaee/beans_1_1.xsd"</text:span><text:span text:style-name="T5"> </text:span><text:span text:style-name="T6">bean-discovery-mode</text:span><text:span text:style-name="T7">=</text:span><text:span text:style-name="T8">"all"</text:span><text:span text:style-name="T3">&gt;</text:span><text:span text:style-name="T3"><text:line-break/></text:span><text:span text:style-name="T7"> <text:s text:c="3"/></text:span><text:span text:style-name="T3">&lt;</text:span><text:span text:style-name="T4">interceptor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ExceptionAsResponse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TraceLog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Retry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3"/></text:span><text:span text:style-name="T3">&lt;/</text:span><text:span text:style-name="T4">interceptors</text:span><text:span text:style-name="T3">&gt;</text:span><text:span text:style-name="T7"><text:line-break/></text:span><text:span text:style-name="T3">&lt;/</text:span><text:span text:style-name="T4">beans</text:span><text:span text:style-name="T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Beans.xml declaration is the old legacy method.</text:p>
              <text:p>Use priority annotations instead.</text:p>
            </draw:text-box>
          </draw:frame>
        </presentation:notes>
      </draw:page>
      <draw:page draw:name="page1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rtable extension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42" draw:text-style-name="P3" draw:layer="layout" svg:width="17.271cm" svg:height="3.936cm" svg:x="2.159cm" svg:y="13.229cm" presentation:class="notes" presentation:user-transformed="true">
            <draw:text-box>
              <text:p>CDI offers a standard way to create CDI extensions.</text:p>
              <text:p>CDI Extension is complicated, if you want to create an extension you will most likely spend days on it. I highly recommend you check the CDI specification for details. And a lot and a lot of examples on the net.</text:p>
            </draw:text-box>
          </draw:frame>
        </presentation:notes>
      </draw:page>
      <draw:page draw:name="page1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class</text:span><text:span text:style-name="T22"> </text:span><text:span text:style-name="T17">MyExtension</text:span><text:span text:style-name="T22"> </text:span><text:span text:style-name="T15">implements</text:span><text:span text:style-name="T22"> </text:span><text:span text:style-name="T29">Extension</text:span><text:span text:style-name="T22"> {</text:span></text:p>
            <text:p text:style-name="P8"><text:span text:style-name="T15"/></text:p>
            <text:p text:style-name="P8"><text:span text:style-name="T22"><text:s text:c="4"/></text:span><text:span text:style-name="T17">Logger</text:span><text:span text:style-name="T22"> </text:span><text:span text:style-name="T17">logger</text:span><text:span text:style-name="T22"> = </text:span><text:span text:style-name="T17">Logger</text:span><text:span text:style-name="T22">.</text:span><text:span text:style-name="T30">getLogger</text:span><text:span text:style-name="T22">(getClass().getName());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beforeBeanDiscovery (</text:span><text:span text:style-name="T27">@Observes</text:span><text:span text:style-name="T22"> </text:span><text:span text:style-name="T29">BeforeBeanDiscovery</text:span><text:span text:style-name="T22"> </text:span><text:span text:style-name="T25">b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beginning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22">&lt;</text:span><text:span text:style-name="T17">T</text:span><text:span text:style-name="T22">&gt; </text:span><text:span text:style-name="T15">void</text:span><text:span text:style-name="T22"> processAnnotatedType (</text:span><text:span text:style-name="T27">@Observes</text:span><text:span text:style-name="T22"> </text:span><text:span text:style-name="T29">ProcessAnnotatedType</text:span><text:span text:style-name="T22">&lt;</text:span><text:span text:style-name="T17">T</text:span><text:span text:style-name="T22">&gt; </text:span><text:span text:style-name="T25">pat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scanning type: "</text:span><text:span text:style-name="T22"> + </text:span><text:span text:style-name="T25">pat</text:span><text:span text:style-name="T22">.</text:span><text:span text:style-name="T30">getAnnotatedType</text:span><text:span text:style-name="T22">().</text:span><text:span text:style-name="T30">getJavaClass</text:span><text:span text:style-name="T22">().getName());</text:span></text:p>
            <text:p text:style-name="P8"><text:span text:style-name="T15"/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afterBeanDiscovery (</text:span><text:span text:style-name="T27">@Observes</text:span><text:span text:style-name="T22"> </text:span><text:span text:style-name="T29">AfterBeanDiscovery</text:span><text:span text:style-name="T22"> </text:span><text:span text:style-name="T25">a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finished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example sits on the bean discovery process.</text:p>
              <text:p>CDI will scan the classpath for beans, and this extension can log the discovered beans.</text:p>
              <text:p/>
            </draw:text-box>
          </draw:frame>
        </presentation:notes>
      </draw:page>
      <draw:page draw:name="page1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gnore annotated beans</text:p>
          </draw:text-box>
        </draw:frame>
        <draw:frame presentation:style-name="pr5" draw:text-style-name="P27" draw:layer="layout" svg:width="25.199cm" svg:height="13.859cm" svg:x="1.4cm" svg:y="4.914cm" presentation:class="outline" presentation:user-transformed="true">
          <draw:text-box>
            <text:p text:style-name="P8"><text:span text:style-name="T126">class</text:span><text:span text:style-name="T127"> </text:span><text:span text:style-name="T128">MyExtension</text:span><text:span text:style-name="T127"> </text:span><text:span text:style-name="T126">implements</text:span><text:span text:style-name="T127"> </text:span><text:span text:style-name="T131">Extension</text:span><text:span text:style-name="T127"> {</text:span></text:p>
            <text:p text:style-name="P8"><text:span text:style-name="T129"/></text:p>
            <text:p text:style-name="P8"><text:span text:style-name="T127"><text:s text:c="4"/></text:span><text:span text:style-name="T127">&lt;</text:span><text:span text:style-name="T128">T</text:span><text:span text:style-name="T127">&gt; </text:span><text:span text:style-name="T126">void</text:span><text:span text:style-name="T127"> </text:span><text:span text:style-name="T133">processAnnotatedType</text:span><text:span text:style-name="T127"> (</text:span><text:span text:style-name="T130">@Observes</text:span><text:span text:style-name="T127"> </text:span><text:span text:style-name="T130">@WithAnnotations</text:span><text:span text:style-name="T127">({</text:span><text:span text:style-name="T130">Ignore</text:span><text:span text:style-name="T127">.</text:span><text:span text:style-name="T126">class</text:span><text:span text:style-name="T127">}) </text:span><text:span text:style-name="T131">ProcessAnnotatedType</text:span><text:span text:style-name="T127">&lt;</text:span><text:span text:style-name="T128">T</text:span><text:span text:style-name="T127">&gt; </text:span><text:span text:style-name="T134">pat</text:span><text:span text:style-name="T127">) {</text:span></text:p>
            <text:p text:style-name="P8"><text:span text:style-name="T127"><text:s text:c="8"/></text:span><text:span text:style-name="T126">if</text:span><text:span text:style-name="T127">( </text:span><text:span text:style-name="T137">pat</text:span><text:span text:style-name="T127">.</text:span><text:span text:style-name="T136">getAnnotatedType</text:span><text:span text:style-name="T127">().</text:span><text:span text:style-name="T136">isAnnotationPresent</text:span><text:span text:style-name="T127">(</text:span><text:span text:style-name="T130">Ignore</text:span><text:span text:style-name="T127">.</text:span><text:span text:style-name="T126">class</text:span><text:span text:style-name="T127">) ){</text:span></text:p>
            <text:p text:style-name="P8"><text:span text:style-name="T127"><text:s text:c="12"/></text:span><text:span text:style-name="T137">pat</text:span><text:span text:style-name="T127">.</text:span><text:span text:style-name="T136">veto</text:span><text:span text:style-name="T127">();</text:span></text:p>
            <text:p text:style-name="P8"><text:span text:style-name="T127"><text:s text:c="8"/></text:span><text:span text:style-name="T127">}</text:span></text:p>
            <text:p text:style-name="P8"><text:span text:style-name="T129"/></text:p>
            <text:p text:style-name="P8"><text:span text:style-name="T127"><text:s text:c="4"/></text:span><text:span text:style-name="T127">}</text:span></text:p>
            <text:p text:style-name="P8"><text:span text:style-name="T129"/></text:p>
            <text:p text:style-name="P8"><text:span text:style-name="T1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can veto beans with our @Ignore annotation.</text:p>
              <text:p/>
            </draw:text-box>
          </draw:frame>
        </presentation:notes>
      </draw:page>
      <draw:page draw:name="page1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quillian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arquillian.org/" xlink:type="simple">https://arquillian.org/</text:a></text:p>
              </text:list-item>
              <text:list-item>
                <text:p>JUnit runner for testing CDI application</text:p>
              </text:list-item>
              <text:list-item>
                <text:p>Works by creating custom CDI/Weld deploy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quillian example</text:p>
          </draw:text-box>
        </draw:frame>
        <draw:frame presentation:style-name="pr17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18">@RunWith</text:span><text:span text:style-name="T13">(</text:span><text:span text:style-name="T116">Arquillian</text:span><text:span text:style-name="T13">.</text:span><text:span text:style-name="T115">class</text:span><text:span text:style-name="T13">)</text:span></text:p>
            <text:p text:style-name="P8"><text:span text:style-name="T115">public</text:span><text:span text:style-name="T13"> </text:span><text:span text:style-name="T115">class</text:span><text:span text:style-name="T13"> </text:span><text:span text:style-name="T116">GreeterTest</text:span><text:span text:style-name="T13"> {</text:span></text:p>
            <text:p text:style-name="P8"><text:span text:style-name="T117"/></text:p>
            <text:p text:style-name="P8"><text:span text:style-name="T13"><text:s text:c="4"/></text:span><text:span text:style-name="T118">@Deployment</text:span></text:p>
            <text:p text:style-name="P8"><text:span text:style-name="T13"><text:s text:c="4"/></text:span><text:span text:style-name="T115">public</text:span><text:span text:style-name="T13"> </text:span><text:span text:style-name="T115">static</text:span><text:span text:style-name="T13"> </text:span><text:span text:style-name="T119">JavaArchive</text:span><text:span text:style-name="T13"> </text:span><text:span text:style-name="T121">createDeployment</text:span><text:span text:style-name="T13">() {</text:span></text:p>
            <text:p text:style-name="P8"><text:span text:style-name="T13"><text:s text:c="8"/></text:span><text:span text:style-name="T115">return</text:span><text:span text:style-name="T13"> </text:span><text:span text:style-name="T116">ShrinkWrap</text:span></text:p>
            <text:p text:style-name="P8"><text:span text:style-name="T13"><text:s text:c="12"/></text:span><text:span text:style-name="T13">.</text:span><text:span text:style-name="T125">create</text:span><text:span text:style-name="T13">(</text:span><text:span text:style-name="T119">JavaArchive</text:span><text:span text:style-name="T13">.</text:span><text:span text:style-name="T115">class</text:span><text:span text:style-name="T13">)</text:span></text:p>
            <text:p text:style-name="P8"><text:span text:style-name="T13"><text:s text:c="12"/></text:span><text:span text:style-name="T13">.</text:span><text:span text:style-name="T125">addClasses</text:span><text:span text:style-name="T13">(</text:span><text:span text:style-name="T116">Greeter</text:span><text:span text:style-name="T13">.</text:span><text:span text:style-name="T115">class</text:span><text:span text:style-name="T13">, </text:span><text:span text:style-name="T116">PhraseBuilder</text:span><text:span text:style-name="T13">.</text:span><text:span text:style-name="T115">class</text:span><text:span text:style-name="T13">)</text:span></text:p>
            <text:p text:style-name="P8"><text:span text:style-name="T13"><text:s text:c="12"/></text:span><text:span text:style-name="T13">.</text:span><text:span text:style-name="T125">addAsManifestResource</text:span><text:span text:style-name="T13">(</text:span><text:span text:style-name="T232">EmptyAsset</text:span><text:span text:style-name="T13">.</text:span><text:span text:style-name="T138">INSTANCE</text:span><text:span text:style-name="T13">, </text:span><text:span text:style-name="T122">"beans.xml"</text:span><text:span text:style-name="T13">);</text:span></text:p>
            <text:p text:style-name="P8"><text:span text:style-name="T13"><text:s text:c="4"/></text:span><text:span text:style-name="T13">}</text:span></text:p>
            <text:p text:style-name="P8"><text:span text:style-name="T117"/></text:p>
            <text:p text:style-name="P8"><text:span text:style-name="T13"><text:s text:c="4"/></text:span><text:span text:style-name="T118">@Inject</text:span></text:p>
            <text:p text:style-name="P8"><text:span text:style-name="T13"><text:s text:c="4"/></text:span><text:span text:style-name="T116">Greeter</text:span><text:span text:style-name="T13"> </text:span><text:span text:style-name="T120">greeter</text:span><text:span text:style-name="T13">;</text:span></text:p>
            <text:p text:style-name="P8"><text:span text:style-name="T117"/></text:p>
            <text:p text:style-name="P8"><text:span text:style-name="T13"><text:s text:c="4"/></text:span><text:span text:style-name="T118">@Test</text:span></text:p>
            <text:p text:style-name="P8"><text:span text:style-name="T13"><text:s text:c="4"/></text:span><text:span text:style-name="T115">public</text:span><text:span text:style-name="T13"> </text:span><text:span text:style-name="T115">void</text:span><text:span text:style-name="T13"> </text:span><text:span text:style-name="T121">should_create_greeting</text:span><text:span text:style-name="T13">() {</text:span></text:p>
            <text:p text:style-name="P8"><text:span text:style-name="T13"><text:s text:c="8"/></text:span><text:span text:style-name="T125">assertEquals</text:span><text:span text:style-name="T13">(</text:span><text:span text:style-name="T122">"Hello, Earthling!"</text:span><text:span text:style-name="T13">, </text:span><text:span text:style-name="T120">greeter</text:span><text:span text:style-name="T13">.createGreeting(</text:span><text:span text:style-name="T122">"Earthling"</text:span><text:span text:style-name="T13">));</text:span></text:p>
            <text:p text:style-name="P8"><text:span text:style-name="T13"><text:s text:c="4"/></text:span><text:span text:style-name="T13">}</text:span></text:p>
            <text:p text:style-name="P8"><text:span text:style-name="T117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DI-Unit</text:p>
          </draw:text-box>
        </draw:frame>
        <draw:frame presentation:style-name="pr35" draw:text-style-name="P3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33"><text:a xlink:href="http://bryncooke.github.io/cdi-unit/" xlink:type="simple">http://bryncooke.github.io/cdi-unit/</text:a></text:span></text:p>
              </text:list-item>
              <text:list-item>
                <text:p><text:span text:style-name="T233">JUnit runner for testing CDI applications</text:span></text:p>
              </text:list-item>
              <text:list-item>
                <text:p><text:span text:style-name="T233">Works by creating custom CDI/Weld deploy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43" draw:text-style-name="P3" draw:layer="layout" svg:width="17.271cm" svg:height="11.806cm" svg:x="2.159cm" svg:y="13.271cm" presentation:class="notes" presentation:user-transformed="true">
            <draw:text-box>
              <text:p>CDI-Unit is an open source library.</text:p>
              <text:p>Based on JUnit 4, does not support JUnit 5 yet.</text:p>
              <text:p>Creates CDI deployments for every single test case.</text:p>
              <text:p>Injects CDI dependencies, runs decorators and interceptors, you just have to configure it properly.</text:p>
              <text:p>Uses the reference implementation JBoss Weld.</text:p>
              <text:p>At IBM we used CDI-Unit everywhere in our application for unit testing and integration testing.</text:p>
            </draw:text-box>
          </draw:frame>
        </presentation:notes>
      </draw:page>
      <draw:page draw:name="page1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DI-Unit supports</text:p>
          </draw:text-box>
        </draw:frame>
        <draw:frame presentation:style-name="pr44" draw:layer="layout" svg:width="25.199cm" svg:height="12.247cm" svg:x="1.4cm" svg:y="4.914cm" presentation:class="outline" presentation:user-transformed="true">
          <draw:text-box>
            <text:list text:style-name="L3">
              <text:list-item>
                <text:p text:style-name="P14"><text:span text:style-name="T233">Mockito via @Mock, @Spy</text:span></text:p>
              </text:list-item>
              <text:list-item>
                <text:p text:style-name="P14"><text:span text:style-name="T233">Custom deployments via @AdditionalClasses, @AdditionalClassPaths, @AdditionalPackages, @IgnoredClasses</text:span></text:p>
              </text:list-item>
              <text:list-item>
                <text:p text:style-name="P14"><text:span text:style-name="T233">Scopes via @InRequestScope, @InSessionScope, @InConversationScope</text:span></text:p>
              </text:list-item>
              <text:list-item>
                <text:p text:style-name="P14"><text:span text:style-name="T233">Alternatives via @EnabledAlternatives, @ProducesAlternative</text:span></text:p>
              </text:list-item>
              <text:list-item>
                <text:p text:style-name="P14"><text:span text:style-name="T233">Java technologies via @SupportEjb, @SupportJaxRs, @SupportDeltaspike* annot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eeterClient</text:p>
          </draw:text-box>
        </draw:frame>
        <draw:frame presentation:style-name="pr24" draw:text-style-name="P20" draw:layer="layout" svg:width="25.199cm" svg:height="14.111cm" svg:x="1.4cm" svg:y="4.783cm" presentation:class="outline" presentation:user-transformed="true">
          <draw:text-box>
            <text:p text:style-name="P8"><text:span text:style-name="T68">@ApplicationScoped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Instance</text:span><text:span text:style-name="T70">&lt;</text:span><text:span text:style-name="T71">String</text:span><text:span text:style-name="T70">&gt; </text:span><text:span text:style-name="T75">user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8">@Inject</text:span></text:p>
            <text:p text:style-name="P8"><text:span text:style-name="T70"><text:s text:c="4"/></text:span><text:span text:style-name="T69">private</text:span><text:span text:style-name="T70"> </text:span><text:span text:style-name="T74">EmailService</text:span><text:span text:style-name="T70"> </text:span><text:span text:style-name="T75">email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greet</text:span><text:span text:style-name="T70"> () {</text:span></text:p>
            <text:p text:style-name="P8"><text:span text:style-name="T70"><text:s text:c="8"/></text:span><text:span text:style-name="T75">email</text:span><text:span text:style-name="T70">.</text:span><text:span text:style-name="T144">send</text:span><text:span text:style-name="T70">(</text:span><text:span text:style-name="T75">user</text:span><text:span text:style-name="T70">.</text:span><text:span text:style-name="T144">get</text:span><text:span text:style-name="T70">() + </text:span><text:span text:style-name="T77">" said "</text:span><text:span text:style-name="T70"> + </text:span><text:span text:style-name="T75">hello</text:span><text:span text:style-name="T70">.</text:span><text:span text:style-name="T144">hello</text:span><text:span text:style-name="T70">()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We have a very standard CDI bean GreeterClient.</text:p>
              <text:p>The greet method sends an email, with the username and the greeting. For example “Frigo said bonjour”, depending on the implementations.</text:p>
              <text:p/>
            </draw:text-box>
          </draw:frame>
        </presentation:notes>
      </draw:page>
      <draw:page draw:name="page1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eeterClientTest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8">@RunWith</text:span><text:span text:style-name="T70">(</text:span><text:span text:style-name="T71">CdiRunner</text:span><text:span text:style-name="T70">.</text:span><text:span text:style-name="T69">class</text:span><text:span text:style-name="T70">)</text:span></text:p>
            <text:p text:style-name="P8"><text:span text:style-name="T69">public</text:span><text:span text:style-name="T70"> </text:span><text:span text:style-name="T69">class</text:span><text:span text:style-name="T70"> </text:span><text:span text:style-name="T71">GreeterClientTest</text:span><text:span text:style-name="T70"> {</text:span></text:p>
            <text:p text:style-name="P8"><text:span text:style-name="T72"/></text:p>
            <text:p text:style-name="P8"><text:span text:style-name="T70"><text:s text:c="4"/></text:span><text:span text:style-name="T68">@Produces</text:span><text:span text:style-name="T70"> </text:span><text:span text:style-name="T69">private</text:span><text:span text:style-name="T70"> </text:span><text:span text:style-name="T71">String</text:span><text:span text:style-name="T70"> </text:span><text:span text:style-name="T75">user</text:span><text:span text:style-name="T70"> = </text:span><text:span text:style-name="T77">"Frigo"</text:span><text:span text:style-name="T70">;</text:span></text:p>
            <text:p text:style-name="P8"><text:span text:style-name="T70"><text:s text:c="4"/></text:span><text:span text:style-name="T68">@Produces</text:span><text:span text:style-name="T70"> </text:span><text:span text:style-name="T68">@Mock</text:span><text:span text:style-name="T70"> </text:span><text:span text:style-name="T69">private</text:span><text:span text:style-name="T70"> </text:span><text:span text:style-name="T74">HelloService</text:span><text:span text:style-name="T70"> </text:span><text:span text:style-name="T75">hello</text:span><text:span text:style-name="T70">;</text:span></text:p>
            <text:p text:style-name="P8"><text:span text:style-name="T70"><text:s text:c="4"/></text:span><text:span text:style-name="T68">@Produces</text:span><text:span text:style-name="T70"> </text:span><text:span text:style-name="T68">@Mock</text:span><text:span text:style-name="T70"> </text:span><text:span text:style-name="T69">private</text:span><text:span text:style-name="T70"> </text:span><text:span text:style-name="T74">EmailService</text:span><text:span text:style-name="T70"> </text:span><text:span text:style-name="T75">email</text:span><text:span text:style-name="T70">;</text:span></text:p>
            <text:p text:style-name="P8"><text:span text:style-name="T70"><text:s text:c="4"/></text:span><text:span text:style-name="T68">@Inject</text:span><text:span text:style-name="T70"> </text:span><text:span text:style-name="T69">private</text:span><text:span text:style-name="T70"> </text:span><text:span text:style-name="T71">GreeterClient</text:span><text:span text:style-name="T70"> </text:span><text:span text:style-name="T75">greeter</text:span><text:span text:style-name="T70">;</text:span></text:p>
            <text:p text:style-name="P8"><text:span text:style-name="T72"/></text:p>
            <text:p text:style-name="P8"><text:span text:style-name="T70"><text:s text:c="4"/></text:span><text:span text:style-name="T68">@Test</text:span></text:p>
            <text:p text:style-name="P8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3">greet_test</text:span><text:span text:style-name="T70"> () {</text:span></text:p>
            <text:p text:style-name="P8"><text:span text:style-name="T70"><text:s text:c="8"/></text:span><text:span text:style-name="T71">Mockito</text:span><text:span text:style-name="T70">.</text:span><text:span text:style-name="T144">doReturn</text:span><text:span text:style-name="T70">(</text:span><text:span text:style-name="T77">"Bonjour"</text:span><text:span text:style-name="T70">).</text:span><text:span text:style-name="T144">when</text:span><text:span text:style-name="T70">(</text:span><text:span text:style-name="T75">hello</text:span><text:span text:style-name="T70">).</text:span><text:span text:style-name="T144">hello</text:span><text:span text:style-name="T70">();</text:span></text:p>
            <text:p text:style-name="P8"><text:span text:style-name="T70"><text:s text:c="8"/></text:span><text:span text:style-name="T75">greeter</text:span><text:span text:style-name="T70">.greet();</text:span></text:p>
            <text:p text:style-name="P8"><text:span text:style-name="T70"><text:s text:c="8"/></text:span><text:span text:style-name="T71">Mockito</text:span><text:span text:style-name="T70">.</text:span><text:span text:style-name="T144">verify</text:span><text:span text:style-name="T70">(</text:span><text:span text:style-name="T75">email</text:span><text:span text:style-name="T70">).</text:span><text:span text:style-name="T144">send</text:span><text:span text:style-name="T70">(</text:span><text:span text:style-name="T77">"Frigo said Bonjour"</text:span><text:span text:style-name="T70">);</text:span></text:p>
            <text:p text:style-name="P8"><text:span text:style-name="T70"><text:s text:c="4"/></text:span><text:span text:style-name="T70">}</text:span></text:p>
            <text:p text:style-name="P8"><text:span text:style-name="T72"/></text:p>
            <text:p text:style-name="P8"><text:span text:style-name="T7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We have a test class for GreeterClient.</text:p>
              <text:p>We tell JUnit to use CDI-Unit for running this test class.</text:p>
              <text:p>We declare some dependencies with producer fields.</text:p>
              <text:p>User is a string and the services are Mockito mocks.</text:p>
              <text:p>GreeterClient is the real implementation under test.</text:p>
              <text:p>In the test we mock HelloService to return “Bonjour”.</text:p>
              <text:p>We invoke the greet method of the GreeterClient.</text:p>
              <text:p>We verify the email was sent with “Frigo said Bonjour”.</text:p>
              <text:p/>
            </draw:text-box>
          </draw:frame>
        </presentation:notes>
      </draw:page>
      <draw:page draw:name="page12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oaster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github.com/i-Cell-Mobilsoft-Open-Source/roaster" xlink:type="simple">https://github.com/i-Cell-Mobilsoft-Open-Source/roaster</text:a></text:p>
              </text:list-item>
              <text:list-item>
                <text:p>I-Cell Mobilsoft open source product</text:p>
              </text:list-item>
              <text:list-item>
                <text:p>Works by creating custom CDI/Weld deployments</text:p>
              </text:list-item>
              <text:list-item>
                <text:p text:style-name="P14">Based on JUnit5 @EnableWeld annotation</text:p>
              </text:list-item>
              <text:list-item>
                <text:p>Base classes for unit and integration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eWeldUnitType</text:p>
          </draw:text-box>
        </draw:frame>
        <draw:frame presentation:style-name="pr45" draw:text-style-name="P37" draw:layer="layout" svg:width="25.199cm" svg:height="12.268cm" svg:x="1.4cm" svg:y="6.205cm" presentation:class="outline" presentation:user-transformed="true">
          <draw:text-box>
            <text:p text:style-name="P8"><text:span text:style-name="T181">@EnableWeld</text:span></text:p>
            <text:p text:style-name="P8"><text:span text:style-name="T174">public</text:span><text:span text:style-name="T175"> </text:span><text:span text:style-name="T174">abstract</text:span><text:span text:style-name="T175"> </text:span><text:span text:style-name="T174">class</text:span><text:span text:style-name="T175"> </text:span><text:span text:style-name="T180">BaseWeldUnitType</text:span><text:span text:style-name="T175"> {</text:span></text:p>
            <text:p text:style-name="P8"><text:span text:style-name="T178"/></text:p>
            <text:p text:style-name="P8"><text:span text:style-name="T175"><text:s text:c="4"/></text:span><text:span text:style-name="T181">@WeldSetup</text:span></text:p>
            <text:p text:style-name="P8"><text:span text:style-name="T175"><text:s text:c="4"/></text:span><text:span text:style-name="T174">private</text:span><text:span text:style-name="T175"> </text:span><text:span text:style-name="T176">WeldInitiator</text:span><text:span text:style-name="T175"> </text:span><text:span text:style-name="T234">weldInitiator</text:span><text:span text:style-name="T175"> = initWeld();</text:span></text:p>
            <text:p text:style-name="P8"><text:span text:style-name="T178"/></text:p>
            <text:p text:style-name="P8"><text:span text:style-name="T175"><text:s text:c="4"/></text:span><text:span text:style-name="T174">private</text:span><text:span text:style-name="T175"> </text:span><text:span text:style-name="T176">WeldInitiator</text:span><text:span text:style-name="T175"> </text:span><text:span text:style-name="T179">initWeld</text:span><text:span text:style-name="T175">() {</text:span></text:p>
            <text:p text:style-name="P8"><text:span text:style-name="T175"><text:s text:c="8"/></text:span><text:span text:style-name="T181">@SuppressWarnings</text:span><text:span text:style-name="T175">(</text:span><text:span text:style-name="T235">"unchecked"</text:span><text:span text:style-name="T175">)</text:span></text:p>
            <text:p text:style-name="P8"><text:span text:style-name="T175"><text:s text:c="8"/></text:span><text:span text:style-name="T176">Weld</text:span><text:span text:style-name="T175"> </text:span><text:span text:style-name="T184">weld</text:span><text:span text:style-name="T175"> = </text:span><text:span text:style-name="T176">WeldInitiator</text:span><text:span text:style-name="T175">.</text:span><text:span text:style-name="T236">createWeld</text:span><text:span text:style-name="T175">()</text:span><text:span text:style-name="T182">//</text:span></text:p>
            <text:p text:style-name="P8"><text:span text:style-name="T175"><text:s text:c="16"/></text:span><text:span text:style-name="T175">.enableDiscovery() </text:span><text:span text:style-name="T182">//</text:span></text:p>
            <text:p text:style-name="P8"><text:span text:style-name="T175"><text:s text:c="8"/></text:span><text:span text:style-name="T175">;</text:span></text:p>
            <text:p text:style-name="P8"><text:span text:style-name="T175"><text:s text:c="8"/></text:span><text:span text:style-name="T237">configureWeld</text:span><text:span text:style-name="T175">(</text:span><text:span text:style-name="T185">weld</text:span><text:span text:style-name="T175">);</text:span></text:p>
            <text:p text:style-name="P8"><text:span text:style-name="T178"/></text:p>
            <text:p text:style-name="P8"><text:span text:style-name="T175"><text:s text:c="8"/></text:span><text:span text:style-name="T176">WeldInitiator</text:span><text:span text:style-name="T175">.</text:span><text:span text:style-name="T176">Builder</text:span><text:span text:style-name="T175"> </text:span><text:span text:style-name="T184">weldInitiatorBuilder</text:span><text:span text:style-name="T175"> = </text:span><text:span text:style-name="T176">WeldInitiator</text:span><text:span text:style-name="T175">.</text:span><text:span text:style-name="T236">from</text:span><text:span text:style-name="T175">(</text:span><text:span text:style-name="T185">weld</text:span><text:span text:style-name="T175">);</text:span></text:p>
            <text:p text:style-name="P8"><text:span text:style-name="T175"><text:s text:c="8"/></text:span><text:span text:style-name="T185">weldInitiatorBuilder</text:span><text:span text:style-name="T175">.activate(</text:span><text:span text:style-name="T181">RequestScoped</text:span><text:span text:style-name="T175">.</text:span><text:span text:style-name="T174">class</text:span><text:span text:style-name="T175">);</text:span></text:p>
            <text:p text:style-name="P8"><text:span text:style-name="T175"><text:s text:c="8"/></text:span><text:span text:style-name="T175">configureWeldInitiatorBuilder(</text:span><text:span text:style-name="T185">weldInitiatorBuilder</text:span><text:span text:style-name="T175">);</text:span></text:p>
            <text:p text:style-name="P8"><text:span text:style-name="T175"><text:s text:c="8"/></text:span><text:span text:style-name="T174">return</text:span><text:span text:style-name="T175"> </text:span><text:span text:style-name="T185">weldInitiatorBuilder</text:span><text:span text:style-name="T175">.build();</text:span></text:p>
            <text:p text:style-name="P8"><text:span text:style-name="T175"><text:s text:c="4"/></text:span><text:span text:style-name="T175">}</text:span></text:p>
            <text:p text:style-name="P8"><text:span text:style-name="T178"/></text:p>
            <text:p text:style-name="P8"><text:span text:style-name="T175"><text:s text:c="4"/></text:span><text:span text:style-name="T181">@Deprecated</text:span><text:span text:style-name="T175">(since = </text:span><text:span text:style-name="T235">"0.2.0"</text:span><text:span text:style-name="T175">, forRemoval = </text:span><text:span text:style-name="T174">true</text:span><text:span text:style-name="T175">)</text:span></text:p>
            <text:p text:style-name="P8"><text:span text:style-name="T175"><text:s text:c="4"/></text:span><text:span text:style-name="T174">protected</text:span><text:span text:style-name="T175"> </text:span><text:span text:style-name="T174">void</text:span><text:span text:style-name="T175"> </text:span><text:span text:style-name="T237">configureWeld</text:span><text:span text:style-name="T175">(</text:span><text:span text:style-name="T176">Weld</text:span><text:span text:style-name="T175"> </text:span><text:span text:style-name="T184">weld</text:span><text:span text:style-name="T175">) {</text:span></text:p>
            <text:p text:style-name="P8"><text:span text:style-name="T178"/></text:p>
            <text:p text:style-name="P8"><text:span text:style-name="T175"><text:s text:c="4"/></text:span><text:span text:style-name="T175">}</text:span></text:p>
            <text:p text:style-name="P8"><text:span text:style-name="T178"/></text:p>
            <text:p text:style-name="P8"><text:span text:style-name="T175"><text:s text:c="4"/></text:span><text:span text:style-name="T174">protected</text:span><text:span text:style-name="T175"> </text:span><text:span text:style-name="T174">void</text:span><text:span text:style-name="T175"> </text:span><text:span text:style-name="T179">configureWeldInitiatorBuilder</text:span><text:span text:style-name="T175">(</text:span><text:span text:style-name="T176">WeldInitiator</text:span><text:span text:style-name="T175">.</text:span><text:span text:style-name="T176">Builder</text:span><text:span text:style-name="T175"> </text:span><text:span text:style-name="T184">weldInitiatorBuilder</text:span><text:span text:style-name="T175">) {</text:span></text:p>
            <text:p text:style-name="P8"><text:span text:style-name="T178"/></text:p>
            <text:p text:style-name="P8"><text:span text:style-name="T175"><text:s text:c="4"/></text:span><text:span text:style-name="T175">}</text:span></text:p>
            <text:p text:style-name="P8"><text:span text:style-name="T178"/></text:p>
            <text:p text:style-name="P8"><text:span text:style-name="T17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eConfigurableWeldIt</text:p>
          </draw:text-box>
        </draw:frame>
        <draw:frame presentation:style-name="pr46" draw:text-style-name="P25" draw:layer="layout" svg:width="25.199cm" svg:height="12.691cm" svg:x="1.4cm" svg:y="6.241cm" presentation:class="outline" presentation:user-transformed="true">
          <draw:text-box>
            <text:p text:style-name="P8"><text:span text:style-name="T181">@EnableWeld</text:span></text:p>
            <text:p text:style-name="P8"><text:span text:style-name="T174">public</text:span><text:span text:style-name="T175"> </text:span><text:span text:style-name="T174">abstract</text:span><text:span text:style-name="T175"> </text:span><text:span text:style-name="T174">class</text:span><text:span text:style-name="T175"> </text:span><text:span text:style-name="T180">BaseConfigurableWeldIT</text:span><text:span text:style-name="T175"> {</text:span></text:p>
            <text:p text:style-name="P8"><text:span text:style-name="T178"/></text:p>
            <text:p text:style-name="P8"><text:span text:style-name="T175"><text:s text:c="4"/></text:span><text:span text:style-name="T181">@WeldSetup</text:span></text:p>
            <text:p text:style-name="P8"><text:span text:style-name="T175"><text:s text:c="4"/></text:span><text:span text:style-name="T174">private</text:span><text:span text:style-name="T175"> </text:span><text:span text:style-name="T176">WeldInitiator</text:span><text:span text:style-name="T175"> </text:span><text:span text:style-name="T234">weldInitiator</text:span><text:span text:style-name="T175"> = initWeld();</text:span></text:p>
            <text:p text:style-name="P8"><text:span text:style-name="T178"/></text:p>
            <text:p text:style-name="P8"><text:span text:style-name="T175"><text:s text:c="4"/></text:span><text:span text:style-name="T174">private</text:span><text:span text:style-name="T175"> </text:span><text:span text:style-name="T176">WeldInitiator</text:span><text:span text:style-name="T175"> </text:span><text:span text:style-name="T179">initWeld</text:span><text:span text:style-name="T175">() {</text:span></text:p>
            <text:p text:style-name="P8"><text:span text:style-name="T175"><text:s text:c="8"/></text:span><text:span text:style-name="T181">@SuppressWarnings</text:span><text:span text:style-name="T175">(</text:span><text:span text:style-name="T235">"unchecked"</text:span><text:span text:style-name="T175">)</text:span></text:p>
            <text:p text:style-name="P8"><text:span text:style-name="T175"><text:s text:c="8"/></text:span><text:span text:style-name="T176">Weld</text:span><text:span text:style-name="T175"> </text:span><text:span text:style-name="T184">weld</text:span><text:span text:style-name="T175"> = </text:span><text:span text:style-name="T176">WeldInitiator</text:span><text:span text:style-name="T175">.</text:span><text:span text:style-name="T236">createWeld</text:span><text:span text:style-name="T175">()</text:span><text:span text:style-name="T182">//</text:span></text:p>
            <text:p text:style-name="P8"><text:span text:style-name="T175"><text:s text:c="16"/></text:span><text:span text:style-name="T175">.enableDiscovery() </text:span><text:span text:style-name="T182">//</text:span></text:p>
            <text:p text:style-name="P8"><text:span text:style-name="T175"><text:s text:c="16"/></text:span><text:span text:style-name="T175">.addExtensions(</text:span><text:span text:style-name="T176">ConfigExtension</text:span><text:span text:style-name="T175">.</text:span><text:span text:style-name="T174">class</text:span><text:span text:style-name="T175">);</text:span></text:p>
            <text:p text:style-name="P8"><text:span text:style-name="T175"><text:s text:c="8"/></text:span><text:span text:style-name="T175">;</text:span></text:p>
            <text:p text:style-name="P8"><text:span text:style-name="T175"><text:s text:c="8"/></text:span><text:span text:style-name="T237">configureWeld</text:span><text:span text:style-name="T175">(</text:span><text:span text:style-name="T185">weld</text:span><text:span text:style-name="T175">);</text:span></text:p>
            <text:p text:style-name="P8"><text:span text:style-name="T178"/></text:p>
            <text:p text:style-name="P8"><text:span text:style-name="T175"><text:s text:c="8"/></text:span><text:span text:style-name="T176">WeldInitiator</text:span><text:span text:style-name="T175">.</text:span><text:span text:style-name="T176">Builder</text:span><text:span text:style-name="T175"> </text:span><text:span text:style-name="T184">weldInitiatorBuilder</text:span><text:span text:style-name="T175"> = </text:span><text:span text:style-name="T176">WeldInitiator</text:span><text:span text:style-name="T175">.</text:span><text:span text:style-name="T236">from</text:span><text:span text:style-name="T175">(</text:span><text:span text:style-name="T185">weld</text:span><text:span text:style-name="T175">);</text:span></text:p>
            <text:p text:style-name="P8"><text:span text:style-name="T175"><text:s text:c="8"/></text:span><text:span text:style-name="T185">weldInitiatorBuilder</text:span><text:span text:style-name="T175">.activate(</text:span><text:span text:style-name="T181">RequestScoped</text:span><text:span text:style-name="T175">.</text:span><text:span text:style-name="T174">class</text:span><text:span text:style-name="T175">);</text:span></text:p>
            <text:p text:style-name="P8"><text:span text:style-name="T175"><text:s text:c="8"/></text:span><text:span text:style-name="T175">configureWeldInitiatorBuilder(</text:span><text:span text:style-name="T185">weldInitiatorBuilder</text:span><text:span text:style-name="T175">);</text:span></text:p>
            <text:p text:style-name="P8"><text:span text:style-name="T175"><text:s text:c="8"/></text:span><text:span text:style-name="T174">return</text:span><text:span text:style-name="T175"> </text:span><text:span text:style-name="T185">weldInitiatorBuilder</text:span><text:span text:style-name="T175">.build();</text:span></text:p>
            <text:p text:style-name="P8"><text:span text:style-name="T175"><text:s text:c="4"/></text:span><text:span text:style-name="T175">}</text:span></text:p>
            <text:p text:style-name="P8"><text:span text:style-name="T178"/></text:p>
            <text:p text:style-name="P8"><text:span text:style-name="T175"><text:s text:c="4"/></text:span><text:span text:style-name="T181">@Deprecated</text:span><text:span text:style-name="T175">(since = </text:span><text:span text:style-name="T235">"0.2.0"</text:span><text:span text:style-name="T175">, forRemoval = </text:span><text:span text:style-name="T174">true</text:span><text:span text:style-name="T175">)</text:span></text:p>
            <text:p text:style-name="P8"><text:span text:style-name="T175"><text:s text:c="4"/></text:span><text:span text:style-name="T174">protected</text:span><text:span text:style-name="T175"> </text:span><text:span text:style-name="T174">void</text:span><text:span text:style-name="T175"> </text:span><text:span text:style-name="T237">configureWeld</text:span><text:span text:style-name="T175">(</text:span><text:span text:style-name="T176">Weld</text:span><text:span text:style-name="T175"> </text:span><text:span text:style-name="T184">weld</text:span><text:span text:style-name="T175">) {</text:span></text:p>
            <text:p text:style-name="P8"><text:span text:style-name="T178"/></text:p>
            <text:p text:style-name="P8"><text:span text:style-name="T175"><text:s text:c="4"/></text:span><text:span text:style-name="T175">}</text:span></text:p>
            <text:p text:style-name="P8"><text:span text:style-name="T178"/></text:p>
            <text:p text:style-name="P8"><text:span text:style-name="T175"><text:s text:c="4"/></text:span><text:span text:style-name="T174">protected</text:span><text:span text:style-name="T175"> </text:span><text:span text:style-name="T174">void</text:span><text:span text:style-name="T175"> </text:span><text:span text:style-name="T179">configureWeldInitiatorBuilder</text:span><text:span text:style-name="T175">(</text:span><text:span text:style-name="T176">WeldInitiator</text:span><text:span text:style-name="T175">.</text:span><text:span text:style-name="T176">Builder</text:span><text:span text:style-name="T175"> </text:span><text:span text:style-name="T184">weldInitiatorBuilder</text:span><text:span text:style-name="T175">) {</text:span></text:p>
            <text:p text:style-name="P8"><text:span text:style-name="T178"/></text:p>
            <text:p text:style-name="P8"><text:span text:style-name="T175"><text:s text:c="4"/></text:span><text:span text:style-name="T175">}</text:span></text:p>
            <text:p text:style-name="P8"><text:span text:style-name="T178"/></text:p>
            <text:p text:style-name="P8"><text:span text:style-name="T17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5" draw:text-style-name="P3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38"><text:a xlink:href="https://github.com/cdi-spec" xlink:type="simple">https://github.com/cdi-spec</text:a></text:span></text:p>
              </text:list-item>
              <text:list-item>
                <text:p><text:span text:style-name="T238"><text:a xlink:href="https://github.com/weld" xlink:type="simple">https://github.com/weld</text:a></text:span></text:p>
              </text:list-item>
              <text:list-item>
                <text:p><text:span text:style-name="T238"><text:a xlink:href="https://www.baeldung.com/java-ee-cdi" xlink:type="simple">https://www.baeldung.com/java-ee-cdi</text:a></text:span></text:p>
              </text:list-item>
              <text:list-item>
                <text:p><text:span text:style-name="T238"><text:a xlink:href="https://www.javacodegeeks.com/cdi-tutorials" xlink:type="simple">https://www.javacodegeeks.com/cdi-tutorials</text:a></text:span></text:p>
              </text:list-item>
              <text:list-item>
                <text:p><text:span text:style-name="T238"><text:a xlink:href="https://dzone.com/refcardz/contexts-and-depencency" xlink:type="simple">https://dzone.com/refcardz/contexts-and-depencency</text:a></text:span></text:p>
              </text:list-item>
              <text:list-item>
                <text:p><text:span text:style-name="T238"><text:a xlink:href="http://next-presso.com/" xlink:type="simple">http://next-presso.com/</text:a></text:span></text:p>
              </text:list-item>
              <text:list-item>
                <text:p><text:span text:style-name="T238"><text:a xlink:href="https://javaee.github.io/tutorial/cdi-basic.html" xlink:type="simple">https://javaee.github.io/tutorial/cdi-basic.html</text:a></text:span></text:p>
              </text:list-item>
              <text:list-item>
                <text:p><text:span text:style-name="T238">StackOverflow, Google, practice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 want more resources on CDI, I highly recommend the CDI specification, it is always updated, at the moment 4.0 is the newest.</text:p>
              <text:p>You can also check the reference implementation which is on github.</text:p>
              <text:p>Baeldung has a good tutorial on CDI.</text:p>
              <text:p>Java Code Geeks as well.</text:p>
              <text:p>DZone has a reference card on CDI.</text:p>
              <text:p>And there is this next-presso website that I have found.</text:p>
              <text:p>And I have also found a random CDI tutorial on github.</text:p>
              <text:p>And as usual StackOverflow, Google, and lots and lots of practice are your friends.</text:p>
            </draw:text-box>
          </draw:frame>
        </presentation:notes>
      </draw:page>
      <draw:page draw:name="page13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ank you!</text:p>
          </draw:text-box>
        </draw:frame>
        <draw:frame presentation:style-name="pr3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That is the end of my presentation, thank you very much for your attention and patience.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08T21:31:12.54</meta:creation-date>
    <meta:editing-duration>P2DT20H17M22S</meta:editing-duration>
    <meta:editing-cycles>804</meta:editing-cycles>
    <meta:generator>LibreOffice/7.5.2.2$Windows_X86_64 LibreOffice_project/53bb9681a964705cf672590721dbc85eb4d0c3a2</meta:generator>
    <dc:date>2023-04-03T21:24:08.877000000</dc:date>
    <meta:document-statistic meta:object-count="545"/>
  </office:meta>
</office:document-meta>
</file>